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67d" officeooo:paragraph-rsid="000776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STING <text:s text:c="2"/>SIZE = 2000<text:tab/><text:tab/><text:tab/><text:tab/><text:tab/><text:tab/><text:tab/><text:tab/><text:tab/></text:p>
      <text:p text:style-name="P1"><text:tab/><text:tab/><text:tab/><text:tab/><text:tab/><text:tab/><text:tab/><text:tab/><text:tab/><text:tab/><text:tab/>########################</text:p>
      <text:p text:style-name="P1"><text:tab/></text:p>
      <text:p text:style-name="P1"><text:s text:c="12"/>##### <text:s text:c="4"/>testing <text:s/>set <text:s text:c="3"/>######</text:p>
      <text:p text:style-name="P1"><text:tab/><text:tab/><text:tab/><text:tab/><text:tab/><text:tab/><text:tab/><text:tab/><text:tab/><text:tab/><text:tab/>########################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 DEFAULT SETTINGS</text:p>
      <text:p text:style-name="P1"/>
      <text:p text:style-name="P1">=== Run information ===</text:p>
      <text:p text:style-name="P1"/>
      <text:p text:style-name="P1">Scheme:weka.classifiers.trees.J48 -C 0.25 -M 2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<text:soft-page-break/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</text:p>
      <text:p text:style-name="P1">| <text:s text:c="2"/>| <text:s text:c="2"/>| <text:s text:c="2"/>22 &lt;= 5</text:p>
      <text:p text:style-name="P1">| <text:s text:c="2"/>| <text:s text:c="2"/>| <text:s text:c="2"/>| <text:s text:c="2"/>18 &lt;= 1: 3 (3.0)</text:p>
      <text:p text:style-name="P1">| <text:s text:c="2"/>| <text:s text:c="2"/>| <text:s text:c="2"/>| <text:s text:c="2"/>18 &gt; 1</text:p>
      <text:p text:style-name="P1">| <text:s text:c="2"/>| <text:s text:c="2"/>| <text:s text:c="2"/>| <text:s text:c="2"/>| <text:s text:c="2"/>4 &lt;= 11</text:p>
      <text:p text:style-name="P1">| <text:s text:c="2"/>| <text:s text:c="2"/>| <text:s text:c="2"/>| <text:s text:c="2"/>| <text:s text:c="2"/>| <text:s text:c="2"/>2 &lt;= 12: 1 (2.0/1.0)</text:p>
      <text:p text:style-name="P1">| <text:s text:c="2"/>| <text:s text:c="2"/>| <text:s text:c="2"/>| <text:s text:c="2"/>| <text:s text:c="2"/>| <text:s text:c="2"/>2 &gt; 12: 2 (2.0)</text:p>
      <text:p text:style-name="P1">| <text:s text:c="2"/>| <text:s text:c="2"/>| <text:s text:c="2"/>| <text:s text:c="2"/>| <text:s text:c="2"/>4 &gt; 11: 5 (51.0)</text:p>
      <text:p text:style-name="P1">| <text:s text:c="2"/>| <text:s text:c="2"/>| <text:s text:c="2"/>22 &gt; 5: 0 (2.0)</text:p>
      <text:p text:style-name="P1">| <text:s text:c="2"/>| <text:s text:c="2"/>21 &gt; 7</text:p>
      <text:p text:style-name="P1">| <text:s text:c="2"/>| <text:s text:c="2"/>| <text:s text:c="2"/>33 &lt;= 3: 9 (101.0/3.0)</text:p>
      <text:p text:style-name="P1">| <text:s text:c="2"/>| <text:s text:c="2"/>| <text:s text:c="2"/>33 &gt; 3: 0 (4.0/1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0.0)</text:p>
      <text:p text:style-name="P1">| <text:s text:c="2"/>| <text:s text:c="2"/>| <text:s text:c="2"/>54 &gt; 0: 2 (14.0)</text:p>
      <text:p text:style-name="P1">| <text:s text:c="2"/>| <text:s text:c="2"/>45 &gt; 0</text:p>
      <text:p text:style-name="P1"><text:soft-page-break/>| <text:s text:c="2"/>| <text:s text:c="2"/>| <text:s text:c="2"/>21 &lt;= 5</text:p>
      <text:p text:style-name="P1">| <text:s text:c="2"/>| <text:s text:c="2"/>| <text:s text:c="2"/>| <text:s text:c="2"/>14 &lt;= 1</text:p>
      <text:p text:style-name="P1">| <text:s text:c="2"/>| <text:s text:c="2"/>| <text:s text:c="2"/>| <text:s text:c="2"/>| <text:s text:c="2"/>30 &lt;= 5</text:p>
      <text:p text:style-name="P1">| <text:s text:c="2"/>| <text:s text:c="2"/>| <text:s text:c="2"/>| <text:s text:c="2"/>| <text:s text:c="2"/>| <text:s text:c="2"/>38 &lt;= 9: 6 (15.0/1.0)</text:p>
      <text:p text:style-name="P1">| <text:s text:c="2"/>| <text:s text:c="2"/>| <text:s text:c="2"/>| <text:s text:c="2"/>| <text:s text:c="2"/>| <text:s text:c="2"/>38 &gt; 9: 4 (3.0/1.0)</text:p>
      <text:p text:style-name="P1">| <text:s text:c="2"/>| <text:s text:c="2"/>| <text:s text:c="2"/>| <text:s text:c="2"/>| <text:s text:c="2"/>30 &gt; 5: 4 (11.0)</text:p>
      <text:p text:style-name="P1">| <text:s text:c="2"/>| <text:s text:c="2"/>| <text:s text:c="2"/>| <text:s text:c="2"/>14 &gt; 1: 0 (4.0)</text:p>
      <text:p text:style-name="P1">| <text:s text:c="2"/>| <text:s text:c="2"/>| <text:s text:c="2"/>21 &gt; 5</text:p>
      <text:p text:style-name="P1">| <text:s text:c="2"/>| <text:s text:c="2"/>| <text:s text:c="2"/>| <text:s text:c="2"/>28 &lt;= 8: 0 (306.0/1.0)</text:p>
      <text:p text:style-name="P1">| <text:s text:c="2"/>| <text:s text:c="2"/>| <text:s text:c="2"/>| <text:s text:c="2"/>28 &gt; 8</text:p>
      <text:p text:style-name="P1">| <text:s text:c="2"/>| <text:s text:c="2"/>| <text:s text:c="2"/>| <text:s text:c="2"/>| <text:s text:c="2"/>1 &lt;= 0: 0 (2.0/1.0)</text:p>
      <text:p text:style-name="P1">| <text:s text:c="2"/>| <text:s text:c="2"/>| <text:s text:c="2"/>| <text:s text:c="2"/>| <text:s text:c="2"/>1 &gt; 0: 8 (2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7: 1 (5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37 &lt;= 5: 2 (74.0)</text:p>
      <text:p text:style-name="P1">| <text:s text:c="2"/>| <text:s text:c="2"/>| <text:s text:c="2"/>| <text:s text:c="2"/>| <text:s text:c="2"/>| <text:s text:c="2"/>| <text:s text:c="2"/>| <text:s text:c="2"/>37 &gt; 5: 3 (2.0/1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</text:p>
      <text:p text:style-name="P1">| <text:s text:c="2"/>| <text:s text:c="2"/>| <text:s text:c="2"/>| <text:s text:c="2"/>| <text:s text:c="2"/>| <text:s text:c="2"/>3 &lt;= 11: 5 (2.0/1.0)</text:p>
      <text:p text:style-name="P1">| <text:s text:c="2"/>| <text:s text:c="2"/>| <text:s text:c="2"/>| <text:s text:c="2"/>| <text:s text:c="2"/>| <text:s text:c="2"/>3 &gt; 11: 3 (26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30 &lt;= 4</text:p>
      <text:p text:style-name="P1">| <text:s text:c="2"/>| <text:s text:c="2"/>| <text:s text:c="2"/>| <text:s text:c="2"/>| <text:s text:c="2"/>18 &lt;= 5</text:p>
      <text:p text:style-name="P1">| <text:s text:c="2"/>| <text:s text:c="2"/>| <text:s text:c="2"/>| <text:s text:c="2"/>| <text:s text:c="2"/>| <text:s text:c="2"/>12 &lt;= 14: 4 (2.0/1.0)</text:p>
      <text:p text:style-name="P1">| <text:s text:c="2"/>| <text:s text:c="2"/>| <text:s text:c="2"/>| <text:s text:c="2"/>| <text:s text:c="2"/>| <text:s text:c="2"/>12 &gt; 14: 3 (6.0)</text:p>
      <text:p text:style-name="P1">| <text:s text:c="2"/>| <text:s text:c="2"/>| <text:s text:c="2"/>| <text:s text:c="2"/>| <text:s text:c="2"/>18 &gt; 5: 5 (232.0/3.0)</text:p>
      <text:p text:style-name="P1">| <text:s text:c="2"/>| <text:s text:c="2"/>| <text:s text:c="2"/>| <text:s text:c="2"/>30 &gt; 4: 4 (3.0)</text:p>
      <text:p text:style-name="P1"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</text:p>
      <text:p text:style-name="P1">| <text:s text:c="2"/>| <text:s text:c="2"/>| <text:s text:c="2"/>| <text:s text:c="2"/>| <text:s text:c="2"/>| <text:s text:c="2"/>| <text:s text:c="2"/>36 &lt;= 15: 1 (4.0/1.0)</text:p>
      <text:p text:style-name="P1">| <text:s text:c="2"/>| <text:s text:c="2"/>| <text:s text:c="2"/>| <text:s text:c="2"/>| <text:s text:c="2"/>| <text:s text:c="2"/>| <text:s text:c="2"/>36 &gt; 15: 4 (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</text:p>
      <text:p text:style-name="P1">| <text:s text:c="2"/>| <text:s text:c="2"/>| <text:s text:c="2"/>| <text:s text:c="2"/>| <text:s text:c="2"/>| <text:s text:c="2"/>| <text:s text:c="2"/>| <text:s text:c="2"/>19 &lt;= 12: 8 (2.0)</text:p>
      <text:p text:style-name="P1">| <text:s text:c="2"/>| <text:s text:c="2"/>| <text:s text:c="2"/>| <text:s text:c="2"/>| <text:s text:c="2"/>| <text:s text:c="2"/>| <text:s text:c="2"/>| <text:s text:c="2"/>19 &gt; 12: 1 (12.0/1.0)</text:p>
      <text:p text:style-name="P1"><text:soft-page-break/>| <text:s text:c="2"/>| <text:s text:c="2"/>| <text:s text:c="2"/>| <text:s text:c="2"/>30 &gt; 2</text:p>
      <text:p text:style-name="P1">| <text:s text:c="2"/>| <text:s text:c="2"/>| <text:s text:c="2"/>| <text:s text:c="2"/>| <text:s text:c="2"/>2 &lt;= 1: 4 (9.0)</text:p>
      <text:p text:style-name="P1">| <text:s text:c="2"/>| <text:s text:c="2"/>| <text:s text:c="2"/>| <text:s text:c="2"/>| <text:s text:c="2"/>2 &gt; 1: 5 (2.0/1.0)</text:p>
      <text:p text:style-name="P1">| <text:s text:c="2"/>| <text:s text:c="2"/>| <text:s text:c="2"/>41 &gt; 8</text:p>
      <text:p text:style-name="P1">| <text:s text:c="2"/>| <text:s text:c="2"/>| <text:s text:c="2"/>| <text:s text:c="2"/>2 &lt;= 6: 4 (36.0)</text:p>
      <text:p text:style-name="P1">| <text:s text:c="2"/>| <text:s text:c="2"/>| <text:s text:c="2"/>| <text:s text:c="2"/>2 &gt; 6: 6 (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</text:p>
      <text:p text:style-name="P1">| <text:s text:c="2"/>| <text:s text:c="2"/>| <text:s text:c="2"/>| <text:s text:c="2"/>| <text:s text:c="2"/>| <text:s text:c="2"/>49 &lt;= 2: 4 (29.0)</text:p>
      <text:p text:style-name="P1">| <text:s text:c="2"/>| <text:s text:c="2"/>| <text:s text:c="2"/>| <text:s text:c="2"/>| <text:s text:c="2"/>| <text:s text:c="2"/>49 &gt; 2: 8 (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7 &lt;= 5</text:p>
      <text:p text:style-name="P1">| <text:s text:c="2"/>| <text:s text:c="2"/>| <text:s text:c="2"/>| <text:s text:c="2"/>| <text:s text:c="2"/>| <text:s text:c="2"/>| <text:s text:c="2"/>18 &lt;= 14</text:p>
      <text:p text:style-name="P1">| <text:s text:c="2"/>| <text:s text:c="2"/>| <text:s text:c="2"/>| <text:s text:c="2"/>| <text:s text:c="2"/>| <text:s text:c="2"/>| <text:s text:c="2"/>| <text:s text:c="2"/>19 &lt;= 11: 7 (6.0)</text:p>
      <text:p text:style-name="P1">| <text:s text:c="2"/>| <text:s text:c="2"/>| <text:s text:c="2"/>| <text:s text:c="2"/>| <text:s text:c="2"/>| <text:s text:c="2"/>| <text:s text:c="2"/>| <text:s text:c="2"/>19 &gt; 11: 1 (4.0)</text:p>
      <text:p text:style-name="P1">| <text:s text:c="2"/>| <text:s text:c="2"/>| <text:s text:c="2"/>| <text:s text:c="2"/>| <text:s text:c="2"/>| <text:s text:c="2"/>| <text:s text:c="2"/>18 &gt; 14: 8 (2.0)</text:p>
      <text:p text:style-name="P1">| <text:s text:c="2"/>| <text:s text:c="2"/>| <text:s text:c="2"/>| <text:s text:c="2"/>| <text:s text:c="2"/>| <text:s text:c="2"/>17 &gt; 5: 5 (2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13 &lt;= 14: 8 (4.0)</text:p>
      <text:p text:style-name="P1">| <text:s text:c="2"/>| <text:s text:c="2"/>| <text:s text:c="2"/>| <text:s text:c="2"/>| <text:s text:c="2"/>| <text:s text:c="2"/>| <text:s text:c="2"/>| <text:s text:c="2"/>| <text:s text:c="2"/>13 &gt; 14: 7 (7.0/1.0)</text:p>
      <text:p text:style-name="P1">| <text:s text:c="2"/>| <text:s text:c="2"/>| <text:s text:c="2"/>| <text:s text:c="2"/>| <text:s text:c="2"/>| <text:s text:c="2"/>| <text:s text:c="2"/>| <text:s text:c="2"/>37 &gt; 0</text:p>
      <text:p text:style-name="P1">| <text:s text:c="2"/>| <text:s text:c="2"/>| <text:s text:c="2"/>| <text:s text:c="2"/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| <text:s text:c="2"/>| <text:s text:c="2"/>| <text:s text:c="2"/>| <text:s text:c="2"/>25 &lt;= 0: 7 (12.0)</text:p>
      <text:p text:style-name="P1">| <text:s text:c="2"/>| <text:s text:c="2"/>| <text:s text:c="2"/>| <text:s text:c="2"/>| <text:s text:c="2"/>| <text:s text:c="2"/>| <text:s text:c="2"/>| <text:s text:c="2"/>| <text:s text:c="2"/>| <text:s text:c="2"/>25 &gt; 0: 9 (2.0)</text:p>
      <text:p text:style-name="P1">| <text:s text:c="2"/>| <text:s text:c="2"/>| <text:s text:c="2"/>| <text:s text:c="2"/>| <text:s text:c="2"/>| <text:s text:c="2"/>| <text:s text:c="2"/>| <text:s text:c="2"/>| <text:s text:c="2"/>43 &gt; 4: 7 (244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15 &lt;= 0</text:p>
      <text:p text:style-name="P1">| <text:s text:c="2"/>| <text:s text:c="2"/>| <text:s text:c="2"/>| <text:s text:c="2"/>| <text:s text:c="2"/>| <text:s text:c="2"/>| <text:s text:c="2"/>| <text:s text:c="2"/>| <text:s text:c="2"/>| <text:s text:c="2"/>18 &lt;= 6: 7 (2.0)</text:p>
      <text:p text:style-name="P1">| <text:s text:c="2"/>| <text:s text:c="2"/>| <text:s text:c="2"/>| <text:s text:c="2"/>| <text:s text:c="2"/>| <text:s text:c="2"/>| <text:s text:c="2"/>| <text:s text:c="2"/>| <text:s text:c="2"/>| <text:s text:c="2"/>18 &gt; 6: 9 (8.0)</text:p>
      <text:p text:style-name="P1">| <text:s text:c="2"/>| <text:s text:c="2"/>| <text:s text:c="2"/>| <text:s text:c="2"/>| <text:s text:c="2"/>| <text:s text:c="2"/>| <text:s text:c="2"/>| <text:s text:c="2"/>| <text:s text:c="2"/>15 &gt; 0: 7 (3.0)</text:p>
      <text:p text:style-name="P1">| <text:s text:c="2"/>| <text:s text:c="2"/>| <text:s text:c="2"/>| <text:s text:c="2"/>| <text:s text:c="2"/>| <text:s text:c="2"/>| <text:s text:c="2"/>| <text:s text:c="2"/>49 &gt; 0: 8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</text:p>
      <text:p text:style-name="P1">| <text:s text:c="2"/>| <text:s text:c="2"/>| <text:s text:c="2"/>| <text:s text:c="2"/>| <text:s text:c="2"/>| <text:s text:c="2"/>| <text:s text:c="2"/>| <text:s text:c="2"/>| <text:s text:c="2"/>27 &lt;= 8: 5 (2.0/1.0)</text:p>
      <text:p text:style-name="P1">| <text:s text:c="2"/>| <text:s text:c="2"/>| <text:s text:c="2"/>| <text:s text:c="2"/>| <text:s text:c="2"/>| <text:s text:c="2"/>| <text:s text:c="2"/>| <text:s text:c="2"/>| <text:s text:c="2"/>27 &gt; 8: 9 (16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8 &lt;= 6</text:p>
      <text:p text:style-name="P1">| <text:s text:c="2"/>| <text:s text:c="2"/>| <text:s text:c="2"/>| <text:s text:c="2"/>| <text:s text:c="2"/>| <text:s text:c="2"/>| <text:s text:c="2"/>| <text:s text:c="2"/>52 &lt;= 14: 7 (5.0)</text:p>
      <text:p text:style-name="P1">| <text:s text:c="2"/>| <text:s text:c="2"/>| <text:s text:c="2"/>| <text:s text:c="2"/>| <text:s text:c="2"/>| <text:s text:c="2"/>| <text:s text:c="2"/>| <text:s text:c="2"/>52 &gt; 14: 3 (6.0)</text:p>
      <text:p text:style-name="P1">| <text:s text:c="2"/>| <text:s text:c="2"/>| <text:s text:c="2"/>| <text:s text:c="2"/>| <text:s text:c="2"/>| <text:s text:c="2"/>| <text:s text:c="2"/>18 &gt; 6: 1 (2.0)</text:p>
      <text:p text:style-name="P1"><text:soft-page-break/>| <text:s text:c="2"/>| <text:s text:c="2"/>| <text:s text:c="2"/>| <text:s text:c="2"/>| <text:s text:c="2"/>| <text:s text:c="2"/>17 &gt; 0</text:p>
      <text:p text:style-name="P1">| <text:s text:c="2"/>| <text:s text:c="2"/>| <text:s text:c="2"/>| <text:s text:c="2"/>| <text:s text:c="2"/>| <text:s text:c="2"/>| <text:s text:c="2"/>6 &lt;= 0: 9 (5.0)</text:p>
      <text:p text:style-name="P1">| <text:s text:c="2"/>| <text:s text:c="2"/>| <text:s text:c="2"/>| <text:s text:c="2"/>| <text:s text:c="2"/>| <text:s text:c="2"/>| <text:s text:c="2"/>6 &gt; 0: 5 (3.0)</text:p>
      <text:p text:style-name="P1">| <text:s text:c="2"/>| <text:s text:c="2"/>| <text:s text:c="2"/>62 &gt; 0</text:p>
      <text:p text:style-name="P1"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62 &lt;= 4</text:p>
      <text:p text:style-name="P1">| <text:s text:c="2"/>| <text:s text:c="2"/>| <text:s text:c="2"/>| <text:s text:c="2"/>| <text:s text:c="2"/>| <text:s text:c="2"/>| <text:s text:c="2"/>| <text:s text:c="2"/>43 &lt;= 1</text:p>
      <text:p text:style-name="P1">| <text:s text:c="2"/>| <text:s text:c="2"/>| <text:s text:c="2"/>| <text:s text:c="2"/>| <text:s text:c="2"/>| <text:s text:c="2"/>| <text:s text:c="2"/>| <text:s text:c="2"/>| <text:s text:c="2"/>38 &lt;= 4: 9 (12.0)</text:p>
      <text:p text:style-name="P1">| <text:s text:c="2"/>| <text:s text:c="2"/>| <text:s text:c="2"/>| <text:s text:c="2"/>| <text:s text:c="2"/>| <text:s text:c="2"/>| <text:s text:c="2"/>| <text:s text:c="2"/>| <text:s text:c="2"/>38 &gt; 4: 4 (6.0/1.0)</text:p>
      <text:p text:style-name="P1">| <text:s text:c="2"/>| <text:s text:c="2"/>| <text:s text:c="2"/>| <text:s text:c="2"/>| <text:s text:c="2"/>| <text:s text:c="2"/>| <text:s text:c="2"/>| <text:s text:c="2"/>43 &gt; 1: 4 (2.0/1.0)</text:p>
      <text:p text:style-name="P1">| <text:s text:c="2"/>| <text:s text:c="2"/>| <text:s text:c="2"/>| <text:s text:c="2"/>| <text:s text:c="2"/>| <text:s text:c="2"/>| <text:s text:c="2"/>62 &gt; 4: 1 (3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33 &lt;= 1</text:p>
      <text:p text:style-name="P1">| <text:s text:c="2"/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| <text:s text:c="2"/>18 &lt;= 12</text:p>
      <text:p text:style-name="P1">| <text:s text:c="2"/>| <text:s text:c="2"/>| <text:s text:c="2"/>| <text:s text:c="2"/>| <text:s text:c="2"/>| <text:s text:c="2"/>| <text:s text:c="2"/>| <text:s text:c="2"/>| <text:s text:c="2"/>| <text:s text:c="2"/>25 &lt;= 2: 3 (238.0/5.0)</text:p>
      <text:p text:style-name="P1">| <text:s text:c="2"/>| <text:s text:c="2"/>| <text:s text:c="2"/>| <text:s text:c="2"/>| <text:s text:c="2"/>| <text:s text:c="2"/>| <text:s text:c="2"/>| <text:s text:c="2"/>| <text:s text:c="2"/>| <text:s text:c="2"/>25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6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6: 9 (3.0)</text:p>
      <text:p text:style-name="P1">| <text:s text:c="2"/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9 &lt;= 0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3 &lt;= 10: 9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3 &gt; 10: 5 (9.0/1.0)</text:p>
      <text:p text:style-name="P1">| <text:s text:c="2"/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| <text:s text:c="2"/>46 &gt; 0</text:p>
      <text:p text:style-name="P1">| <text:s text:c="2"/>| <text:s text:c="2"/>| <text:s text:c="2"/>| <text:s text:c="2"/>| <text:s text:c="2"/>| <text:s text:c="2"/>| <text:s text:c="2"/>| <text:s text:c="2"/>| <text:s text:c="2"/>| <text:s text:c="2"/>19 &lt;= 13: 3 (3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13: 1 (3.0)</text:p>
      <text:p text:style-name="P1">| <text:s text:c="2"/>| <text:s text:c="2"/>| <text:s text:c="2"/>| <text:s text:c="2"/>| <text:s text:c="2"/>| <text:s text:c="2"/>| <text:s text:c="2"/>33 &gt; 1</text:p>
      <text:p text:style-name="P1">| <text:s text:c="2"/>| <text:s text:c="2"/>| <text:s text:c="2"/>| <text:s text:c="2"/>| <text:s text:c="2"/>| <text:s text:c="2"/>| <text:s text:c="2"/>| <text:s text:c="2"/>26 &lt;= 14: 8 (2.0/1.0)</text:p>
      <text:p text:style-name="P1">| <text:s text:c="2"/>| <text:s text:c="2"/>| <text:s text:c="2"/>| <text:s text:c="2"/>| <text:s text:c="2"/>| <text:s text:c="2"/>| <text:s text:c="2"/>| <text:s text:c="2"/>26 &gt; 14: 5 (4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lt;=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gt; 0: 3 (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26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lt;= 12: 9 (128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gt; 12: 4 (2.0)</text:p>
      <text:p text:style-name="P1">| <text:s text:c="2"/>| <text:s text:c="2"/>| <text:s text:c="2"/>| <text:s text:c="2"/>| <text:s text:c="2"/>| <text:s text:c="2"/>| <text:s text:c="2"/>| <text:s text:c="2"/>33 &gt; 2</text:p>
      <text:p text:style-name="P1">| <text:s text:c="2"/>| <text:s text:c="2"/>| <text:s text:c="2"/>| <text:s text:c="2"/>| <text:s text:c="2"/>| <text:s text:c="2"/>| <text:s text:c="2"/>| <text:s text:c="2"/>| <text:s text:c="2"/>2 &lt;= 0: 4 (7.0)</text:p>
      <text:p text:style-name="P1">| <text:s text:c="2"/>| <text:s text:c="2"/>| <text:s text:c="2"/>| <text:s text:c="2"/>| <text:s text:c="2"/>| <text:s text:c="2"/>| <text:s text:c="2"/>| <text:s text:c="2"/>| <text:s text:c="2"/>2 &gt; 0: 7 (2.0/1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5 &lt;= 0</text:p>
      <text:p text:style-name="P1">| <text:s text:c="2"/>| <text:s text:c="2"/>| <text:s text:c="2"/>| <text:s text:c="2"/>| <text:s text:c="2"/>| <text:s text:c="2"/>| <text:s text:c="2"/>44 &lt;= 0: 3 (7.0)</text:p>
      <text:p text:style-name="P1">| <text:s text:c="2"/>| <text:s text:c="2"/>| <text:s text:c="2"/>| <text:s text:c="2"/>| <text:s text:c="2"/>| <text:s text:c="2"/>| <text:s text:c="2"/>44 &gt; 0: 8 (2.0/1.0)</text:p>
      <text:p text:style-name="P1">| <text:s text:c="2"/>| <text:s text:c="2"/>| <text:s text:c="2"/>| <text:s text:c="2"/>| <text:s text:c="2"/>| <text:s text:c="2"/>25 &gt; 0: 0 (4.0/1.0)</text:p>
      <text:p text:style-name="P1">| <text:s text:c="2"/>| <text:s text:c="2"/>| <text:s text:c="2"/>| <text:s text:c="2"/>| <text:s text:c="2"/>35 &gt; 5</text:p>
      <text:p text:style-name="P1">| <text:s text:c="2"/>| <text:s text:c="2"/>| <text:s text:c="2"/>| <text:s text:c="2"/>| <text:s text:c="2"/>| <text:s text:c="2"/>30 &lt;= 7: 8 (53.0)</text:p>
      <text:p text:style-name="P1">| <text:s text:c="2"/>| <text:s text:c="2"/>| <text:s text:c="2"/>| <text:s text:c="2"/>| <text:s text:c="2"/>| <text:s text:c="2"/>30 &gt; 7: 7 (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3 &lt;= 14</text:p>
      <text:p text:style-name="P1">| <text:s text:c="2"/>| <text:s text:c="2"/>| <text:s text:c="2"/>| <text:s text:c="2"/>| <text:s text:c="2"/>| <text:s text:c="2"/>| <text:s text:c="2"/>| <text:s text:c="2"/>5 &lt;= 7</text:p>
      <text:p text:style-name="P1">| <text:s text:c="2"/>| <text:s text:c="2"/>| <text:s text:c="2"/>| <text:s text:c="2"/>| <text:s text:c="2"/>| <text:s text:c="2"/>| <text:s text:c="2"/>| <text:s text:c="2"/>| <text:s text:c="2"/>9 &lt;= 0</text:p>
      <text:p text:style-name="P1">| <text:s text:c="2"/>| <text:s text:c="2"/>| <text:s text:c="2"/>| <text:s text:c="2"/>| <text:s text:c="2"/>| <text:s text:c="2"/>| <text:s text:c="2"/>| <text:s text:c="2"/>| <text:s text:c="2"/>| <text:s text:c="2"/>12 &lt;= 10: 4 (2.0)</text:p>
      <text:p text:style-name="P1">| <text:s text:c="2"/>| <text:s text:c="2"/>| <text:s text:c="2"/>| <text:s text:c="2"/>| <text:s text:c="2"/>| <text:s text:c="2"/>| <text:s text:c="2"/>| <text:s text:c="2"/>| <text:s text:c="2"/>| <text:s text:c="2"/>12 &gt; 10: 1 (3.0)</text:p>
      <text:p text:style-name="P1">| <text:s text:c="2"/>| <text:s text:c="2"/>| <text:s text:c="2"/>| <text:s text:c="2"/>| <text:s text:c="2"/>| <text:s text:c="2"/>| <text:s text:c="2"/>| <text:s text:c="2"/>| <text:s text:c="2"/>9 &gt; 0: 9 (3.0/1.0)</text:p>
      <text:p text:style-name="P1">| <text:s text:c="2"/>| <text:s text:c="2"/>| <text:s text:c="2"/>| <text:s text:c="2"/>| <text:s text:c="2"/>| <text:s text:c="2"/>| <text:s text:c="2"/>| <text:s text:c="2"/>5 &gt; 7</text:p>
      <text:p text:style-name="P1">| <text:s text:c="2"/>| <text:s text:c="2"/>| <text:s text:c="2"/>| <text:s text:c="2"/>| <text:s text:c="2"/>| <text:s text:c="2"/>| <text:s text:c="2"/>| <text:s text:c="2"/>| <text:s text:c="2"/>53 &lt;= 7: 7 (14.0)</text:p>
      <text:p text:style-name="P1">| <text:s text:c="2"/>| <text:s text:c="2"/>| <text:s text:c="2"/>| <text:s text:c="2"/>| <text:s text:c="2"/>| <text:s text:c="2"/>| <text:s text:c="2"/>| <text:s text:c="2"/>| <text:s text:c="2"/>53 &gt; 7: 8 (7.0)</text:p>
      <text:p text:style-name="P1">| <text:s text:c="2"/>| <text:s text:c="2"/>| <text:s text:c="2"/>| <text:s text:c="2"/>| <text:s text:c="2"/>| <text:s text:c="2"/>| <text:s text:c="2"/>3 &gt; 14: 3 (4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34 &lt;= 5: 2 (139.0/3.0)</text:p>
      <text:p text:style-name="P1">| <text:s text:c="2"/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| <text:s text:c="2"/>7 &gt; 1: 7 (2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</text:p>
      <text:p text:style-name="P1">| <text:s text:c="2"/>| <text:s text:c="2"/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lt;= 1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gt; 1: 2 (35.0)</text:p>
      <text:p text:style-name="P1">| <text:s text:c="2"/>| <text:s text:c="2"/>| <text:s text:c="2"/>| <text:s text:c="2"/>| <text:s text:c="2"/>| <text:s text:c="2"/>| <text:s text:c="2"/>| <text:s text:c="2"/>| <text:s text:c="2"/>| <text:s text:c="2"/>37 &gt; 1: 8 (2.0)</text:p>
      <text:p text:style-name="P1">| <text:s text:c="2"/>| <text:s text:c="2"/>| <text:s text:c="2"/>| <text:s text:c="2"/>| <text:s text:c="2"/>| <text:s text:c="2"/>| <text:s text:c="2"/>| <text:s text:c="2"/>| <text:s text:c="2"/>36 &gt; 13</text:p>
      <text:p text:style-name="P1">| <text:s text:c="2"/>| <text:s text:c="2"/>| <text:s text:c="2"/>| <text:s text:c="2"/>| <text:s text:c="2"/>| <text:s text:c="2"/>| <text:s text:c="2"/>| <text:s text:c="2"/>| <text:s text:c="2"/>| <text:s text:c="2"/>30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4: 3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4: 1 (4.0/1.0)</text:p>
      <text:p text:style-name="P1">| <text:s text:c="2"/>| <text:s text:c="2"/>| <text:s text:c="2"/>| <text:s text:c="2"/>| <text:s text:c="2"/>| <text:s text:c="2"/>| <text:s text:c="2"/>| <text:s text:c="2"/>| <text:s text:c="2"/>| <text:s text:c="2"/>30 &gt; 1: 8 (2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18 &lt;= 1: 3 (2.0)</text:p>
      <text:p text:style-name="P1">| <text:s text:c="2"/>| <text:s text:c="2"/>| <text:s text:c="2"/>| <text:s text:c="2"/>| <text:s text:c="2"/>| <text:s text:c="2"/>| <text:s text:c="2"/>| <text:s text:c="2"/>| <text:s text:c="2"/>18 &gt; 1</text:p>
      <text:p text:style-name="P1">| <text:s text:c="2"/>| <text:s text:c="2"/>| <text:s text:c="2"/>| <text:s text:c="2"/>| <text:s text:c="2"/>| <text:s text:c="2"/>| <text:s text:c="2"/>| <text:s text:c="2"/>| <text:s text:c="2"/>| <text:s text:c="2"/>62 &lt;= 9: 8 (155.0/3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62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lt;= 0: 2 (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gt; 0: 8 (5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28 &lt;= 9: 4 (3.0/1.0)</text:p>
      <text:p text:style-name="P1">| <text:s text:c="2"/>| <text:s text:c="2"/>| <text:s text:c="2"/>| <text:s text:c="2"/>| <text:s text:c="2"/>| <text:s text:c="2"/>| <text:s text:c="2"/>28 &gt; 9: 8 (34.0/1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</text:p>
      <text:p text:style-name="P1">| <text:s text:c="2"/>| <text:s text:c="2"/>| <text:s text:c="2"/>| <text:s text:c="2"/>| <text:s text:c="2"/>| <text:s text:c="2"/>| <text:s text:c="2"/>| <text:s text:c="2"/>9 &lt;= 1: 4 (3.0/2.0)</text:p>
      <text:p text:style-name="P1">| <text:s text:c="2"/>| <text:s text:c="2"/>| <text:s text:c="2"/>| <text:s text:c="2"/>| <text:s text:c="2"/>| <text:s text:c="2"/>| <text:s text:c="2"/>| <text:s text:c="2"/>9 &gt; 1: 2 (2.0/1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63 &lt;= 5</text:p>
      <text:p text:style-name="P1">| <text:s text:c="2"/>| <text:s text:c="2"/>| <text:s text:c="2"/>| <text:s text:c="2"/>| <text:s text:c="2"/>| <text:s text:c="2"/>| <text:s text:c="2"/>| <text:s text:c="2"/>| <text:s text:c="2"/>49 &lt;= 5</text:p>
      <text:p text:style-name="P1">| <text:s text:c="2"/>| <text:s text:c="2"/>| <text:s text:c="2"/>| <text:s text:c="2"/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lt;= 10: 8 (6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gt; 10: 1 (4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2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lt;= 15: 8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43 &gt; 15: 1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2 &gt; 8: 1 (138.0/2.0)</text:p>
      <text:p text:style-name="P1">| <text:s text:c="2"/>| <text:s text:c="2"/>| <text:s text:c="2"/>| <text:s text:c="2"/>| <text:s text:c="2"/>| <text:s text:c="2"/>| <text:s text:c="2"/>| <text:s text:c="2"/>| <text:s text:c="2"/>49 &gt; 5: 8 (2.0)</text:p>
      <text:p text:style-name="P1">| <text:s text:c="2"/>| <text:s text:c="2"/>| <text:s text:c="2"/>| <text:s text:c="2"/>| <text:s text:c="2"/>| <text:s text:c="2"/>| <text:s text:c="2"/>| <text:s text:c="2"/>63 &gt; 5: 2 (2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54 &lt;= 1: 4 (13.0/1.0)</text:p>
      <text:p text:style-name="P1">| <text:s text:c="2"/>| <text:s text:c="2"/>| <text:s text:c="2"/>| <text:s text:c="2"/>| <text:s text:c="2"/>| <text:s text:c="2"/>| <text:s text:c="2"/>54 &gt; 1: 2 (3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61 &lt;= 12</text:p>
      <text:p text:style-name="P1">| <text:s text:c="2"/>| <text:s text:c="2"/>| <text:s text:c="2"/>| <text:s text:c="2"/>| <text:s text:c="2"/>| <text:s text:c="2"/>| <text:s text:c="2"/>| <text:s text:c="2"/>| <text:s text:c="2"/>46 &lt;= 1</text:p>
      <text:p text:style-name="P1">| <text:s text:c="2"/>| <text:s text:c="2"/>| <text:s text:c="2"/>| <text:s text:c="2"/>| <text:s text:c="2"/>| <text:s text:c="2"/>| <text:s text:c="2"/>| <text:s text:c="2"/>| <text:s text:c="2"/>| <text:s text:c="2"/>34 &lt;= 13: 4 (2.0)</text:p>
      <text:p text:style-name="P1">| <text:s text:c="2"/>| <text:s text:c="2"/>| <text:s text:c="2"/>| <text:s text:c="2"/>| <text:s text:c="2"/>| <text:s text:c="2"/>| <text:s text:c="2"/>| <text:s text:c="2"/>| <text:s text:c="2"/>| <text:s text:c="2"/>34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lt;= 9: 6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gt; 9: 8 (9.0)</text:p>
      <text:p text:style-name="P1">| <text:s text:c="2"/>| <text:s text:c="2"/>| <text:s text:c="2"/>| <text:s text:c="2"/>| <text:s text:c="2"/>| <text:s text:c="2"/>| <text:s text:c="2"/>| <text:s text:c="2"/>| <text:s text:c="2"/>46 &gt; 1: 3 (2.0/1.0)</text:p>
      <text:p text:style-name="P1">| <text:s text:c="2"/>| <text:s text:c="2"/>| <text:s text:c="2"/>| <text:s text:c="2"/>| <text:s text:c="2"/>| <text:s text:c="2"/>| <text:s text:c="2"/>| <text:s text:c="2"/>61 &gt; 12: 1 (3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9 &lt;= 1</text:p>
      <text:p text:style-name="P1">| <text:s text:c="2"/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| <text:s text:c="2"/>5 &lt;= 14</text:p>
      <text:p text:style-name="P1">| <text:s text:c="2"/>| <text:s text:c="2"/>| <text:s text:c="2"/>| <text:s text:c="2"/>| <text:s text:c="2"/>| <text:s text:c="2"/>| <text:s text:c="2"/>| <text:s text:c="2"/>| <text:s text:c="2"/>58 &lt;= 1: 4 (150.0)</text:p>
      <text:p text:style-name="P1">| <text:s text:c="2"/>| <text:s text:c="2"/>| <text:s text:c="2"/>| <text:s text:c="2"/>| <text:s text:c="2"/>| <text:s text:c="2"/>| <text:s text:c="2"/>| <text:s text:c="2"/>| <text:s text:c="2"/>58 &gt; 1</text:p>
      <text:p text:style-name="P1">| <text:s text:c="2"/>| <text:s text:c="2"/>| <text:s text:c="2"/>| <text:s text:c="2"/>| <text:s text:c="2"/>| <text:s text:c="2"/>| <text:s text:c="2"/>| <text:s text:c="2"/>| <text:s text:c="2"/>| <text:s text:c="2"/>53 &lt;= 5: 4 (5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5: 0 (2.0)</text:p>
      <text:p text:style-name="P1">| <text:s text:c="2"/>| <text:s text:c="2"/>| <text:s text:c="2"/>| <text:s text:c="2"/>| <text:s text:c="2"/>| <text:s text:c="2"/>| <text:s text:c="2"/>| <text:s text:c="2"/>5 &gt; 14: 7 (3.0)</text:p>
      <text:p text:style-name="P1">| <text:s text:c="2"/>| <text:s text:c="2"/>| <text:s text:c="2"/>| <text:s text:c="2"/>| <text:s text:c="2"/>| <text:s text:c="2"/>| <text:s text:c="2"/>62 &gt; 0: 1 (4.0/1.0)</text:p>
      <text:p text:style-name="P1">| <text:s text:c="2"/>| <text:s text:c="2"/>| <text:s text:c="2"/>| <text:s text:c="2"/>| <text:s text:c="2"/>| <text:s text:c="2"/>9 &gt; 1: 6 (3.0/2.0)</text:p>
      <text:p text:style-name="P1"/>
      <text:p text:style-name="P1"><text:soft-page-break/>Number of Leaves <text:s/>: <text:tab/>142</text:p>
      <text:p text:style-name="P1"/>
      <text:p text:style-name="P1">Size of the tree : <text:tab/>283</text:p>
      <text:p text:style-name="P1"/>
      <text:p text:style-name="P1"/>
      <text:p text:style-name="P1">Time taken to build model: 0.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866 <text:s text:c="14"/>89.0062 %</text:p>
      <text:p text:style-name="P1">Incorrectly Classified Instances <text:s text:c="6"/>354 <text:s text:c="14"/>10.9938 %</text:p>
      <text:p text:style-name="P1">Kappa statistic <text:s text:c="25"/>0.8778</text:p>
      <text:p text:style-name="P1">Mean absolute error <text:s text:c="21"/>0.0243</text:p>
      <text:p text:style-name="P1">Root mean squared error <text:s text:c="17"/>0.141 </text:p>
      <text:p text:style-name="P1">Relative absolute error <text:s text:c="16"/>13.4958 %</text:p>
      <text:p text:style-name="P1">Root relative squared error <text:s text:c="12"/>47.0003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5 <text:s text:c="5"/>0.954 <text:s text:c="4"/>0.966 <text:s text:c="4"/>0.96 <text:s text:c="6"/>0.985 <text:s text:c="3"/>0</text:p>
      <text:p text:style-name="P1">0.858 <text:s text:c="4"/>0.015 <text:s text:c="5"/>0.864 <text:s text:c="4"/>0.858 <text:s text:c="4"/>0.861 <text:s text:c="5"/>0.929 <text:s text:c="3"/>1</text:p>
      <text:p text:style-name="P1">0.874 <text:s text:c="4"/>0.012 <text:s text:c="5"/>0.893 <text:s text:c="4"/>0.874 <text:s text:c="4"/>0.883 <text:s text:c="5"/>0.934 <text:s text:c="3"/>2</text:p>
      <text:p text:style-name="P1">0.891 <text:s text:c="4"/>0.018 <text:s text:c="5"/>0.851 <text:s text:c="4"/>0.891 <text:s text:c="4"/>0.87 <text:s text:c="6"/>0.938 <text:s text:c="3"/>3</text:p>
      <text:p text:style-name="P1">0.873 <text:s text:c="4"/>0.014 <text:s text:c="5"/>0.87 <text:s text:c="5"/>0.873 <text:s text:c="4"/>0.871 <text:s text:c="5"/>0.933 <text:s text:c="3"/>4</text:p>
      <text:p text:style-name="P1">0.913 <text:s text:c="4"/>0.01 <text:s text:c="6"/>0.913 <text:s text:c="4"/>0.913 <text:s text:c="4"/>0.913 <text:s text:c="5"/>0.959 <text:s text:c="3"/>5</text:p>
      <text:p text:style-name="P1">0.942 <text:s text:c="4"/>0.005 <text:s text:c="5"/>0.957 <text:s text:c="4"/>0.942 <text:s text:c="4"/>0.95 <text:s text:c="6"/>0.975 <text:s text:c="3"/>6</text:p>
      <text:p text:style-name="P1">0.902 <text:s text:c="4"/>0.011 <text:s text:c="5"/>0.902 <text:s text:c="4"/>0.902 <text:s text:c="4"/>0.902 <text:s text:c="5"/>0.955 <text:s text:c="3"/>7</text:p>
      <text:p text:style-name="P1">0.847 <text:s text:c="4"/>0.019 <text:s text:c="5"/>0.834 <text:s text:c="4"/>0.847 <text:s text:c="4"/>0.841 <text:s text:c="5"/>0.93 <text:s text:c="4"/>8</text:p>
      <text:p text:style-name="P1">0.83 <text:s text:c="5"/>0.014 <text:s text:c="5"/>0.864 <text:s text:c="4"/>0.83 <text:s text:c="5"/>0.847 <text:s text:c="5"/>0.928 <text:s text:c="3"/>9</text:p>
      <text:p text:style-name="P1">Weighted Avg. <text:s text:c="3"/>0.89 <text:s text:c="5"/>0.012 <text:s text:c="5"/>0.89 <text:s text:c="5"/>0.89 <text:s text:c="5"/>0.89 <text:s text:c="6"/>0.94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0 <text:s text:c="2"/>0 <text:s text:c="2"/>0 <text:s text:c="2"/>0 <text:s text:c="2"/>4 <text:s text:c="2"/>2 <text:s text:c="2"/>2 <text:s text:c="2"/>0 <text:s text:c="2"/>3 <text:s text:c="2"/>0 | <text:s text:c="2"/>a = 0</text:p>
      <text:p text:style-name="P1">3 279 <text:s text:c="2"/>5 <text:s text:c="2"/>8 <text:s/>12 <text:s text:c="2"/>3 <text:s text:c="2"/>2 <text:s text:c="2"/>3 <text:s/>10 <text:s text:c="2"/>0 | <text:s text:c="2"/>b = 1</text:p>
      <text:p text:style-name="P1">1 <text:s text:c="2"/>8 284 <text:s text:c="2"/>9 <text:s text:c="2"/>0 <text:s text:c="2"/>3 <text:s text:c="2"/>2 <text:s text:c="2"/>2 <text:s/>13 <text:s text:c="2"/>3 | <text:s text:c="2"/>c = 2</text:p>
      <text:p text:style-name="P1">1 <text:s text:c="2"/>6 <text:s text:c="2"/>9 302 <text:s text:c="2"/>0 <text:s text:c="2"/>4 <text:s text:c="2"/>0 <text:s text:c="2"/>1 <text:s text:c="2"/>6 <text:s/>10 | <text:s text:c="2"/>d = 3</text:p>
      <text:p text:style-name="P1">3 <text:s text:c="2"/>3 <text:s text:c="2"/>1 <text:s text:c="2"/>3 267 <text:s text:c="2"/>3 <text:s text:c="2"/>5 <text:s text:c="2"/>9 <text:s text:c="2"/>5 <text:s text:c="2"/>7 | <text:s text:c="2"/>e = 4</text:p>
      <text:p text:style-name="P1">0 <text:s text:c="2"/>2 <text:s text:c="2"/>2 <text:s text:c="2"/>9 <text:s text:c="2"/>2 294 <text:s text:c="2"/>2 <text:s text:c="2"/>0 <text:s text:c="2"/>1 <text:s/>10 | <text:s text:c="2"/>f = 5</text:p>
      <text:p text:style-name="P1">2 <text:s text:c="2"/>3 <text:s text:c="2"/>3 <text:s text:c="2"/>0 <text:s text:c="2"/>6 <text:s text:c="2"/>2 311 <text:s text:c="2"/>1 <text:s text:c="2"/>2 <text:s text:c="2"/>0 | <text:s text:c="2"/>g = 6</text:p>
      <text:p text:style-name="P1">0 <text:s text:c="2"/>4 <text:s text:c="2"/>2 <text:s text:c="2"/>2 <text:s text:c="2"/>6 <text:s text:c="2"/>3 <text:s text:c="2"/>1 293 <text:s text:c="2"/>6 <text:s text:c="2"/>8 | <text:s text:c="2"/>h = 7</text:p>
      <text:p text:style-name="P1">2 <text:s/>15 <text:s text:c="2"/>8 <text:s text:c="2"/>7 <text:s text:c="2"/>6 <text:s text:c="2"/>3 <text:s text:c="2"/>0 <text:s text:c="2"/>6 272 <text:s text:c="2"/>2 | <text:s text:c="2"/>i = 8</text:p>
      <text:p text:style-name="P1">3 <text:s text:c="2"/>3 <text:s text:c="2"/>4 <text:s/>15 <text:s text:c="2"/>4 <text:s text:c="2"/>5 <text:s text:c="2"/>0 <text:s/>10 <text:s text:c="2"/>8 254 | <text:s text:c="2"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oft-page-break/>#2 confidence factor = 0.1</text:p>
      <text:p text:style-name="P1"/>
      <text:p text:style-name="P1">=== Run information ===</text:p>
      <text:p text:style-name="P1"/>
      <text:p text:style-name="P1">Scheme:weka.classifiers.trees.J48 -C 0.1 -M 2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<text:soft-page-break/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</text:p>
      <text:p text:style-name="P1">| <text:s text:c="2"/>| <text:s text:c="2"/>| <text:s text:c="2"/>22 &lt;= 5</text:p>
      <text:p text:style-name="P1">| <text:s text:c="2"/>| <text:s text:c="2"/>| <text:s text:c="2"/>| <text:s text:c="2"/>18 &lt;= 1: 3 (3.0)</text:p>
      <text:p text:style-name="P1">| <text:s text:c="2"/>| <text:s text:c="2"/>| <text:s text:c="2"/>| <text:s text:c="2"/>18 &gt; 1</text:p>
      <text:p text:style-name="P1">| <text:s text:c="2"/>| <text:s text:c="2"/>| <text:s text:c="2"/>| <text:s text:c="2"/>| <text:s text:c="2"/>4 &lt;= 11</text:p>
      <text:p text:style-name="P1">| <text:s text:c="2"/>| <text:s text:c="2"/>| <text:s text:c="2"/>| <text:s text:c="2"/>| <text:s text:c="2"/>| <text:s text:c="2"/>2 &lt;= 12: 1 (2.0/1.0)</text:p>
      <text:p text:style-name="P1">| <text:s text:c="2"/>| <text:s text:c="2"/>| <text:s text:c="2"/>| <text:s text:c="2"/>| <text:s text:c="2"/>| <text:s text:c="2"/>2 &gt; 12: 2 (2.0)</text:p>
      <text:p text:style-name="P1">| <text:s text:c="2"/>| <text:s text:c="2"/>| <text:s text:c="2"/>| <text:s text:c="2"/>| <text:s text:c="2"/>4 &gt; 11: 5 (51.0)</text:p>
      <text:p text:style-name="P1">| <text:s text:c="2"/>| <text:s text:c="2"/>| <text:s text:c="2"/>22 &gt; 5: 0 (2.0)</text:p>
      <text:p text:style-name="P1">| <text:s text:c="2"/>| <text:s text:c="2"/>21 &gt; 7</text:p>
      <text:p text:style-name="P1">| <text:s text:c="2"/>| <text:s text:c="2"/>| <text:s text:c="2"/>33 &lt;= 3: 9 (101.0/3.0)</text:p>
      <text:p text:style-name="P1">| <text:s text:c="2"/>| <text:s text:c="2"/>| <text:s text:c="2"/>33 &gt; 3: 0 (4.0/1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0.0)</text:p>
      <text:p text:style-name="P1">| <text:s text:c="2"/>| <text:s text:c="2"/>| <text:s text:c="2"/>54 &gt; 0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14 &lt;= 1</text:p>
      <text:p text:style-name="P1">| <text:s text:c="2"/>| <text:s text:c="2"/>| <text:s text:c="2"/>| <text:s text:c="2"/>| <text:s text:c="2"/>30 &lt;= 5</text:p>
      <text:p text:style-name="P1">| <text:s text:c="2"/>| <text:s text:c="2"/>| <text:s text:c="2"/>| <text:s text:c="2"/>| <text:s text:c="2"/>| <text:s text:c="2"/>38 &lt;= 9: 6 (15.0/1.0)</text:p>
      <text:p text:style-name="P1">| <text:s text:c="2"/>| <text:s text:c="2"/>| <text:s text:c="2"/>| <text:s text:c="2"/>| <text:s text:c="2"/>| <text:s text:c="2"/>38 &gt; 9: 4 (3.0/1.0)</text:p>
      <text:p text:style-name="P1">| <text:s text:c="2"/>| <text:s text:c="2"/>| <text:s text:c="2"/>| <text:s text:c="2"/>| <text:s text:c="2"/>30 &gt; 5: 4 (11.0)</text:p>
      <text:p text:style-name="P1">| <text:s text:c="2"/>| <text:s text:c="2"/>| <text:s text:c="2"/>| <text:s text:c="2"/>14 &gt; 1: 0 (4.0)</text:p>
      <text:p text:style-name="P1">| <text:s text:c="2"/>| <text:s text:c="2"/>| <text:s text:c="2"/>21 &gt; 5</text:p>
      <text:p text:style-name="P1">| <text:s text:c="2"/>| <text:s text:c="2"/>| <text:s text:c="2"/>| <text:s text:c="2"/>28 &lt;= 8: 0 (306.0/1.0)</text:p>
      <text:p text:style-name="P1">| <text:s text:c="2"/>| <text:s text:c="2"/>| <text:s text:c="2"/>| <text:s text:c="2"/>28 &gt; 8</text:p>
      <text:p text:style-name="P1">| <text:s text:c="2"/>| <text:s text:c="2"/>| <text:s text:c="2"/>| <text:s text:c="2"/>| <text:s text:c="2"/>1 &lt;= 0: 0 (2.0/1.0)</text:p>
      <text:p text:style-name="P1"><text:soft-page-break/>| <text:s text:c="2"/>| <text:s text:c="2"/>| <text:s text:c="2"/>| <text:s text:c="2"/>| <text:s text:c="2"/>1 &gt; 0: 8 (2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7: 1 (5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37 &lt;= 5: 2 (74.0)</text:p>
      <text:p text:style-name="P1">| <text:s text:c="2"/>| <text:s text:c="2"/>| <text:s text:c="2"/>| <text:s text:c="2"/>| <text:s text:c="2"/>| <text:s text:c="2"/>| <text:s text:c="2"/>| <text:s text:c="2"/>37 &gt; 5: 3 (2.0/1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</text:p>
      <text:p text:style-name="P1">| <text:s text:c="2"/>| <text:s text:c="2"/>| <text:s text:c="2"/>| <text:s text:c="2"/>| <text:s text:c="2"/>| <text:s text:c="2"/>3 &lt;= 11: 5 (2.0/1.0)</text:p>
      <text:p text:style-name="P1">| <text:s text:c="2"/>| <text:s text:c="2"/>| <text:s text:c="2"/>| <text:s text:c="2"/>| <text:s text:c="2"/>| <text:s text:c="2"/>3 &gt; 11: 3 (26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30 &lt;= 4</text:p>
      <text:p text:style-name="P1">| <text:s text:c="2"/>| <text:s text:c="2"/>| <text:s text:c="2"/>| <text:s text:c="2"/>| <text:s text:c="2"/>18 &lt;= 5</text:p>
      <text:p text:style-name="P1">| <text:s text:c="2"/>| <text:s text:c="2"/>| <text:s text:c="2"/>| <text:s text:c="2"/>| <text:s text:c="2"/>| <text:s text:c="2"/>12 &lt;= 14: 4 (2.0/1.0)</text:p>
      <text:p text:style-name="P1">| <text:s text:c="2"/>| <text:s text:c="2"/>| <text:s text:c="2"/>| <text:s text:c="2"/>| <text:s text:c="2"/>| <text:s text:c="2"/>12 &gt; 14: 3 (6.0)</text:p>
      <text:p text:style-name="P1">| <text:s text:c="2"/>| <text:s text:c="2"/>| <text:s text:c="2"/>| <text:s text:c="2"/>| <text:s text:c="2"/>18 &gt; 5: 5 (232.0/3.0)</text:p>
      <text:p text:style-name="P1">| <text:s text:c="2"/>| <text:s text:c="2"/>| <text:s text:c="2"/>| <text:s text:c="2"/>30 &gt; 4: 4 (3.0)</text:p>
      <text:p text:style-name="P1"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</text:p>
      <text:p text:style-name="P1">| <text:s text:c="2"/>| <text:s text:c="2"/>| <text:s text:c="2"/>| <text:s text:c="2"/>| <text:s text:c="2"/>| <text:s text:c="2"/>| <text:s text:c="2"/>36 &lt;= 15: 1 (4.0/1.0)</text:p>
      <text:p text:style-name="P1">| <text:s text:c="2"/>| <text:s text:c="2"/>| <text:s text:c="2"/>| <text:s text:c="2"/>| <text:s text:c="2"/>| <text:s text:c="2"/>| <text:s text:c="2"/>36 &gt; 15: 4 (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</text:p>
      <text:p text:style-name="P1">| <text:s text:c="2"/>| <text:s text:c="2"/>| <text:s text:c="2"/>| <text:s text:c="2"/>| <text:s text:c="2"/>| <text:s text:c="2"/>| <text:s text:c="2"/>| <text:s text:c="2"/>19 &lt;= 12: 8 (2.0)</text:p>
      <text:p text:style-name="P1">| <text:s text:c="2"/>| <text:s text:c="2"/>| <text:s text:c="2"/>| <text:s text:c="2"/>| <text:s text:c="2"/>| <text:s text:c="2"/>| <text:s text:c="2"/>| <text:s text:c="2"/>19 &gt; 12: 1 (12.0/1.0)</text:p>
      <text:p text:style-name="P1">| <text:s text:c="2"/>| <text:s text:c="2"/>| <text:s text:c="2"/>| <text:s text:c="2"/>30 &gt; 2</text:p>
      <text:p text:style-name="P1">| <text:s text:c="2"/>| <text:s text:c="2"/>| <text:s text:c="2"/>| <text:s text:c="2"/>| <text:s text:c="2"/>2 &lt;= 1: 4 (9.0)</text:p>
      <text:p text:style-name="P1">| <text:s text:c="2"/>| <text:s text:c="2"/>| <text:s text:c="2"/>| <text:s text:c="2"/>| <text:s text:c="2"/>2 &gt; 1: 5 (2.0/1.0)</text:p>
      <text:p text:style-name="P1">| <text:s text:c="2"/>| <text:s text:c="2"/>| <text:s text:c="2"/>41 &gt; 8</text:p>
      <text:p text:style-name="P1">| <text:s text:c="2"/>| <text:s text:c="2"/>| <text:s text:c="2"/>| <text:s text:c="2"/>2 &lt;= 6: 4 (36.0)</text:p>
      <text:p text:style-name="P1">| <text:s text:c="2"/>| <text:s text:c="2"/>| <text:s text:c="2"/>| <text:s text:c="2"/>2 &gt; 6: 6 (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</text:p>
      <text:p text:style-name="P1"><text:soft-page-break/>| <text:s text:c="2"/>| <text:s text:c="2"/>| <text:s text:c="2"/>| <text:s text:c="2"/>| <text:s text:c="2"/>| <text:s text:c="2"/>49 &lt;= 2: 4 (29.0)</text:p>
      <text:p text:style-name="P1">| <text:s text:c="2"/>| <text:s text:c="2"/>| <text:s text:c="2"/>| <text:s text:c="2"/>| <text:s text:c="2"/>| <text:s text:c="2"/>49 &gt; 2: 8 (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7 &lt;= 5</text:p>
      <text:p text:style-name="P1">| <text:s text:c="2"/>| <text:s text:c="2"/>| <text:s text:c="2"/>| <text:s text:c="2"/>| <text:s text:c="2"/>| <text:s text:c="2"/>| <text:s text:c="2"/>18 &lt;= 14</text:p>
      <text:p text:style-name="P1">| <text:s text:c="2"/>| <text:s text:c="2"/>| <text:s text:c="2"/>| <text:s text:c="2"/>| <text:s text:c="2"/>| <text:s text:c="2"/>| <text:s text:c="2"/>| <text:s text:c="2"/>19 &lt;= 11: 7 (6.0)</text:p>
      <text:p text:style-name="P1">| <text:s text:c="2"/>| <text:s text:c="2"/>| <text:s text:c="2"/>| <text:s text:c="2"/>| <text:s text:c="2"/>| <text:s text:c="2"/>| <text:s text:c="2"/>| <text:s text:c="2"/>19 &gt; 11: 1 (4.0)</text:p>
      <text:p text:style-name="P1">| <text:s text:c="2"/>| <text:s text:c="2"/>| <text:s text:c="2"/>| <text:s text:c="2"/>| <text:s text:c="2"/>| <text:s text:c="2"/>| <text:s text:c="2"/>18 &gt; 14: 8 (2.0)</text:p>
      <text:p text:style-name="P1">| <text:s text:c="2"/>| <text:s text:c="2"/>| <text:s text:c="2"/>| <text:s text:c="2"/>| <text:s text:c="2"/>| <text:s text:c="2"/>17 &gt; 5: 5 (2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13 &lt;= 14: 8 (4.0)</text:p>
      <text:p text:style-name="P1">| <text:s text:c="2"/>| <text:s text:c="2"/>| <text:s text:c="2"/>| <text:s text:c="2"/>| <text:s text:c="2"/>| <text:s text:c="2"/>| <text:s text:c="2"/>| <text:s text:c="2"/>| <text:s text:c="2"/>13 &gt; 14: 7 (7.0/1.0)</text:p>
      <text:p text:style-name="P1">| <text:s text:c="2"/>| <text:s text:c="2"/>| <text:s text:c="2"/>| <text:s text:c="2"/>| <text:s text:c="2"/>| <text:s text:c="2"/>| <text:s text:c="2"/>| <text:s text:c="2"/>37 &gt; 0: 7 (258.0/2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15 &lt;= 0</text:p>
      <text:p text:style-name="P1">| <text:s text:c="2"/>| <text:s text:c="2"/>| <text:s text:c="2"/>| <text:s text:c="2"/>| <text:s text:c="2"/>| <text:s text:c="2"/>| <text:s text:c="2"/>| <text:s text:c="2"/>| <text:s text:c="2"/>| <text:s text:c="2"/>18 &lt;= 6: 7 (2.0)</text:p>
      <text:p text:style-name="P1">| <text:s text:c="2"/>| <text:s text:c="2"/>| <text:s text:c="2"/>| <text:s text:c="2"/>| <text:s text:c="2"/>| <text:s text:c="2"/>| <text:s text:c="2"/>| <text:s text:c="2"/>| <text:s text:c="2"/>| <text:s text:c="2"/>18 &gt; 6: 9 (8.0)</text:p>
      <text:p text:style-name="P1">| <text:s text:c="2"/>| <text:s text:c="2"/>| <text:s text:c="2"/>| <text:s text:c="2"/>| <text:s text:c="2"/>| <text:s text:c="2"/>| <text:s text:c="2"/>| <text:s text:c="2"/>| <text:s text:c="2"/>15 &gt; 0: 7 (3.0)</text:p>
      <text:p text:style-name="P1">| <text:s text:c="2"/>| <text:s text:c="2"/>| <text:s text:c="2"/>| <text:s text:c="2"/>| <text:s text:c="2"/>| <text:s text:c="2"/>| <text:s text:c="2"/>| <text:s text:c="2"/>49 &gt; 0: 8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</text:p>
      <text:p text:style-name="P1">| <text:s text:c="2"/>| <text:s text:c="2"/>| <text:s text:c="2"/>| <text:s text:c="2"/>| <text:s text:c="2"/>| <text:s text:c="2"/>| <text:s text:c="2"/>| <text:s text:c="2"/>| <text:s text:c="2"/>27 &lt;= 8: 5 (2.0/1.0)</text:p>
      <text:p text:style-name="P1">| <text:s text:c="2"/>| <text:s text:c="2"/>| <text:s text:c="2"/>| <text:s text:c="2"/>| <text:s text:c="2"/>| <text:s text:c="2"/>| <text:s text:c="2"/>| <text:s text:c="2"/>| <text:s text:c="2"/>27 &gt; 8: 9 (16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8 &lt;= 6</text:p>
      <text:p text:style-name="P1">| <text:s text:c="2"/>| <text:s text:c="2"/>| <text:s text:c="2"/>| <text:s text:c="2"/>| <text:s text:c="2"/>| <text:s text:c="2"/>| <text:s text:c="2"/>| <text:s text:c="2"/>52 &lt;= 14: 7 (5.0)</text:p>
      <text:p text:style-name="P1">| <text:s text:c="2"/>| <text:s text:c="2"/>| <text:s text:c="2"/>| <text:s text:c="2"/>| <text:s text:c="2"/>| <text:s text:c="2"/>| <text:s text:c="2"/>| <text:s text:c="2"/>52 &gt; 14: 3 (6.0)</text:p>
      <text:p text:style-name="P1">| <text:s text:c="2"/>| <text:s text:c="2"/>| <text:s text:c="2"/>| <text:s text:c="2"/>| <text:s text:c="2"/>| <text:s text:c="2"/>| <text:s text:c="2"/>18 &gt; 6: 1 (2.0)</text:p>
      <text:p text:style-name="P1">| <text:s text:c="2"/>| <text:s text:c="2"/>| <text:s text:c="2"/>| <text:s text:c="2"/>| <text:s text:c="2"/>| <text:s text:c="2"/>17 &gt; 0</text:p>
      <text:p text:style-name="P1">| <text:s text:c="2"/>| <text:s text:c="2"/>| <text:s text:c="2"/>| <text:s text:c="2"/>| <text:s text:c="2"/>| <text:s text:c="2"/>| <text:s text:c="2"/>6 &lt;= 0: 9 (5.0)</text:p>
      <text:p text:style-name="P1">| <text:s text:c="2"/>| <text:s text:c="2"/>| <text:s text:c="2"/>| <text:s text:c="2"/>| <text:s text:c="2"/>| <text:s text:c="2"/>| <text:s text:c="2"/>6 &gt; 0: 5 (3.0)</text:p>
      <text:p text:style-name="P1">| <text:s text:c="2"/>| <text:s text:c="2"/>| <text:s text:c="2"/>62 &gt; 0</text:p>
      <text:p text:style-name="P1"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62 &lt;= 4</text:p>
      <text:p text:style-name="P1">| <text:s text:c="2"/>| <text:s text:c="2"/>| <text:s text:c="2"/>| <text:s text:c="2"/>| <text:s text:c="2"/>| <text:s text:c="2"/>| <text:s text:c="2"/>| <text:s text:c="2"/>43 &lt;= 1</text:p>
      <text:p text:style-name="P1">| <text:s text:c="2"/>| <text:s text:c="2"/>| <text:s text:c="2"/>| <text:s text:c="2"/>| <text:s text:c="2"/>| <text:s text:c="2"/>| <text:s text:c="2"/>| <text:s text:c="2"/>| <text:s text:c="2"/>38 &lt;= 4: 9 (12.0)</text:p>
      <text:p text:style-name="P1">| <text:s text:c="2"/>| <text:s text:c="2"/>| <text:s text:c="2"/>| <text:s text:c="2"/>| <text:s text:c="2"/>| <text:s text:c="2"/>| <text:s text:c="2"/>| <text:s text:c="2"/>| <text:s text:c="2"/>38 &gt; 4: 4 (6.0/1.0)</text:p>
      <text:p text:style-name="P1"><text:soft-page-break/>| <text:s text:c="2"/>| <text:s text:c="2"/>| <text:s text:c="2"/>| <text:s text:c="2"/>| <text:s text:c="2"/>| <text:s text:c="2"/>| <text:s text:c="2"/>| <text:s text:c="2"/>43 &gt; 1: 4 (2.0/1.0)</text:p>
      <text:p text:style-name="P1">| <text:s text:c="2"/>| <text:s text:c="2"/>| <text:s text:c="2"/>| <text:s text:c="2"/>| <text:s text:c="2"/>| <text:s text:c="2"/>| <text:s text:c="2"/>62 &gt; 4: 1 (3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18 &lt;= 12</text:p>
      <text:p text:style-name="P1">| <text:s text:c="2"/>| <text:s text:c="2"/>| <text:s text:c="2"/>| <text:s text:c="2"/>| <text:s text:c="2"/>| <text:s text:c="2"/>| <text:s text:c="2"/>| <text:s text:c="2"/>| <text:s text:c="2"/>62 &lt;= 10: 3 (243.0/6.0)</text:p>
      <text:p text:style-name="P1">| <text:s text:c="2"/>| <text:s text:c="2"/>| <text:s text:c="2"/>| <text:s text:c="2"/>| <text:s text:c="2"/>| <text:s text:c="2"/>| <text:s text:c="2"/>| <text:s text:c="2"/>| <text:s text:c="2"/>62 &gt; 10</text:p>
      <text:p text:style-name="P1">| <text:s text:c="2"/>| <text:s text:c="2"/>| <text:s text:c="2"/>| <text:s text:c="2"/>| <text:s text:c="2"/>| <text:s text:c="2"/>| <text:s text:c="2"/>| <text:s text:c="2"/>| <text:s text:c="2"/>| <text:s text:c="2"/>18 &lt;= 8: 3 (2.0/1.0)</text:p>
      <text:p text:style-name="P1">| <text:s text:c="2"/>| <text:s text:c="2"/>| <text:s text:c="2"/>| <text:s text:c="2"/>| <text:s text:c="2"/>| <text:s text:c="2"/>| <text:s text:c="2"/>| <text:s text:c="2"/>| <text:s text:c="2"/>| <text:s text:c="2"/>18 &gt; 8: 2 (2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9 &lt;= 0: 9 (8.0/3.0)</text:p>
      <text:p text:style-name="P1"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5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10: 5 (11.0/1.0)</text:p>
      <text:p text:style-name="P1"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46 &gt; 0</text:p>
      <text:p text:style-name="P1">| <text:s text:c="2"/>| <text:s text:c="2"/>| <text:s text:c="2"/>| <text:s text:c="2"/>| <text:s text:c="2"/>| <text:s text:c="2"/>| <text:s text:c="2"/>| <text:s text:c="2"/>| <text:s text:c="2"/>19 &lt;= 13: 3 (3.0/1.0)</text:p>
      <text:p text:style-name="P1">| <text:s text:c="2"/>| <text:s text:c="2"/>| <text:s text:c="2"/>| <text:s text:c="2"/>| <text:s text:c="2"/>| <text:s text:c="2"/>| <text:s text:c="2"/>| <text:s text:c="2"/>| <text:s text:c="2"/>19 &gt; 13: 1 (3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lt;=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gt; 0: 3 (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| <text:s text:c="2"/>| <text:s text:c="2"/>| <text:s text:c="2"/>| <text:s text:c="2"/>| <text:s text:c="2"/>| <text:s text:c="2"/>| <text:s text:c="2"/>| <text:s text:c="2"/>| <text:s text:c="2"/>| <text:s text:c="2"/>26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lt;= 12: 9 (128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gt; 12: 4 (2.0)</text:p>
      <text:p text:style-name="P1">| <text:s text:c="2"/>| <text:s text:c="2"/>| <text:s text:c="2"/>| <text:s text:c="2"/>| <text:s text:c="2"/>| <text:s text:c="2"/>| <text:s text:c="2"/>| <text:s text:c="2"/>33 &gt; 2</text:p>
      <text:p text:style-name="P1">| <text:s text:c="2"/>| <text:s text:c="2"/>| <text:s text:c="2"/>| <text:s text:c="2"/>| <text:s text:c="2"/>| <text:s text:c="2"/>| <text:s text:c="2"/>| <text:s text:c="2"/>| <text:s text:c="2"/>2 &lt;= 0: 4 (7.0)</text:p>
      <text:p text:style-name="P1">| <text:s text:c="2"/>| <text:s text:c="2"/>| <text:s text:c="2"/>| <text:s text:c="2"/>| <text:s text:c="2"/>| <text:s text:c="2"/>| <text:s text:c="2"/>| <text:s text:c="2"/>| <text:s text:c="2"/>2 &gt; 0: 7 (2.0/1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5 &lt;= 0</text:p>
      <text:p text:style-name="P1">| <text:s text:c="2"/>| <text:s text:c="2"/>| <text:s text:c="2"/>| <text:s text:c="2"/>| <text:s text:c="2"/>| <text:s text:c="2"/>| <text:s text:c="2"/>44 &lt;= 0: 3 (7.0)</text:p>
      <text:p text:style-name="P1">| <text:s text:c="2"/>| <text:s text:c="2"/>| <text:s text:c="2"/>| <text:s text:c="2"/>| <text:s text:c="2"/>| <text:s text:c="2"/>| <text:s text:c="2"/>44 &gt; 0: 8 (2.0/1.0)</text:p>
      <text:p text:style-name="P1">| <text:s text:c="2"/>| <text:s text:c="2"/>| <text:s text:c="2"/>| <text:s text:c="2"/>| <text:s text:c="2"/>| <text:s text:c="2"/>25 &gt; 0: 0 (4.0/1.0)</text:p>
      <text:p text:style-name="P1">| <text:s text:c="2"/>| <text:s text:c="2"/>| <text:s text:c="2"/>| <text:s text:c="2"/>| <text:s text:c="2"/>35 &gt; 5</text:p>
      <text:p text:style-name="P1">| <text:s text:c="2"/>| <text:s text:c="2"/>| <text:s text:c="2"/>| <text:s text:c="2"/>| <text:s text:c="2"/>| <text:s text:c="2"/>30 &lt;= 7: 8 (53.0)</text:p>
      <text:p text:style-name="P1">| <text:s text:c="2"/>| <text:s text:c="2"/>| <text:s text:c="2"/>| <text:s text:c="2"/>| <text:s text:c="2"/>| <text:s text:c="2"/>30 &gt; 7: 7 (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<text:soft-page-break/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3 &lt;= 14</text:p>
      <text:p text:style-name="P1">| <text:s text:c="2"/>| <text:s text:c="2"/>| <text:s text:c="2"/>| <text:s text:c="2"/>| <text:s text:c="2"/>| <text:s text:c="2"/>| <text:s text:c="2"/>| <text:s text:c="2"/>5 &lt;= 7</text:p>
      <text:p text:style-name="P1">| <text:s text:c="2"/>| <text:s text:c="2"/>| <text:s text:c="2"/>| <text:s text:c="2"/>| <text:s text:c="2"/>| <text:s text:c="2"/>| <text:s text:c="2"/>| <text:s text:c="2"/>| <text:s text:c="2"/>9 &lt;= 0</text:p>
      <text:p text:style-name="P1">| <text:s text:c="2"/>| <text:s text:c="2"/>| <text:s text:c="2"/>| <text:s text:c="2"/>| <text:s text:c="2"/>| <text:s text:c="2"/>| <text:s text:c="2"/>| <text:s text:c="2"/>| <text:s text:c="2"/>| <text:s text:c="2"/>12 &lt;= 10: 4 (2.0)</text:p>
      <text:p text:style-name="P1">| <text:s text:c="2"/>| <text:s text:c="2"/>| <text:s text:c="2"/>| <text:s text:c="2"/>| <text:s text:c="2"/>| <text:s text:c="2"/>| <text:s text:c="2"/>| <text:s text:c="2"/>| <text:s text:c="2"/>| <text:s text:c="2"/>12 &gt; 10: 1 (3.0)</text:p>
      <text:p text:style-name="P1">| <text:s text:c="2"/>| <text:s text:c="2"/>| <text:s text:c="2"/>| <text:s text:c="2"/>| <text:s text:c="2"/>| <text:s text:c="2"/>| <text:s text:c="2"/>| <text:s text:c="2"/>| <text:s text:c="2"/>9 &gt; 0: 9 (3.0/1.0)</text:p>
      <text:p text:style-name="P1">| <text:s text:c="2"/>| <text:s text:c="2"/>| <text:s text:c="2"/>| <text:s text:c="2"/>| <text:s text:c="2"/>| <text:s text:c="2"/>| <text:s text:c="2"/>| <text:s text:c="2"/>5 &gt; 7</text:p>
      <text:p text:style-name="P1">| <text:s text:c="2"/>| <text:s text:c="2"/>| <text:s text:c="2"/>| <text:s text:c="2"/>| <text:s text:c="2"/>| <text:s text:c="2"/>| <text:s text:c="2"/>| <text:s text:c="2"/>| <text:s text:c="2"/>53 &lt;= 7: 7 (14.0)</text:p>
      <text:p text:style-name="P1">| <text:s text:c="2"/>| <text:s text:c="2"/>| <text:s text:c="2"/>| <text:s text:c="2"/>| <text:s text:c="2"/>| <text:s text:c="2"/>| <text:s text:c="2"/>| <text:s text:c="2"/>| <text:s text:c="2"/>53 &gt; 7: 8 (7.0)</text:p>
      <text:p text:style-name="P1">| <text:s text:c="2"/>| <text:s text:c="2"/>| <text:s text:c="2"/>| <text:s text:c="2"/>| <text:s text:c="2"/>| <text:s text:c="2"/>| <text:s text:c="2"/>3 &gt; 14: 3 (4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34 &lt;= 5: 2 (139.0/3.0)</text:p>
      <text:p text:style-name="P1">| <text:s text:c="2"/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| <text:s text:c="2"/>7 &gt; 1: 7 (2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</text:p>
      <text:p text:style-name="P1">| <text:s text:c="2"/>| <text:s text:c="2"/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lt;= 1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gt; 1: 2 (35.0)</text:p>
      <text:p text:style-name="P1">| <text:s text:c="2"/>| <text:s text:c="2"/>| <text:s text:c="2"/>| <text:s text:c="2"/>| <text:s text:c="2"/>| <text:s text:c="2"/>| <text:s text:c="2"/>| <text:s text:c="2"/>| <text:s text:c="2"/>| <text:s text:c="2"/>37 &gt; 1: 8 (2.0)</text:p>
      <text:p text:style-name="P1">| <text:s text:c="2"/>| <text:s text:c="2"/>| <text:s text:c="2"/>| <text:s text:c="2"/>| <text:s text:c="2"/>| <text:s text:c="2"/>| <text:s text:c="2"/>| <text:s text:c="2"/>| <text:s text:c="2"/>36 &gt; 13</text:p>
      <text:p text:style-name="P1">| <text:s text:c="2"/>| <text:s text:c="2"/>| <text:s text:c="2"/>| <text:s text:c="2"/>| <text:s text:c="2"/>| <text:s text:c="2"/>| <text:s text:c="2"/>| <text:s text:c="2"/>| <text:s text:c="2"/>| <text:s text:c="2"/>30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4: 3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4: 1 (4.0/1.0)</text:p>
      <text:p text:style-name="P1">| <text:s text:c="2"/>| <text:s text:c="2"/>| <text:s text:c="2"/>| <text:s text:c="2"/>| <text:s text:c="2"/>| <text:s text:c="2"/>| <text:s text:c="2"/>| <text:s text:c="2"/>| <text:s text:c="2"/>| <text:s text:c="2"/>30 &gt; 1: 8 (2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18 &lt;= 1: 3 (2.0)</text:p>
      <text:p text:style-name="P1">| <text:s text:c="2"/>| <text:s text:c="2"/>| <text:s text:c="2"/>| <text:s text:c="2"/>| <text:s text:c="2"/>| <text:s text:c="2"/>| <text:s text:c="2"/>| <text:s text:c="2"/>| <text:s text:c="2"/>18 &gt; 1</text:p>
      <text:p text:style-name="P1">| <text:s text:c="2"/>| <text:s text:c="2"/>| <text:s text:c="2"/>| <text:s text:c="2"/>| <text:s text:c="2"/>| <text:s text:c="2"/>| <text:s text:c="2"/>| <text:s text:c="2"/>| <text:s text:c="2"/>| <text:s text:c="2"/>62 &lt;= 9: 8 (155.0/3.0)</text:p>
      <text:p text:style-name="P1">| <text:s text:c="2"/>| <text:s text:c="2"/>| <text:s text:c="2"/>| <text:s text:c="2"/>| <text:s text:c="2"/>| <text:s text:c="2"/>| <text:s text:c="2"/>| <text:s text:c="2"/>| <text:s text:c="2"/>| <text:s text:c="2"/>62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lt;= 0: 2 (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gt; 0: 8 (5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28 &lt;= 9: 4 (3.0/1.0)</text:p>
      <text:p text:style-name="P1">| <text:s text:c="2"/>| <text:s text:c="2"/>| <text:s text:c="2"/>| <text:s text:c="2"/>| <text:s text:c="2"/>| <text:s text:c="2"/>| <text:s text:c="2"/>28 &gt; 9: 8 (34.0/1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</text:p>
      <text:p text:style-name="P1">| <text:s text:c="2"/>| <text:s text:c="2"/>| <text:s text:c="2"/>| <text:s text:c="2"/>| <text:s text:c="2"/>| <text:s text:c="2"/>| <text:s text:c="2"/>| <text:s text:c="2"/>9 &lt;= 1: 4 (3.0/2.0)</text:p>
      <text:p text:style-name="P1">| <text:s text:c="2"/>| <text:s text:c="2"/>| <text:s text:c="2"/>| <text:s text:c="2"/>| <text:s text:c="2"/>| <text:s text:c="2"/>| <text:s text:c="2"/>| <text:s text:c="2"/>9 &gt; 1: 2 (2.0/1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63 &lt;= 5</text:p>
      <text:p text:style-name="P1">| <text:s text:c="2"/>| <text:s text:c="2"/>| <text:s text:c="2"/>| <text:s text:c="2"/>| <text:s text:c="2"/>| <text:s text:c="2"/>| <text:s text:c="2"/>| <text:s text:c="2"/>| <text:s text:c="2"/>52 &lt;= 6: 8 (6.0)</text:p>
      <text:p text:style-name="P1">| <text:s text:c="2"/>| <text:s text:c="2"/>| <text:s text:c="2"/>| <text:s text:c="2"/>| <text:s text:c="2"/>| <text:s text:c="2"/>| <text:s text:c="2"/>| <text:s text:c="2"/>| <text:s text:c="2"/>52 &gt; 6</text:p>
      <text:p text:style-name="P1">| <text:s text:c="2"/>| <text:s text:c="2"/>| <text:s text:c="2"/>| <text:s text:c="2"/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lt;= 10: 8 (7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gt; 10: 1 (3.0)</text:p>
      <text:p text:style-name="P1">| <text:s text:c="2"/>| <text:s text:c="2"/>| <text:s text:c="2"/>| <text:s text:c="2"/>| <text:s text:c="2"/>| <text:s text:c="2"/>| <text:s text:c="2"/>| <text:s text:c="2"/>| <text:s text:c="2"/>| <text:s text:c="2"/>20 &gt; 13: 1 (146.0/5.0)</text:p>
      <text:p text:style-name="P1"><text:soft-page-break/>| <text:s text:c="2"/>| <text:s text:c="2"/>| <text:s text:c="2"/>| <text:s text:c="2"/>| <text:s text:c="2"/>| <text:s text:c="2"/>| <text:s text:c="2"/>| <text:s text:c="2"/>63 &gt; 5: 2 (2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54 &lt;= 1: 4 (13.0/1.0)</text:p>
      <text:p text:style-name="P1">| <text:s text:c="2"/>| <text:s text:c="2"/>| <text:s text:c="2"/>| <text:s text:c="2"/>| <text:s text:c="2"/>| <text:s text:c="2"/>| <text:s text:c="2"/>54 &gt; 1: 2 (3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61 &lt;= 12</text:p>
      <text:p text:style-name="P1">| <text:s text:c="2"/>| <text:s text:c="2"/>| <text:s text:c="2"/>| <text:s text:c="2"/>| <text:s text:c="2"/>| <text:s text:c="2"/>| <text:s text:c="2"/>| <text:s text:c="2"/>| <text:s text:c="2"/>46 &lt;= 1</text:p>
      <text:p text:style-name="P1">| <text:s text:c="2"/>| <text:s text:c="2"/>| <text:s text:c="2"/>| <text:s text:c="2"/>| <text:s text:c="2"/>| <text:s text:c="2"/>| <text:s text:c="2"/>| <text:s text:c="2"/>| <text:s text:c="2"/>| <text:s text:c="2"/>34 &lt;= 13: 4 (2.0)</text:p>
      <text:p text:style-name="P1">| <text:s text:c="2"/>| <text:s text:c="2"/>| <text:s text:c="2"/>| <text:s text:c="2"/>| <text:s text:c="2"/>| <text:s text:c="2"/>| <text:s text:c="2"/>| <text:s text:c="2"/>| <text:s text:c="2"/>| <text:s text:c="2"/>34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lt;= 9: 6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gt; 9: 8 (9.0)</text:p>
      <text:p text:style-name="P1">| <text:s text:c="2"/>| <text:s text:c="2"/>| <text:s text:c="2"/>| <text:s text:c="2"/>| <text:s text:c="2"/>| <text:s text:c="2"/>| <text:s text:c="2"/>| <text:s text:c="2"/>| <text:s text:c="2"/>46 &gt; 1: 3 (2.0/1.0)</text:p>
      <text:p text:style-name="P1">| <text:s text:c="2"/>| <text:s text:c="2"/>| <text:s text:c="2"/>| <text:s text:c="2"/>| <text:s text:c="2"/>| <text:s text:c="2"/>| <text:s text:c="2"/>| <text:s text:c="2"/>61 &gt; 12: 1 (3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9 &lt;= 1</text:p>
      <text:p text:style-name="P1">| <text:s text:c="2"/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| <text:s text:c="2"/>5 &lt;= 14</text:p>
      <text:p text:style-name="P1">| <text:s text:c="2"/>| <text:s text:c="2"/>| <text:s text:c="2"/>| <text:s text:c="2"/>| <text:s text:c="2"/>| <text:s text:c="2"/>| <text:s text:c="2"/>| <text:s text:c="2"/>| <text:s text:c="2"/>58 &lt;= 1: 4 (150.0)</text:p>
      <text:p text:style-name="P1">| <text:s text:c="2"/>| <text:s text:c="2"/>| <text:s text:c="2"/>| <text:s text:c="2"/>| <text:s text:c="2"/>| <text:s text:c="2"/>| <text:s text:c="2"/>| <text:s text:c="2"/>| <text:s text:c="2"/>58 &gt; 1</text:p>
      <text:p text:style-name="P1">| <text:s text:c="2"/>| <text:s text:c="2"/>| <text:s text:c="2"/>| <text:s text:c="2"/>| <text:s text:c="2"/>| <text:s text:c="2"/>| <text:s text:c="2"/>| <text:s text:c="2"/>| <text:s text:c="2"/>| <text:s text:c="2"/>53 &lt;= 5: 4 (5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5: 0 (2.0)</text:p>
      <text:p text:style-name="P1">| <text:s text:c="2"/>| <text:s text:c="2"/>| <text:s text:c="2"/>| <text:s text:c="2"/>| <text:s text:c="2"/>| <text:s text:c="2"/>| <text:s text:c="2"/>| <text:s text:c="2"/>5 &gt; 14: 7 (3.0)</text:p>
      <text:p text:style-name="P1">| <text:s text:c="2"/>| <text:s text:c="2"/>| <text:s text:c="2"/>| <text:s text:c="2"/>| <text:s text:c="2"/>| <text:s text:c="2"/>| <text:s text:c="2"/>62 &gt; 0: 1 (4.0/1.0)</text:p>
      <text:p text:style-name="P1">| <text:s text:c="2"/>| <text:s text:c="2"/>| <text:s text:c="2"/>| <text:s text:c="2"/>| <text:s text:c="2"/>| <text:s text:c="2"/>9 &gt; 1: 6 (3.0/2.0)</text:p>
      <text:p text:style-name="P1"/>
      <text:p text:style-name="P1">Number of Leaves <text:s/>: <text:tab/>136</text:p>
      <text:p text:style-name="P1"/>
      <text:p text:style-name="P1">Size of the tree : <text:tab/>271</text:p>
      <text:p text:style-name="P1"/>
      <text:p text:style-name="P1"/>
      <text:p text:style-name="P1">Time taken to build model: 0.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865 <text:s text:c="14"/>88.9752 %</text:p>
      <text:p text:style-name="P1">Incorrectly Classified Instances <text:s text:c="6"/>355 <text:s text:c="14"/>11.0248 %</text:p>
      <text:p text:style-name="P1">Kappa statistic <text:s text:c="25"/>0.8775</text:p>
      <text:p text:style-name="P1">Mean absolute error <text:s text:c="21"/>0.025 </text:p>
      <text:p text:style-name="P1">Root mean squared error <text:s text:c="17"/>0.1416</text:p>
      <text:p text:style-name="P1">Relative absolute error <text:s text:c="16"/>13.884 <text:s/>%</text:p>
      <text:p text:style-name="P1">Root relative squared error <text:s text:c="12"/>47.2187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4 <text:s text:c="5"/>0.96 <text:s text:c="5"/>0.966 <text:s text:c="4"/>0.963 <text:s text:c="5"/>0.985 <text:s text:c="3"/>0</text:p>
      <text:p text:style-name="P1"><text:soft-page-break/>0.865 <text:s text:c="4"/>0.016 <text:s text:c="5"/>0.862 <text:s text:c="4"/>0.865 <text:s text:c="4"/>0.863 <text:s text:c="5"/>0.928 <text:s text:c="3"/>1</text:p>
      <text:p text:style-name="P1">0.871 <text:s text:c="4"/>0.011 <text:s text:c="5"/>0.898 <text:s text:c="4"/>0.871 <text:s text:c="4"/>0.884 <text:s text:c="5"/>0.932 <text:s text:c="3"/>2</text:p>
      <text:p text:style-name="P1">0.894 <text:s text:c="4"/>0.019 <text:s text:c="5"/>0.846 <text:s text:c="4"/>0.894 <text:s text:c="4"/>0.869 <text:s text:c="5"/>0.937 <text:s text:c="3"/>3</text:p>
      <text:p text:style-name="P1">0.863 <text:s text:c="4"/>0.013 <text:s text:c="5"/>0.871 <text:s text:c="4"/>0.863 <text:s text:c="4"/>0.867 <text:s text:c="5"/>0.931 <text:s text:c="3"/>4</text:p>
      <text:p text:style-name="P1">0.916 <text:s text:c="4"/>0.01 <text:s text:c="6"/>0.908 <text:s text:c="4"/>0.916 <text:s text:c="4"/>0.912 <text:s text:c="5"/>0.962 <text:s text:c="3"/>5</text:p>
      <text:p text:style-name="P1">0.942 <text:s text:c="4"/>0.005 <text:s text:c="5"/>0.954 <text:s text:c="4"/>0.942 <text:s text:c="4"/>0.948 <text:s text:c="5"/>0.974 <text:s text:c="3"/>6</text:p>
      <text:p text:style-name="P1">0.902 <text:s text:c="4"/>0.012 <text:s text:c="5"/>0.896 <text:s text:c="4"/>0.902 <text:s text:c="4"/>0.899 <text:s text:c="5"/>0.954 <text:s text:c="3"/>7</text:p>
      <text:p text:style-name="P1">0.844 <text:s text:c="4"/>0.019 <text:s text:c="5"/>0.834 <text:s text:c="4"/>0.844 <text:s text:c="4"/>0.839 <text:s text:c="5"/>0.933 <text:s text:c="3"/>8</text:p>
      <text:p text:style-name="P1">0.83 <text:s text:c="5"/>0.013 <text:s text:c="5"/>0.87 <text:s text:c="5"/>0.83 <text:s text:c="5"/>0.849 <text:s text:c="5"/>0.928 <text:s text:c="3"/>9</text:p>
      <text:p text:style-name="P1">Weighted Avg. <text:s text:c="3"/>0.89 <text:s text:c="5"/>0.012 <text:s text:c="5"/>0.89 <text:s text:c="5"/>0.89 <text:s text:c="5"/>0.89 <text:s text:c="6"/>0.94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0 <text:s text:c="2"/>0 <text:s text:c="2"/>0 <text:s text:c="2"/>0 <text:s text:c="2"/>4 <text:s text:c="2"/>2 <text:s text:c="2"/>2 <text:s text:c="2"/>0 <text:s text:c="2"/>3 <text:s text:c="2"/>0 | <text:s text:c="2"/>a = 0</text:p>
      <text:p text:style-name="P1">1 281 <text:s text:c="2"/>5 <text:s text:c="2"/>9 <text:s/>12 <text:s text:c="2"/>3 <text:s text:c="2"/>2 <text:s text:c="2"/>3 <text:s text:c="2"/>9 <text:s text:c="2"/>0 | <text:s text:c="2"/>b = 1</text:p>
      <text:p text:style-name="P1">1 <text:s text:c="2"/>8 283 <text:s/>10 <text:s text:c="2"/>0 <text:s text:c="2"/>3 <text:s text:c="2"/>2 <text:s text:c="2"/>2 <text:s/>13 <text:s text:c="2"/>3 | <text:s text:c="2"/>c = 2</text:p>
      <text:p text:style-name="P1">1 <text:s text:c="2"/>6 <text:s text:c="2"/>8 303 <text:s text:c="2"/>0 <text:s text:c="2"/>4 <text:s text:c="2"/>0 <text:s text:c="2"/>1 <text:s text:c="2"/>6 <text:s/>10 | <text:s text:c="2"/>d = 3</text:p>
      <text:p text:style-name="P1">3 <text:s text:c="2"/>3 <text:s text:c="2"/>1 <text:s text:c="2"/>3 264 <text:s text:c="2"/>5 <text:s text:c="2"/>6 <text:s/>10 <text:s text:c="2"/>6 <text:s text:c="2"/>5 | <text:s text:c="2"/>e = 4</text:p>
      <text:p text:style-name="P1">0 <text:s text:c="2"/>2 <text:s text:c="2"/>2 <text:s text:c="2"/>9 <text:s text:c="2"/>1 295 <text:s text:c="2"/>2 <text:s text:c="2"/>0 <text:s text:c="2"/>1 <text:s/>10 | <text:s text:c="2"/>f = 5</text:p>
      <text:p text:style-name="P1">2 <text:s text:c="2"/>3 <text:s text:c="2"/>3 <text:s text:c="2"/>0 <text:s text:c="2"/>6 <text:s text:c="2"/>2 311 <text:s text:c="2"/>1 <text:s text:c="2"/>2 <text:s text:c="2"/>0 | <text:s text:c="2"/>g = 6</text:p>
      <text:p text:style-name="P1">0 <text:s text:c="2"/>4 <text:s text:c="2"/>2 <text:s text:c="2"/>2 <text:s text:c="2"/>6 <text:s text:c="2"/>3 <text:s text:c="2"/>1 293 <text:s text:c="2"/>6 <text:s text:c="2"/>8 | <text:s text:c="2"/>h = 7</text:p>
      <text:p text:style-name="P1">2 <text:s/>16 <text:s text:c="2"/>8 <text:s text:c="2"/>6 <text:s text:c="2"/>6 <text:s text:c="2"/>3 <text:s text:c="2"/>0 <text:s text:c="2"/>7 271 <text:s text:c="2"/>2 | <text:s text:c="2"/>i = 8</text:p>
      <text:p text:style-name="P1">3 <text:s text:c="2"/>3 <text:s text:c="2"/>3 <text:s/>16 <text:s text:c="2"/>4 <text:s text:c="2"/>5 <text:s text:c="2"/>0 <text:s/>10 <text:s text:c="2"/>8 254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 conf fact = 0.01</text:p>
      <text:p text:style-name="P1"/>
      <text:p text:style-name="P1">=== Run information ===</text:p>
      <text:p text:style-name="P1"/>
      <text:p text:style-name="P1">Scheme:weka.classifiers.trees.J48 -C 0.01 -M 2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<text:soft-page-break/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</text:p>
      <text:p text:style-name="P1">| <text:s text:c="2"/>| <text:s text:c="2"/>| <text:s text:c="2"/>22 &lt;= 5</text:p>
      <text:p text:style-name="P1">| <text:s text:c="2"/>| <text:s text:c="2"/>| <text:s text:c="2"/>| <text:s text:c="2"/>18 &lt;= 1: 3 (3.0)</text:p>
      <text:p text:style-name="P1">| <text:s text:c="2"/>| <text:s text:c="2"/>| <text:s text:c="2"/>| <text:s text:c="2"/>18 &gt; 1</text:p>
      <text:p text:style-name="P1"><text:soft-page-break/>| <text:s text:c="2"/>| <text:s text:c="2"/>| <text:s text:c="2"/>| <text:s text:c="2"/>| <text:s text:c="2"/>4 &lt;= 11: 2 (4.0/2.0)</text:p>
      <text:p text:style-name="P1">| <text:s text:c="2"/>| <text:s text:c="2"/>| <text:s text:c="2"/>| <text:s text:c="2"/>| <text:s text:c="2"/>4 &gt; 11: 5 (51.0)</text:p>
      <text:p text:style-name="P1">| <text:s text:c="2"/>| <text:s text:c="2"/>| <text:s text:c="2"/>22 &gt; 5: 0 (2.0)</text:p>
      <text:p text:style-name="P1">| <text:s text:c="2"/>| <text:s text:c="2"/>21 &gt; 7</text:p>
      <text:p text:style-name="P1">| <text:s text:c="2"/>| <text:s text:c="2"/>| <text:s text:c="2"/>33 &lt;= 3: 9 (101.0/3.0)</text:p>
      <text:p text:style-name="P1">| <text:s text:c="2"/>| <text:s text:c="2"/>| <text:s text:c="2"/>33 &gt; 3: 0 (4.0/1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0.0)</text:p>
      <text:p text:style-name="P1">| <text:s text:c="2"/>| <text:s text:c="2"/>| <text:s text:c="2"/>54 &gt; 0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14 &lt;= 1</text:p>
      <text:p text:style-name="P1">| <text:s text:c="2"/>| <text:s text:c="2"/>| <text:s text:c="2"/>| <text:s text:c="2"/>| <text:s text:c="2"/>30 &lt;= 5</text:p>
      <text:p text:style-name="P1">| <text:s text:c="2"/>| <text:s text:c="2"/>| <text:s text:c="2"/>| <text:s text:c="2"/>| <text:s text:c="2"/>| <text:s text:c="2"/>38 &lt;= 9: 6 (15.0/1.0)</text:p>
      <text:p text:style-name="P1">| <text:s text:c="2"/>| <text:s text:c="2"/>| <text:s text:c="2"/>| <text:s text:c="2"/>| <text:s text:c="2"/>| <text:s text:c="2"/>38 &gt; 9: 4 (3.0/1.0)</text:p>
      <text:p text:style-name="P1">| <text:s text:c="2"/>| <text:s text:c="2"/>| <text:s text:c="2"/>| <text:s text:c="2"/>| <text:s text:c="2"/>30 &gt; 5: 4 (11.0)</text:p>
      <text:p text:style-name="P1">| <text:s text:c="2"/>| <text:s text:c="2"/>| <text:s text:c="2"/>| <text:s text:c="2"/>14 &gt; 1: 0 (4.0)</text:p>
      <text:p text:style-name="P1">| <text:s text:c="2"/>| <text:s text:c="2"/>| <text:s text:c="2"/>21 &gt; 5</text:p>
      <text:p text:style-name="P1">| <text:s text:c="2"/>| <text:s text:c="2"/>| <text:s text:c="2"/>| <text:s text:c="2"/>28 &lt;= 8: 0 (306.0/1.0)</text:p>
      <text:p text:style-name="P1">| <text:s text:c="2"/>| <text:s text:c="2"/>| <text:s text:c="2"/>| <text:s text:c="2"/>28 &gt; 8: 8 (4.0/2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7: 1 (5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37 &lt;= 5: 2 (74.0)</text:p>
      <text:p text:style-name="P1">| <text:s text:c="2"/>| <text:s text:c="2"/>| <text:s text:c="2"/>| <text:s text:c="2"/>| <text:s text:c="2"/>| <text:s text:c="2"/>| <text:s text:c="2"/>| <text:s text:c="2"/>37 &gt; 5: 3 (2.0/1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</text:p>
      <text:p text:style-name="P1">| <text:s text:c="2"/>| <text:s text:c="2"/>| <text:s text:c="2"/>| <text:s text:c="2"/>| <text:s text:c="2"/>| <text:s text:c="2"/>3 &lt;= 11: 5 (2.0/1.0)</text:p>
      <text:p text:style-name="P1">| <text:s text:c="2"/>| <text:s text:c="2"/>| <text:s text:c="2"/>| <text:s text:c="2"/>| <text:s text:c="2"/>| <text:s text:c="2"/>3 &gt; 11: 3 (26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30 &lt;= 4</text:p>
      <text:p text:style-name="P1">| <text:s text:c="2"/>| <text:s text:c="2"/>| <text:s text:c="2"/>| <text:s text:c="2"/>| <text:s text:c="2"/>18 &lt;= 5</text:p>
      <text:p text:style-name="P1">| <text:s text:c="2"/>| <text:s text:c="2"/>| <text:s text:c="2"/>| <text:s text:c="2"/>| <text:s text:c="2"/>| <text:s text:c="2"/>12 &lt;= 14: 4 (2.0/1.0)</text:p>
      <text:p text:style-name="P1">| <text:s text:c="2"/>| <text:s text:c="2"/>| <text:s text:c="2"/>| <text:s text:c="2"/>| <text:s text:c="2"/>| <text:s text:c="2"/>12 &gt; 14: 3 (6.0)</text:p>
      <text:p text:style-name="P1">| <text:s text:c="2"/>| <text:s text:c="2"/>| <text:s text:c="2"/>| <text:s text:c="2"/>| <text:s text:c="2"/>18 &gt; 5</text:p>
      <text:p text:style-name="P1">| <text:s text:c="2"/>| <text:s text:c="2"/>| <text:s text:c="2"/>| <text:s text:c="2"/>| <text:s text:c="2"/>| <text:s text:c="2"/>20 &lt;= 7: 5 (226.0)</text:p>
      <text:p text:style-name="P1">| <text:s text:c="2"/>| <text:s text:c="2"/>| <text:s text:c="2"/>| <text:s text:c="2"/>| <text:s text:c="2"/>| <text:s text:c="2"/>20 &gt; 7: 5 (6.0/3.0)</text:p>
      <text:p text:style-name="P1">| <text:s text:c="2"/>| <text:s text:c="2"/>| <text:s text:c="2"/>| <text:s text:c="2"/>30 &gt; 4: 4 (3.0)</text:p>
      <text:p text:style-name="P1"><text:soft-page-break/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</text:p>
      <text:p text:style-name="P1">| <text:s text:c="2"/>| <text:s text:c="2"/>| <text:s text:c="2"/>| <text:s text:c="2"/>| <text:s text:c="2"/>| <text:s text:c="2"/>| <text:s text:c="2"/>36 &lt;= 15: 1 (4.0/1.0)</text:p>
      <text:p text:style-name="P1">| <text:s text:c="2"/>| <text:s text:c="2"/>| <text:s text:c="2"/>| <text:s text:c="2"/>| <text:s text:c="2"/>| <text:s text:c="2"/>| <text:s text:c="2"/>36 &gt; 15: 4 (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</text:p>
      <text:p text:style-name="P1">| <text:s text:c="2"/>| <text:s text:c="2"/>| <text:s text:c="2"/>| <text:s text:c="2"/>| <text:s text:c="2"/>| <text:s text:c="2"/>| <text:s text:c="2"/>| <text:s text:c="2"/>19 &lt;= 12: 8 (2.0)</text:p>
      <text:p text:style-name="P1">| <text:s text:c="2"/>| <text:s text:c="2"/>| <text:s text:c="2"/>| <text:s text:c="2"/>| <text:s text:c="2"/>| <text:s text:c="2"/>| <text:s text:c="2"/>| <text:s text:c="2"/>19 &gt; 12: 1 (12.0/1.0)</text:p>
      <text:p text:style-name="P1">| <text:s text:c="2"/>| <text:s text:c="2"/>| <text:s text:c="2"/>| <text:s text:c="2"/>30 &gt; 2</text:p>
      <text:p text:style-name="P1">| <text:s text:c="2"/>| <text:s text:c="2"/>| <text:s text:c="2"/>| <text:s text:c="2"/>| <text:s text:c="2"/>2 &lt;= 1: 4 (9.0)</text:p>
      <text:p text:style-name="P1">| <text:s text:c="2"/>| <text:s text:c="2"/>| <text:s text:c="2"/>| <text:s text:c="2"/>| <text:s text:c="2"/>2 &gt; 1: 5 (2.0/1.0)</text:p>
      <text:p text:style-name="P1">| <text:s text:c="2"/>| <text:s text:c="2"/>| <text:s text:c="2"/>41 &gt; 8</text:p>
      <text:p text:style-name="P1">| <text:s text:c="2"/>| <text:s text:c="2"/>| <text:s text:c="2"/>| <text:s text:c="2"/>2 &lt;= 6: 4 (36.0)</text:p>
      <text:p text:style-name="P1">| <text:s text:c="2"/>| <text:s text:c="2"/>| <text:s text:c="2"/>| <text:s text:c="2"/>2 &gt; 6: 6 (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</text:p>
      <text:p text:style-name="P1">| <text:s text:c="2"/>| <text:s text:c="2"/>| <text:s text:c="2"/>| <text:s text:c="2"/>| <text:s text:c="2"/>| <text:s text:c="2"/>49 &lt;= 2: 4 (29.0)</text:p>
      <text:p text:style-name="P1">| <text:s text:c="2"/>| <text:s text:c="2"/>| <text:s text:c="2"/>| <text:s text:c="2"/>| <text:s text:c="2"/>| <text:s text:c="2"/>49 &gt; 2: 8 (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7 &lt;= 5</text:p>
      <text:p text:style-name="P1">| <text:s text:c="2"/>| <text:s text:c="2"/>| <text:s text:c="2"/>| <text:s text:c="2"/>| <text:s text:c="2"/>| <text:s text:c="2"/>| <text:s text:c="2"/>18 &lt;= 14</text:p>
      <text:p text:style-name="P1">| <text:s text:c="2"/>| <text:s text:c="2"/>| <text:s text:c="2"/>| <text:s text:c="2"/>| <text:s text:c="2"/>| <text:s text:c="2"/>| <text:s text:c="2"/>| <text:s text:c="2"/>19 &lt;= 11: 7 (6.0)</text:p>
      <text:p text:style-name="P1">| <text:s text:c="2"/>| <text:s text:c="2"/>| <text:s text:c="2"/>| <text:s text:c="2"/>| <text:s text:c="2"/>| <text:s text:c="2"/>| <text:s text:c="2"/>| <text:s text:c="2"/>19 &gt; 11: 1 (4.0)</text:p>
      <text:p text:style-name="P1">| <text:s text:c="2"/>| <text:s text:c="2"/>| <text:s text:c="2"/>| <text:s text:c="2"/>| <text:s text:c="2"/>| <text:s text:c="2"/>| <text:s text:c="2"/>18 &gt; 14: 8 (2.0)</text:p>
      <text:p text:style-name="P1">| <text:s text:c="2"/>| <text:s text:c="2"/>| <text:s text:c="2"/>| <text:s text:c="2"/>| <text:s text:c="2"/>| <text:s text:c="2"/>17 &gt; 5: 5 (2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: 7 (269.0/7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15 &lt;= 0</text:p>
      <text:p text:style-name="P1">| <text:s text:c="2"/>| <text:s text:c="2"/>| <text:s text:c="2"/>| <text:s text:c="2"/>| <text:s text:c="2"/>| <text:s text:c="2"/>| <text:s text:c="2"/>| <text:s text:c="2"/>| <text:s text:c="2"/>| <text:s text:c="2"/>18 &lt;= 6: 7 (2.0)</text:p>
      <text:p text:style-name="P1">| <text:s text:c="2"/>| <text:s text:c="2"/>| <text:s text:c="2"/>| <text:s text:c="2"/>| <text:s text:c="2"/>| <text:s text:c="2"/>| <text:s text:c="2"/>| <text:s text:c="2"/>| <text:s text:c="2"/>| <text:s text:c="2"/>18 &gt; 6: 9 (8.0)</text:p>
      <text:p text:style-name="P1">| <text:s text:c="2"/>| <text:s text:c="2"/>| <text:s text:c="2"/>| <text:s text:c="2"/>| <text:s text:c="2"/>| <text:s text:c="2"/>| <text:s text:c="2"/>| <text:s text:c="2"/>| <text:s text:c="2"/>15 &gt; 0: 7 (3.0)</text:p>
      <text:p text:style-name="P1">| <text:s text:c="2"/>| <text:s text:c="2"/>| <text:s text:c="2"/>| <text:s text:c="2"/>| <text:s text:c="2"/>| <text:s text:c="2"/>| <text:s text:c="2"/>| <text:s text:c="2"/>49 &gt; 0: 8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</text:p>
      <text:p text:style-name="P1">| <text:s text:c="2"/>| <text:s text:c="2"/>| <text:s text:c="2"/>| <text:s text:c="2"/>| <text:s text:c="2"/>| <text:s text:c="2"/>| <text:s text:c="2"/>| <text:s text:c="2"/>| <text:s text:c="2"/>27 &lt;= 8: 5 (2.0/1.0)</text:p>
      <text:p text:style-name="P1"><text:soft-page-break/>| <text:s text:c="2"/>| <text:s text:c="2"/>| <text:s text:c="2"/>| <text:s text:c="2"/>| <text:s text:c="2"/>| <text:s text:c="2"/>| <text:s text:c="2"/>| <text:s text:c="2"/>| <text:s text:c="2"/>27 &gt; 8: 9 (16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8 &lt;= 6</text:p>
      <text:p text:style-name="P1">| <text:s text:c="2"/>| <text:s text:c="2"/>| <text:s text:c="2"/>| <text:s text:c="2"/>| <text:s text:c="2"/>| <text:s text:c="2"/>| <text:s text:c="2"/>| <text:s text:c="2"/>52 &lt;= 14: 7 (5.0)</text:p>
      <text:p text:style-name="P1">| <text:s text:c="2"/>| <text:s text:c="2"/>| <text:s text:c="2"/>| <text:s text:c="2"/>| <text:s text:c="2"/>| <text:s text:c="2"/>| <text:s text:c="2"/>| <text:s text:c="2"/>52 &gt; 14: 3 (6.0)</text:p>
      <text:p text:style-name="P1">| <text:s text:c="2"/>| <text:s text:c="2"/>| <text:s text:c="2"/>| <text:s text:c="2"/>| <text:s text:c="2"/>| <text:s text:c="2"/>| <text:s text:c="2"/>18 &gt; 6: 1 (2.0)</text:p>
      <text:p text:style-name="P1">| <text:s text:c="2"/>| <text:s text:c="2"/>| <text:s text:c="2"/>| <text:s text:c="2"/>| <text:s text:c="2"/>| <text:s text:c="2"/>17 &gt; 0</text:p>
      <text:p text:style-name="P1">| <text:s text:c="2"/>| <text:s text:c="2"/>| <text:s text:c="2"/>| <text:s text:c="2"/>| <text:s text:c="2"/>| <text:s text:c="2"/>| <text:s text:c="2"/>6 &lt;= 0: 9 (5.0)</text:p>
      <text:p text:style-name="P1">| <text:s text:c="2"/>| <text:s text:c="2"/>| <text:s text:c="2"/>| <text:s text:c="2"/>| <text:s text:c="2"/>| <text:s text:c="2"/>| <text:s text:c="2"/>6 &gt; 0: 5 (3.0)</text:p>
      <text:p text:style-name="P1">| <text:s text:c="2"/>| <text:s text:c="2"/>| <text:s text:c="2"/>62 &gt; 0</text:p>
      <text:p text:style-name="P1"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62 &lt;= 4</text:p>
      <text:p text:style-name="P1">| <text:s text:c="2"/>| <text:s text:c="2"/>| <text:s text:c="2"/>| <text:s text:c="2"/>| <text:s text:c="2"/>| <text:s text:c="2"/>| <text:s text:c="2"/>| <text:s text:c="2"/>43 &lt;= 1</text:p>
      <text:p text:style-name="P1">| <text:s text:c="2"/>| <text:s text:c="2"/>| <text:s text:c="2"/>| <text:s text:c="2"/>| <text:s text:c="2"/>| <text:s text:c="2"/>| <text:s text:c="2"/>| <text:s text:c="2"/>| <text:s text:c="2"/>38 &lt;= 4: 9 (12.0)</text:p>
      <text:p text:style-name="P1">| <text:s text:c="2"/>| <text:s text:c="2"/>| <text:s text:c="2"/>| <text:s text:c="2"/>| <text:s text:c="2"/>| <text:s text:c="2"/>| <text:s text:c="2"/>| <text:s text:c="2"/>| <text:s text:c="2"/>38 &gt; 4: 4 (6.0/1.0)</text:p>
      <text:p text:style-name="P1">| <text:s text:c="2"/>| <text:s text:c="2"/>| <text:s text:c="2"/>| <text:s text:c="2"/>| <text:s text:c="2"/>| <text:s text:c="2"/>| <text:s text:c="2"/>| <text:s text:c="2"/>43 &gt; 1: 4 (2.0/1.0)</text:p>
      <text:p text:style-name="P1">| <text:s text:c="2"/>| <text:s text:c="2"/>| <text:s text:c="2"/>| <text:s text:c="2"/>| <text:s text:c="2"/>| <text:s text:c="2"/>| <text:s text:c="2"/>62 &gt; 4: 1 (3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18 &lt;= 12</text:p>
      <text:p text:style-name="P1">| <text:s text:c="2"/>| <text:s text:c="2"/>| <text:s text:c="2"/>| <text:s text:c="2"/>| <text:s text:c="2"/>| <text:s text:c="2"/>| <text:s text:c="2"/>| <text:s text:c="2"/>| <text:s text:c="2"/>62 &lt;= 10: 3 (243.0/6.0)</text:p>
      <text:p text:style-name="P1">| <text:s text:c="2"/>| <text:s text:c="2"/>| <text:s text:c="2"/>| <text:s text:c="2"/>| <text:s text:c="2"/>| <text:s text:c="2"/>| <text:s text:c="2"/>| <text:s text:c="2"/>| <text:s text:c="2"/>62 &gt; 10: 2 (4.0/2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9 &lt;= 0: 9 (8.0/3.0)</text:p>
      <text:p text:style-name="P1"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5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10: 5 (11.0/1.0)</text:p>
      <text:p text:style-name="P1"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46 &gt; 0</text:p>
      <text:p text:style-name="P1">| <text:s text:c="2"/>| <text:s text:c="2"/>| <text:s text:c="2"/>| <text:s text:c="2"/>| <text:s text:c="2"/>| <text:s text:c="2"/>| <text:s text:c="2"/>| <text:s text:c="2"/>| <text:s text:c="2"/>19 &lt;= 13: 3 (3.0/1.0)</text:p>
      <text:p text:style-name="P1">| <text:s text:c="2"/>| <text:s text:c="2"/>| <text:s text:c="2"/>| <text:s text:c="2"/>| <text:s text:c="2"/>| <text:s text:c="2"/>| <text:s text:c="2"/>| <text:s text:c="2"/>| <text:s text:c="2"/>19 &gt; 13: 1 (3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lt;=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gt; 0: 3 (18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| <text:s text:c="2"/>| <text:s text:c="2"/>| <text:s text:c="2"/>| <text:s text:c="2"/>| <text:s text:c="2"/>| <text:s text:c="2"/>| <text:s text:c="2"/>| <text:s text:c="2"/>| <text:s text:c="2"/>| <text:s text:c="2"/>26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lt;= 12: 9 (128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gt; 12: 4 (2.0)</text:p>
      <text:p text:style-name="P1">| <text:s text:c="2"/>| <text:s text:c="2"/>| <text:s text:c="2"/>| <text:s text:c="2"/>| <text:s text:c="2"/>| <text:s text:c="2"/>| <text:s text:c="2"/>| <text:s text:c="2"/>33 &gt; 2</text:p>
      <text:p text:style-name="P1">| <text:s text:c="2"/>| <text:s text:c="2"/>| <text:s text:c="2"/>| <text:s text:c="2"/>| <text:s text:c="2"/>| <text:s text:c="2"/>| <text:s text:c="2"/>| <text:s text:c="2"/>| <text:s text:c="2"/>2 &lt;= 0: 4 (7.0)</text:p>
      <text:p text:style-name="P1">| <text:s text:c="2"/>| <text:s text:c="2"/>| <text:s text:c="2"/>| <text:s text:c="2"/>| <text:s text:c="2"/>| <text:s text:c="2"/>| <text:s text:c="2"/>| <text:s text:c="2"/>| <text:s text:c="2"/>2 &gt; 0: 7 (2.0/1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5 &lt;= 0</text:p>
      <text:p text:style-name="P1">| <text:s text:c="2"/>| <text:s text:c="2"/>| <text:s text:c="2"/>| <text:s text:c="2"/>| <text:s text:c="2"/>| <text:s text:c="2"/>| <text:s text:c="2"/>44 &lt;= 0: 3 (7.0)</text:p>
      <text:p text:style-name="P1">| <text:s text:c="2"/>| <text:s text:c="2"/>| <text:s text:c="2"/>| <text:s text:c="2"/>| <text:s text:c="2"/>| <text:s text:c="2"/>| <text:s text:c="2"/>44 &gt; 0: 8 (2.0/1.0)</text:p>
      <text:p text:style-name="P1">| <text:s text:c="2"/>| <text:s text:c="2"/>| <text:s text:c="2"/>| <text:s text:c="2"/>| <text:s text:c="2"/>| <text:s text:c="2"/>25 &gt; 0: 0 (4.0/1.0)</text:p>
      <text:p text:style-name="P1">| <text:s text:c="2"/>| <text:s text:c="2"/>| <text:s text:c="2"/>| <text:s text:c="2"/>| <text:s text:c="2"/>35 &gt; 5</text:p>
      <text:p text:style-name="P1">| <text:s text:c="2"/>| <text:s text:c="2"/>| <text:s text:c="2"/>| <text:s text:c="2"/>| <text:s text:c="2"/>| <text:s text:c="2"/>30 &lt;= 7: 8 (53.0)</text:p>
      <text:p text:style-name="P1">| <text:s text:c="2"/>| <text:s text:c="2"/>| <text:s text:c="2"/>| <text:s text:c="2"/>| <text:s text:c="2"/>| <text:s text:c="2"/>30 &gt; 7: 7 (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3 &lt;= 14</text:p>
      <text:p text:style-name="P1">| <text:s text:c="2"/>| <text:s text:c="2"/>| <text:s text:c="2"/>| <text:s text:c="2"/>| <text:s text:c="2"/>| <text:s text:c="2"/>| <text:s text:c="2"/>| <text:s text:c="2"/>5 &lt;= 7</text:p>
      <text:p text:style-name="P1">| <text:s text:c="2"/>| <text:s text:c="2"/>| <text:s text:c="2"/>| <text:s text:c="2"/>| <text:s text:c="2"/>| <text:s text:c="2"/>| <text:s text:c="2"/>| <text:s text:c="2"/>| <text:s text:c="2"/>9 &lt;= 0</text:p>
      <text:p text:style-name="P1">| <text:s text:c="2"/>| <text:s text:c="2"/>| <text:s text:c="2"/>| <text:s text:c="2"/>| <text:s text:c="2"/>| <text:s text:c="2"/>| <text:s text:c="2"/>| <text:s text:c="2"/>| <text:s text:c="2"/>| <text:s text:c="2"/>12 &lt;= 10: 4 (2.0)</text:p>
      <text:p text:style-name="P1">| <text:s text:c="2"/>| <text:s text:c="2"/>| <text:s text:c="2"/>| <text:s text:c="2"/>| <text:s text:c="2"/>| <text:s text:c="2"/>| <text:s text:c="2"/>| <text:s text:c="2"/>| <text:s text:c="2"/>| <text:s text:c="2"/>12 &gt; 10: 1 (3.0)</text:p>
      <text:p text:style-name="P1">| <text:s text:c="2"/>| <text:s text:c="2"/>| <text:s text:c="2"/>| <text:s text:c="2"/>| <text:s text:c="2"/>| <text:s text:c="2"/>| <text:s text:c="2"/>| <text:s text:c="2"/>| <text:s text:c="2"/>9 &gt; 0: 9 (3.0/1.0)</text:p>
      <text:p text:style-name="P1">| <text:s text:c="2"/>| <text:s text:c="2"/>| <text:s text:c="2"/>| <text:s text:c="2"/>| <text:s text:c="2"/>| <text:s text:c="2"/>| <text:s text:c="2"/>| <text:s text:c="2"/>5 &gt; 7</text:p>
      <text:p text:style-name="P1">| <text:s text:c="2"/>| <text:s text:c="2"/>| <text:s text:c="2"/>| <text:s text:c="2"/>| <text:s text:c="2"/>| <text:s text:c="2"/>| <text:s text:c="2"/>| <text:s text:c="2"/>| <text:s text:c="2"/>53 &lt;= 7: 7 (14.0)</text:p>
      <text:p text:style-name="P1">| <text:s text:c="2"/>| <text:s text:c="2"/>| <text:s text:c="2"/>| <text:s text:c="2"/>| <text:s text:c="2"/>| <text:s text:c="2"/>| <text:s text:c="2"/>| <text:s text:c="2"/>| <text:s text:c="2"/>53 &gt; 7: 8 (7.0)</text:p>
      <text:p text:style-name="P1">| <text:s text:c="2"/>| <text:s text:c="2"/>| <text:s text:c="2"/>| <text:s text:c="2"/>| <text:s text:c="2"/>| <text:s text:c="2"/>| <text:s text:c="2"/>3 &gt; 14: 3 (4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34 &lt;= 5: 2 (139.0/3.0)</text:p>
      <text:p text:style-name="P1">| <text:s text:c="2"/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| <text:s text:c="2"/>7 &gt; 1: 7 (2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</text:p>
      <text:p text:style-name="P1">| <text:s text:c="2"/>| <text:s text:c="2"/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lt;= 1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gt; 1: 2 (35.0)</text:p>
      <text:p text:style-name="P1">| <text:s text:c="2"/>| <text:s text:c="2"/>| <text:s text:c="2"/>| <text:s text:c="2"/>| <text:s text:c="2"/>| <text:s text:c="2"/>| <text:s text:c="2"/>| <text:s text:c="2"/>| <text:s text:c="2"/>| <text:s text:c="2"/>37 &gt; 1: 8 (2.0)</text:p>
      <text:p text:style-name="P1">| <text:s text:c="2"/>| <text:s text:c="2"/>| <text:s text:c="2"/>| <text:s text:c="2"/>| <text:s text:c="2"/>| <text:s text:c="2"/>| <text:s text:c="2"/>| <text:s text:c="2"/>| <text:s text:c="2"/>36 &gt; 13</text:p>
      <text:p text:style-name="P1">| <text:s text:c="2"/>| <text:s text:c="2"/>| <text:s text:c="2"/>| <text:s text:c="2"/>| <text:s text:c="2"/>| <text:s text:c="2"/>| <text:s text:c="2"/>| <text:s text:c="2"/>| <text:s text:c="2"/>| <text:s text:c="2"/>30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4: 3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4: 1 (4.0/1.0)</text:p>
      <text:p text:style-name="P1">| <text:s text:c="2"/>| <text:s text:c="2"/>| <text:s text:c="2"/>| <text:s text:c="2"/>| <text:s text:c="2"/>| <text:s text:c="2"/>| <text:s text:c="2"/>| <text:s text:c="2"/>| <text:s text:c="2"/>| <text:s text:c="2"/>30 &gt; 1: 8 (2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18 &lt;= 1: 3 (2.0)</text:p>
      <text:p text:style-name="P1">| <text:s text:c="2"/>| <text:s text:c="2"/>| <text:s text:c="2"/>| <text:s text:c="2"/>| <text:s text:c="2"/>| <text:s text:c="2"/>| <text:s text:c="2"/>| <text:s text:c="2"/>| <text:s text:c="2"/>18 &gt; 1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62 &lt;= 9: 8 (155.0/3.0)</text:p>
      <text:p text:style-name="P1">| <text:s text:c="2"/>| <text:s text:c="2"/>| <text:s text:c="2"/>| <text:s text:c="2"/>| <text:s text:c="2"/>| <text:s text:c="2"/>| <text:s text:c="2"/>| <text:s text:c="2"/>| <text:s text:c="2"/>| <text:s text:c="2"/>62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lt;= 0: 2 (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gt; 0: 8 (5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28 &lt;= 9: 4 (3.0/1.0)</text:p>
      <text:p text:style-name="P1">| <text:s text:c="2"/>| <text:s text:c="2"/>| <text:s text:c="2"/>| <text:s text:c="2"/>| <text:s text:c="2"/>| <text:s text:c="2"/>| <text:s text:c="2"/>28 &gt; 9: 8 (34.0/1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: 2 (5.0/4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63 &lt;= 5</text:p>
      <text:p text:style-name="P1">| <text:s text:c="2"/>| <text:s text:c="2"/>| <text:s text:c="2"/>| <text:s text:c="2"/>| <text:s text:c="2"/>| <text:s text:c="2"/>| <text:s text:c="2"/>| <text:s text:c="2"/>| <text:s text:c="2"/>52 &lt;= 6: 8 (6.0)</text:p>
      <text:p text:style-name="P1">| <text:s text:c="2"/>| <text:s text:c="2"/>| <text:s text:c="2"/>| <text:s text:c="2"/>| <text:s text:c="2"/>| <text:s text:c="2"/>| <text:s text:c="2"/>| <text:s text:c="2"/>| <text:s text:c="2"/>52 &gt; 6</text:p>
      <text:p text:style-name="P1">| <text:s text:c="2"/>| <text:s text:c="2"/>| <text:s text:c="2"/>| <text:s text:c="2"/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lt;= 10: 8 (7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gt; 10: 1 (3.0)</text:p>
      <text:p text:style-name="P1">| <text:s text:c="2"/>| <text:s text:c="2"/>| <text:s text:c="2"/>| <text:s text:c="2"/>| <text:s text:c="2"/>| <text:s text:c="2"/>| <text:s text:c="2"/>| <text:s text:c="2"/>| <text:s text:c="2"/>| <text:s text:c="2"/>20 &gt; 13: 1 (146.0/5.0)</text:p>
      <text:p text:style-name="P1">| <text:s text:c="2"/>| <text:s text:c="2"/>| <text:s text:c="2"/>| <text:s text:c="2"/>| <text:s text:c="2"/>| <text:s text:c="2"/>| <text:s text:c="2"/>| <text:s text:c="2"/>63 &gt; 5: 2 (2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54 &lt;= 1: 4 (13.0/1.0)</text:p>
      <text:p text:style-name="P1">| <text:s text:c="2"/>| <text:s text:c="2"/>| <text:s text:c="2"/>| <text:s text:c="2"/>| <text:s text:c="2"/>| <text:s text:c="2"/>| <text:s text:c="2"/>54 &gt; 1: 2 (3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61 &lt;= 12</text:p>
      <text:p text:style-name="P1">| <text:s text:c="2"/>| <text:s text:c="2"/>| <text:s text:c="2"/>| <text:s text:c="2"/>| <text:s text:c="2"/>| <text:s text:c="2"/>| <text:s text:c="2"/>| <text:s text:c="2"/>| <text:s text:c="2"/>46 &lt;= 1</text:p>
      <text:p text:style-name="P1">| <text:s text:c="2"/>| <text:s text:c="2"/>| <text:s text:c="2"/>| <text:s text:c="2"/>| <text:s text:c="2"/>| <text:s text:c="2"/>| <text:s text:c="2"/>| <text:s text:c="2"/>| <text:s text:c="2"/>| <text:s text:c="2"/>34 &lt;= 13: 4 (2.0)</text:p>
      <text:p text:style-name="P1">| <text:s text:c="2"/>| <text:s text:c="2"/>| <text:s text:c="2"/>| <text:s text:c="2"/>| <text:s text:c="2"/>| <text:s text:c="2"/>| <text:s text:c="2"/>| <text:s text:c="2"/>| <text:s text:c="2"/>| <text:s text:c="2"/>34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lt;= 9: 6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gt; 9: 8 (9.0)</text:p>
      <text:p text:style-name="P1">| <text:s text:c="2"/>| <text:s text:c="2"/>| <text:s text:c="2"/>| <text:s text:c="2"/>| <text:s text:c="2"/>| <text:s text:c="2"/>| <text:s text:c="2"/>| <text:s text:c="2"/>| <text:s text:c="2"/>46 &gt; 1: 3 (2.0/1.0)</text:p>
      <text:p text:style-name="P1">| <text:s text:c="2"/>| <text:s text:c="2"/>| <text:s text:c="2"/>| <text:s text:c="2"/>| <text:s text:c="2"/>| <text:s text:c="2"/>| <text:s text:c="2"/>| <text:s text:c="2"/>61 &gt; 12: 1 (3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5 &lt;= 14</text:p>
      <text:p text:style-name="P1">| <text:s text:c="2"/>| <text:s text:c="2"/>| <text:s text:c="2"/>| <text:s text:c="2"/>| <text:s text:c="2"/>| <text:s text:c="2"/>| <text:s text:c="2"/>| <text:s text:c="2"/>58 &lt;= 1: 4 (150.0)</text:p>
      <text:p text:style-name="P1">| <text:s text:c="2"/>| <text:s text:c="2"/>| <text:s text:c="2"/>| <text:s text:c="2"/>| <text:s text:c="2"/>| <text:s text:c="2"/>| <text:s text:c="2"/>| <text:s text:c="2"/>58 &gt; 1</text:p>
      <text:p text:style-name="P1">| <text:s text:c="2"/>| <text:s text:c="2"/>| <text:s text:c="2"/>| <text:s text:c="2"/>| <text:s text:c="2"/>| <text:s text:c="2"/>| <text:s text:c="2"/>| <text:s text:c="2"/>| <text:s text:c="2"/>53 &lt;= 5: 4 (6.0/2.0)</text:p>
      <text:p text:style-name="P1">| <text:s text:c="2"/>| <text:s text:c="2"/>| <text:s text:c="2"/>| <text:s text:c="2"/>| <text:s text:c="2"/>| <text:s text:c="2"/>| <text:s text:c="2"/>| <text:s text:c="2"/>| <text:s text:c="2"/>53 &gt; 5: 0 (3.0/1.0)</text:p>
      <text:p text:style-name="P1">| <text:s text:c="2"/>| <text:s text:c="2"/>| <text:s text:c="2"/>| <text:s text:c="2"/>| <text:s text:c="2"/>| <text:s text:c="2"/>| <text:s text:c="2"/>5 &gt; 14: 7 (3.0)</text:p>
      <text:p text:style-name="P1">| <text:s text:c="2"/>| <text:s text:c="2"/>| <text:s text:c="2"/>| <text:s text:c="2"/>| <text:s text:c="2"/>| <text:s text:c="2"/>62 &gt; 0: 1 (5.0/2.0)</text:p>
      <text:p text:style-name="P1"/>
      <text:p text:style-name="P1">Number of Leaves <text:s/>: <text:tab/>130</text:p>
      <text:p text:style-name="P1"/>
      <text:p text:style-name="P1">Size of the tree : <text:tab/>259</text:p>
      <text:p text:style-name="P1"/>
      <text:p text:style-name="P1"/>
      <text:p text:style-name="P1">Time taken to build model: 0.21 seconds</text:p>
      <text:p text:style-name="P1"/>
      <text:p text:style-name="P1"><text:soft-page-break/>=== Stratified cross-validation ===</text:p>
      <text:p text:style-name="P1">=== Summary ===</text:p>
      <text:p text:style-name="P1"/>
      <text:p text:style-name="P1">Correctly Classified Instances <text:s text:c="7"/>2866 <text:s text:c="14"/>89.0062 %</text:p>
      <text:p text:style-name="P1">Incorrectly Classified Instances <text:s text:c="6"/>354 <text:s text:c="14"/>10.9938 %</text:p>
      <text:p text:style-name="P1">Kappa statistic <text:s text:c="25"/>0.8778</text:p>
      <text:p text:style-name="P1">Mean absolute error <text:s text:c="21"/>0.0257</text:p>
      <text:p text:style-name="P1">Root mean squared error <text:s text:c="17"/>0.1418</text:p>
      <text:p text:style-name="P1">Relative absolute error <text:s text:c="16"/>14.2892 %</text:p>
      <text:p text:style-name="P1">Root relative squared error <text:s text:c="12"/>47.2793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4 <text:s text:c="5"/>0.966 <text:s text:c="4"/>0.966 <text:s text:c="4"/>0.966 <text:s text:c="5"/>0.984 <text:s text:c="3"/>0</text:p>
      <text:p text:style-name="P1">0.889 <text:s text:c="4"/>0.018 <text:s text:c="5"/>0.85 <text:s text:c="5"/>0.889 <text:s text:c="4"/>0.869 <text:s text:c="5"/>0.94 <text:s text:c="4"/>1</text:p>
      <text:p text:style-name="P1">0.865 <text:s text:c="4"/>0.011 <text:s text:c="5"/>0.898 <text:s text:c="4"/>0.865 <text:s text:c="4"/>0.881 <text:s text:c="5"/>0.936 <text:s text:c="3"/>2</text:p>
      <text:p text:style-name="P1">0.897 <text:s text:c="4"/>0.019 <text:s text:c="5"/>0.849 <text:s text:c="4"/>0.897 <text:s text:c="4"/>0.872 <text:s text:c="5"/>0.942 <text:s text:c="3"/>3</text:p>
      <text:p text:style-name="P1">0.866 <text:s text:c="4"/>0.014 <text:s text:c="5"/>0.869 <text:s text:c="4"/>0.866 <text:s text:c="4"/>0.867 <text:s text:c="5"/>0.933 <text:s text:c="3"/>4</text:p>
      <text:p text:style-name="P1">0.91 <text:s text:c="5"/>0.009 <text:s text:c="5"/>0.916 <text:s text:c="4"/>0.91 <text:s text:c="5"/>0.913 <text:s text:c="5"/>0.963 <text:s text:c="3"/>5</text:p>
      <text:p text:style-name="P1">0.942 <text:s text:c="4"/>0.005 <text:s text:c="5"/>0.957 <text:s text:c="4"/>0.942 <text:s text:c="4"/>0.95 <text:s text:c="6"/>0.974 <text:s text:c="3"/>6</text:p>
      <text:p text:style-name="P1">0.902 <text:s text:c="4"/>0.013 <text:s text:c="5"/>0.888 <text:s text:c="4"/>0.902 <text:s text:c="4"/>0.895 <text:s text:c="5"/>0.953 <text:s text:c="3"/>7</text:p>
      <text:p text:style-name="P1">0.835 <text:s text:c="4"/>0.017 <text:s text:c="5"/>0.843 <text:s text:c="4"/>0.835 <text:s text:c="4"/>0.839 <text:s text:c="5"/>0.939 <text:s text:c="3"/>8</text:p>
      <text:p text:style-name="P1">0.824 <text:s text:c="4"/>0.013 <text:s text:c="5"/>0.869 <text:s text:c="4"/>0.824 <text:s text:c="4"/>0.846 <text:s text:c="5"/>0.933 <text:s text:c="3"/>9</text:p>
      <text:p text:style-name="P1">Weighted Avg. <text:s text:c="3"/>0.89 <text:s text:c="5"/>0.012 <text:s text:c="5"/>0.89 <text:s text:c="5"/>0.89 <text:s text:c="5"/>0.89 <text:s text:c="6"/>0.95 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0 <text:s text:c="2"/>0 <text:s text:c="2"/>0 <text:s text:c="2"/>0 <text:s text:c="2"/>4 <text:s text:c="2"/>2 <text:s text:c="2"/>2 <text:s text:c="2"/>0 <text:s text:c="2"/>3 <text:s text:c="2"/>0 | <text:s text:c="2"/>a = 0</text:p>
      <text:p text:style-name="P1">1 289 <text:s text:c="2"/>6 <text:s text:c="2"/>7 <text:s/>10 <text:s text:c="2"/>2 <text:s text:c="2"/>1 <text:s text:c="2"/>4 <text:s text:c="2"/>5 <text:s text:c="2"/>0 | <text:s text:c="2"/>b = 1</text:p>
      <text:p text:style-name="P1">1 <text:s/>10 281 <text:s text:c="2"/>9 <text:s text:c="2"/>0 <text:s text:c="2"/>2 <text:s text:c="2"/>2 <text:s text:c="2"/>2 <text:s/>15 <text:s text:c="2"/>3 | <text:s text:c="2"/>c = 2</text:p>
      <text:p text:style-name="P1">2 <text:s text:c="2"/>7 <text:s text:c="2"/>6 304 <text:s text:c="2"/>0 <text:s text:c="2"/>5 <text:s text:c="2"/>0 <text:s text:c="2"/>2 <text:s text:c="2"/>4 <text:s text:c="2"/>9 | <text:s text:c="2"/>d = 3</text:p>
      <text:p text:style-name="P1">3 <text:s text:c="2"/>3 <text:s text:c="2"/>2 <text:s text:c="2"/>2 265 <text:s text:c="2"/>4 <text:s text:c="2"/>6 <text:s text:c="2"/>9 <text:s text:c="2"/>6 <text:s text:c="2"/>6 | <text:s text:c="2"/>e = 4</text:p>
      <text:p text:style-name="P1">0 <text:s text:c="2"/>3 <text:s text:c="2"/>2 <text:s/>10 <text:s text:c="2"/>2 293 <text:s text:c="2"/>2 <text:s text:c="2"/>0 <text:s text:c="2"/>1 <text:s text:c="2"/>9 | <text:s text:c="2"/>f = 5</text:p>
      <text:p text:style-name="P1">2 <text:s text:c="2"/>3 <text:s text:c="2"/>3 <text:s text:c="2"/>0 <text:s text:c="2"/>6 <text:s text:c="2"/>2 311 <text:s text:c="2"/>1 <text:s text:c="2"/>2 <text:s text:c="2"/>0 | <text:s text:c="2"/>g = 6</text:p>
      <text:p text:style-name="P1">0 <text:s text:c="2"/>1 <text:s text:c="2"/>2 <text:s text:c="2"/>2 <text:s text:c="2"/>7 <text:s text:c="2"/>5 <text:s text:c="2"/>1 293 <text:s text:c="2"/>6 <text:s text:c="2"/>8 | <text:s text:c="2"/>h = 7</text:p>
      <text:p text:style-name="P1">1 <text:s/>19 <text:s text:c="2"/>8 <text:s text:c="2"/>6 <text:s text:c="2"/>7 <text:s text:c="2"/>1 <text:s text:c="2"/>0 <text:s text:c="2"/>8 268 <text:s text:c="2"/>3 | <text:s text:c="2"/>i = 8</text:p>
      <text:p text:style-name="P1">1 <text:s text:c="2"/>5 <text:s text:c="2"/>3 <text:s/>18 <text:s text:c="2"/>4 <text:s text:c="2"/>4 <text:s text:c="2"/>0 <text:s/>11 <text:s text:c="2"/>8 252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4 conf fact = 0.5</text:p>
      <text:p text:style-name="P1"/>
      <text:p text:style-name="P1">=== Run information ===</text:p>
      <text:p text:style-name="P1"/>
      <text:p text:style-name="P1">Scheme:weka.classifiers.trees.J48 -C 0.5 -M 2</text:p>
      <text:p text:style-name="P1">Relation: <text:s text:c="4"/>optesting_minus_1900</text:p>
      <text:p text:style-name="P1"><text:soft-page-break/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<text:soft-page-break/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</text:p>
      <text:p text:style-name="P1">| <text:s text:c="2"/>| <text:s text:c="2"/>| <text:s text:c="2"/>22 &lt;= 5</text:p>
      <text:p text:style-name="P1">| <text:s text:c="2"/>| <text:s text:c="2"/>| <text:s text:c="2"/>| <text:s text:c="2"/>18 &lt;= 1: 3 (3.0)</text:p>
      <text:p text:style-name="P1">| <text:s text:c="2"/>| <text:s text:c="2"/>| <text:s text:c="2"/>| <text:s text:c="2"/>18 &gt; 1</text:p>
      <text:p text:style-name="P1">| <text:s text:c="2"/>| <text:s text:c="2"/>| <text:s text:c="2"/>| <text:s text:c="2"/>| <text:s text:c="2"/>4 &lt;= 11</text:p>
      <text:p text:style-name="P1">| <text:s text:c="2"/>| <text:s text:c="2"/>| <text:s text:c="2"/>| <text:s text:c="2"/>| <text:s text:c="2"/>| <text:s text:c="2"/>2 &lt;= 12: 1 (2.0/1.0)</text:p>
      <text:p text:style-name="P1">| <text:s text:c="2"/>| <text:s text:c="2"/>| <text:s text:c="2"/>| <text:s text:c="2"/>| <text:s text:c="2"/>| <text:s text:c="2"/>2 &gt; 12: 2 (2.0)</text:p>
      <text:p text:style-name="P1">| <text:s text:c="2"/>| <text:s text:c="2"/>| <text:s text:c="2"/>| <text:s text:c="2"/>| <text:s text:c="2"/>4 &gt; 11: 5 (51.0)</text:p>
      <text:p text:style-name="P1">| <text:s text:c="2"/>| <text:s text:c="2"/>| <text:s text:c="2"/>22 &gt; 5: 0 (2.0)</text:p>
      <text:p text:style-name="P1">| <text:s text:c="2"/>| <text:s text:c="2"/>21 &gt; 7</text:p>
      <text:p text:style-name="P1">| <text:s text:c="2"/>| <text:s text:c="2"/>| <text:s text:c="2"/>33 &lt;= 3: 9 (101.0/3.0)</text:p>
      <text:p text:style-name="P1">| <text:s text:c="2"/>| <text:s text:c="2"/>| <text:s text:c="2"/>33 &gt; 3: 0 (4.0/1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0.0)</text:p>
      <text:p text:style-name="P1">| <text:s text:c="2"/>| <text:s text:c="2"/>| <text:s text:c="2"/>54 &gt; 0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14 &lt;= 1</text:p>
      <text:p text:style-name="P1">| <text:s text:c="2"/>| <text:s text:c="2"/>| <text:s text:c="2"/>| <text:s text:c="2"/>| <text:s text:c="2"/>30 &lt;= 5</text:p>
      <text:p text:style-name="P1">| <text:s text:c="2"/>| <text:s text:c="2"/>| <text:s text:c="2"/>| <text:s text:c="2"/>| <text:s text:c="2"/>| <text:s text:c="2"/>38 &lt;= 9: 6 (15.0/1.0)</text:p>
      <text:p text:style-name="P1">| <text:s text:c="2"/>| <text:s text:c="2"/>| <text:s text:c="2"/>| <text:s text:c="2"/>| <text:s text:c="2"/>| <text:s text:c="2"/>38 &gt; 9: 4 (3.0/1.0)</text:p>
      <text:p text:style-name="P1">| <text:s text:c="2"/>| <text:s text:c="2"/>| <text:s text:c="2"/>| <text:s text:c="2"/>| <text:s text:c="2"/>30 &gt; 5: 4 (11.0)</text:p>
      <text:p text:style-name="P1">| <text:s text:c="2"/>| <text:s text:c="2"/>| <text:s text:c="2"/>| <text:s text:c="2"/>14 &gt; 1: 0 (4.0)</text:p>
      <text:p text:style-name="P1">| <text:s text:c="2"/>| <text:s text:c="2"/>| <text:s text:c="2"/>21 &gt; 5</text:p>
      <text:p text:style-name="P1">| <text:s text:c="2"/>| <text:s text:c="2"/>| <text:s text:c="2"/>| <text:s text:c="2"/>28 &lt;= 8: 0 (306.0/1.0)</text:p>
      <text:p text:style-name="P1">| <text:s text:c="2"/>| <text:s text:c="2"/>| <text:s text:c="2"/>| <text:s text:c="2"/>28 &gt; 8</text:p>
      <text:p text:style-name="P1">| <text:s text:c="2"/>| <text:s text:c="2"/>| <text:s text:c="2"/>| <text:s text:c="2"/>| <text:s text:c="2"/>1 &lt;= 0: 0 (2.0/1.0)</text:p>
      <text:p text:style-name="P1">| <text:s text:c="2"/>| <text:s text:c="2"/>| <text:s text:c="2"/>| <text:s text:c="2"/>| <text:s text:c="2"/>1 &gt; 0: 8 (2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<text:soft-page-break/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7: 1 (5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37 &lt;= 5: 2 (74.0)</text:p>
      <text:p text:style-name="P1">| <text:s text:c="2"/>| <text:s text:c="2"/>| <text:s text:c="2"/>| <text:s text:c="2"/>| <text:s text:c="2"/>| <text:s text:c="2"/>| <text:s text:c="2"/>| <text:s text:c="2"/>37 &gt; 5: 3 (2.0/1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</text:p>
      <text:p text:style-name="P1">| <text:s text:c="2"/>| <text:s text:c="2"/>| <text:s text:c="2"/>| <text:s text:c="2"/>| <text:s text:c="2"/>| <text:s text:c="2"/>3 &lt;= 11: 5 (2.0/1.0)</text:p>
      <text:p text:style-name="P1">| <text:s text:c="2"/>| <text:s text:c="2"/>| <text:s text:c="2"/>| <text:s text:c="2"/>| <text:s text:c="2"/>| <text:s text:c="2"/>3 &gt; 11: 3 (26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30 &lt;= 4</text:p>
      <text:p text:style-name="P1">| <text:s text:c="2"/>| <text:s text:c="2"/>| <text:s text:c="2"/>| <text:s text:c="2"/>| <text:s text:c="2"/>18 &lt;= 5</text:p>
      <text:p text:style-name="P1">| <text:s text:c="2"/>| <text:s text:c="2"/>| <text:s text:c="2"/>| <text:s text:c="2"/>| <text:s text:c="2"/>| <text:s text:c="2"/>12 &lt;= 14: 4 (2.0/1.0)</text:p>
      <text:p text:style-name="P1">| <text:s text:c="2"/>| <text:s text:c="2"/>| <text:s text:c="2"/>| <text:s text:c="2"/>| <text:s text:c="2"/>| <text:s text:c="2"/>12 &gt; 14: 3 (6.0)</text:p>
      <text:p text:style-name="P1">| <text:s text:c="2"/>| <text:s text:c="2"/>| <text:s text:c="2"/>| <text:s text:c="2"/>| <text:s text:c="2"/>18 &gt; 5: 5 (232.0/3.0)</text:p>
      <text:p text:style-name="P1">| <text:s text:c="2"/>| <text:s text:c="2"/>| <text:s text:c="2"/>| <text:s text:c="2"/>30 &gt; 4: 4 (3.0)</text:p>
      <text:p text:style-name="P1"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</text:p>
      <text:p text:style-name="P1">| <text:s text:c="2"/>| <text:s text:c="2"/>| <text:s text:c="2"/>| <text:s text:c="2"/>| <text:s text:c="2"/>| <text:s text:c="2"/>| <text:s text:c="2"/>36 &lt;= 15: 1 (4.0/1.0)</text:p>
      <text:p text:style-name="P1">| <text:s text:c="2"/>| <text:s text:c="2"/>| <text:s text:c="2"/>| <text:s text:c="2"/>| <text:s text:c="2"/>| <text:s text:c="2"/>| <text:s text:c="2"/>36 &gt; 15: 4 (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</text:p>
      <text:p text:style-name="P1">| <text:s text:c="2"/>| <text:s text:c="2"/>| <text:s text:c="2"/>| <text:s text:c="2"/>| <text:s text:c="2"/>| <text:s text:c="2"/>| <text:s text:c="2"/>| <text:s text:c="2"/>19 &lt;= 12: 8 (2.0)</text:p>
      <text:p text:style-name="P1">| <text:s text:c="2"/>| <text:s text:c="2"/>| <text:s text:c="2"/>| <text:s text:c="2"/>| <text:s text:c="2"/>| <text:s text:c="2"/>| <text:s text:c="2"/>| <text:s text:c="2"/>19 &gt; 12: 1 (12.0/1.0)</text:p>
      <text:p text:style-name="P1">| <text:s text:c="2"/>| <text:s text:c="2"/>| <text:s text:c="2"/>| <text:s text:c="2"/>30 &gt; 2</text:p>
      <text:p text:style-name="P1">| <text:s text:c="2"/>| <text:s text:c="2"/>| <text:s text:c="2"/>| <text:s text:c="2"/>| <text:s text:c="2"/>2 &lt;= 1: 4 (9.0)</text:p>
      <text:p text:style-name="P1">| <text:s text:c="2"/>| <text:s text:c="2"/>| <text:s text:c="2"/>| <text:s text:c="2"/>| <text:s text:c="2"/>2 &gt; 1: 5 (2.0/1.0)</text:p>
      <text:p text:style-name="P1">| <text:s text:c="2"/>| <text:s text:c="2"/>| <text:s text:c="2"/>41 &gt; 8</text:p>
      <text:p text:style-name="P1">| <text:s text:c="2"/>| <text:s text:c="2"/>| <text:s text:c="2"/>| <text:s text:c="2"/>2 &lt;= 6: 4 (36.0)</text:p>
      <text:p text:style-name="P1">| <text:s text:c="2"/>| <text:s text:c="2"/>| <text:s text:c="2"/>| <text:s text:c="2"/>2 &gt; 6: 6 (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</text:p>
      <text:p text:style-name="P1">| <text:s text:c="2"/>| <text:s text:c="2"/>| <text:s text:c="2"/>| <text:s text:c="2"/>| <text:s text:c="2"/>| <text:s text:c="2"/>49 &lt;= 2: 4 (29.0)</text:p>
      <text:p text:style-name="P1">| <text:s text:c="2"/>| <text:s text:c="2"/>| <text:s text:c="2"/>| <text:s text:c="2"/>| <text:s text:c="2"/>| <text:s text:c="2"/>49 &gt; 2: 8 (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7 &lt;= 5</text:p>
      <text:p text:style-name="P1">| <text:s text:c="2"/>| <text:s text:c="2"/>| <text:s text:c="2"/>| <text:s text:c="2"/>| <text:s text:c="2"/>| <text:s text:c="2"/>| <text:s text:c="2"/>18 &lt;= 14</text:p>
      <text:p text:style-name="P1">| <text:s text:c="2"/>| <text:s text:c="2"/>| <text:s text:c="2"/>| <text:s text:c="2"/>| <text:s text:c="2"/>| <text:s text:c="2"/>| <text:s text:c="2"/>| <text:s text:c="2"/>19 &lt;= 11: 7 (6.0)</text:p>
      <text:p text:style-name="P1"><text:soft-page-break/>| <text:s text:c="2"/>| <text:s text:c="2"/>| <text:s text:c="2"/>| <text:s text:c="2"/>| <text:s text:c="2"/>| <text:s text:c="2"/>| <text:s text:c="2"/>| <text:s text:c="2"/>19 &gt; 11: 1 (4.0)</text:p>
      <text:p text:style-name="P1">| <text:s text:c="2"/>| <text:s text:c="2"/>| <text:s text:c="2"/>| <text:s text:c="2"/>| <text:s text:c="2"/>| <text:s text:c="2"/>| <text:s text:c="2"/>18 &gt; 14: 8 (2.0)</text:p>
      <text:p text:style-name="P1">| <text:s text:c="2"/>| <text:s text:c="2"/>| <text:s text:c="2"/>| <text:s text:c="2"/>| <text:s text:c="2"/>| <text:s text:c="2"/>17 &gt; 5: 5 (2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13 &lt;= 14: 8 (4.0)</text:p>
      <text:p text:style-name="P1">| <text:s text:c="2"/>| <text:s text:c="2"/>| <text:s text:c="2"/>| <text:s text:c="2"/>| <text:s text:c="2"/>| <text:s text:c="2"/>| <text:s text:c="2"/>| <text:s text:c="2"/>| <text:s text:c="2"/>13 &gt; 14: 7 (7.0/1.0)</text:p>
      <text:p text:style-name="P1">| <text:s text:c="2"/>| <text:s text:c="2"/>| <text:s text:c="2"/>| <text:s text:c="2"/>| <text:s text:c="2"/>| <text:s text:c="2"/>| <text:s text:c="2"/>| <text:s text:c="2"/>37 &gt; 0</text:p>
      <text:p text:style-name="P1">| <text:s text:c="2"/>| <text:s text:c="2"/>| <text:s text:c="2"/>| <text:s text:c="2"/>| <text:s text:c="2"/>| <text:s text:c="2"/>| <text:s text:c="2"/>| <text:s text:c="2"/>| <text:s text:c="2"/>43 &lt;= 4</text:p>
      <text:p text:style-name="P1">| <text:s text:c="2"/>| <text:s text:c="2"/>| <text:s text:c="2"/>| <text:s text:c="2"/>| <text:s text:c="2"/>| <text:s text:c="2"/>| <text:s text:c="2"/>| <text:s text:c="2"/>| <text:s text:c="2"/>| <text:s text:c="2"/>25 &lt;= 0: 7 (12.0)</text:p>
      <text:p text:style-name="P1">| <text:s text:c="2"/>| <text:s text:c="2"/>| <text:s text:c="2"/>| <text:s text:c="2"/>| <text:s text:c="2"/>| <text:s text:c="2"/>| <text:s text:c="2"/>| <text:s text:c="2"/>| <text:s text:c="2"/>| <text:s text:c="2"/>25 &gt; 0: 9 (2.0)</text:p>
      <text:p text:style-name="P1">| <text:s text:c="2"/>| <text:s text:c="2"/>| <text:s text:c="2"/>| <text:s text:c="2"/>| <text:s text:c="2"/>| <text:s text:c="2"/>| <text:s text:c="2"/>| <text:s text:c="2"/>| <text:s text:c="2"/>43 &gt; 4: 7 (244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15 &lt;= 0</text:p>
      <text:p text:style-name="P1">| <text:s text:c="2"/>| <text:s text:c="2"/>| <text:s text:c="2"/>| <text:s text:c="2"/>| <text:s text:c="2"/>| <text:s text:c="2"/>| <text:s text:c="2"/>| <text:s text:c="2"/>| <text:s text:c="2"/>| <text:s text:c="2"/>18 &lt;= 6: 7 (2.0)</text:p>
      <text:p text:style-name="P1">| <text:s text:c="2"/>| <text:s text:c="2"/>| <text:s text:c="2"/>| <text:s text:c="2"/>| <text:s text:c="2"/>| <text:s text:c="2"/>| <text:s text:c="2"/>| <text:s text:c="2"/>| <text:s text:c="2"/>| <text:s text:c="2"/>18 &gt; 6: 9 (8.0)</text:p>
      <text:p text:style-name="P1">| <text:s text:c="2"/>| <text:s text:c="2"/>| <text:s text:c="2"/>| <text:s text:c="2"/>| <text:s text:c="2"/>| <text:s text:c="2"/>| <text:s text:c="2"/>| <text:s text:c="2"/>| <text:s text:c="2"/>15 &gt; 0: 7 (3.0)</text:p>
      <text:p text:style-name="P1">| <text:s text:c="2"/>| <text:s text:c="2"/>| <text:s text:c="2"/>| <text:s text:c="2"/>| <text:s text:c="2"/>| <text:s text:c="2"/>| <text:s text:c="2"/>| <text:s text:c="2"/>49 &gt; 0: 8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</text:p>
      <text:p text:style-name="P1">| <text:s text:c="2"/>| <text:s text:c="2"/>| <text:s text:c="2"/>| <text:s text:c="2"/>| <text:s text:c="2"/>| <text:s text:c="2"/>| <text:s text:c="2"/>| <text:s text:c="2"/>| <text:s text:c="2"/>27 &lt;= 8: 5 (2.0/1.0)</text:p>
      <text:p text:style-name="P1">| <text:s text:c="2"/>| <text:s text:c="2"/>| <text:s text:c="2"/>| <text:s text:c="2"/>| <text:s text:c="2"/>| <text:s text:c="2"/>| <text:s text:c="2"/>| <text:s text:c="2"/>| <text:s text:c="2"/>27 &gt; 8: 9 (16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8 &lt;= 6</text:p>
      <text:p text:style-name="P1">| <text:s text:c="2"/>| <text:s text:c="2"/>| <text:s text:c="2"/>| <text:s text:c="2"/>| <text:s text:c="2"/>| <text:s text:c="2"/>| <text:s text:c="2"/>| <text:s text:c="2"/>52 &lt;= 14: 7 (5.0)</text:p>
      <text:p text:style-name="P1">| <text:s text:c="2"/>| <text:s text:c="2"/>| <text:s text:c="2"/>| <text:s text:c="2"/>| <text:s text:c="2"/>| <text:s text:c="2"/>| <text:s text:c="2"/>| <text:s text:c="2"/>52 &gt; 14: 3 (6.0)</text:p>
      <text:p text:style-name="P1">| <text:s text:c="2"/>| <text:s text:c="2"/>| <text:s text:c="2"/>| <text:s text:c="2"/>| <text:s text:c="2"/>| <text:s text:c="2"/>| <text:s text:c="2"/>18 &gt; 6: 1 (2.0)</text:p>
      <text:p text:style-name="P1">| <text:s text:c="2"/>| <text:s text:c="2"/>| <text:s text:c="2"/>| <text:s text:c="2"/>| <text:s text:c="2"/>| <text:s text:c="2"/>17 &gt; 0</text:p>
      <text:p text:style-name="P1">| <text:s text:c="2"/>| <text:s text:c="2"/>| <text:s text:c="2"/>| <text:s text:c="2"/>| <text:s text:c="2"/>| <text:s text:c="2"/>| <text:s text:c="2"/>6 &lt;= 0: 9 (5.0)</text:p>
      <text:p text:style-name="P1">| <text:s text:c="2"/>| <text:s text:c="2"/>| <text:s text:c="2"/>| <text:s text:c="2"/>| <text:s text:c="2"/>| <text:s text:c="2"/>| <text:s text:c="2"/>6 &gt; 0: 5 (3.0)</text:p>
      <text:p text:style-name="P1">| <text:s text:c="2"/>| <text:s text:c="2"/>| <text:s text:c="2"/>62 &gt; 0</text:p>
      <text:p text:style-name="P1"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62 &lt;= 4</text:p>
      <text:p text:style-name="P1">| <text:s text:c="2"/>| <text:s text:c="2"/>| <text:s text:c="2"/>| <text:s text:c="2"/>| <text:s text:c="2"/>| <text:s text:c="2"/>| <text:s text:c="2"/>| <text:s text:c="2"/>43 &lt;= 1</text:p>
      <text:p text:style-name="P1">| <text:s text:c="2"/>| <text:s text:c="2"/>| <text:s text:c="2"/>| <text:s text:c="2"/>| <text:s text:c="2"/>| <text:s text:c="2"/>| <text:s text:c="2"/>| <text:s text:c="2"/>| <text:s text:c="2"/>38 &lt;= 4: 9 (12.0)</text:p>
      <text:p text:style-name="P1">| <text:s text:c="2"/>| <text:s text:c="2"/>| <text:s text:c="2"/>| <text:s text:c="2"/>| <text:s text:c="2"/>| <text:s text:c="2"/>| <text:s text:c="2"/>| <text:s text:c="2"/>| <text:s text:c="2"/>38 &gt; 4: 4 (6.0/1.0)</text:p>
      <text:p text:style-name="P1">| <text:s text:c="2"/>| <text:s text:c="2"/>| <text:s text:c="2"/>| <text:s text:c="2"/>| <text:s text:c="2"/>| <text:s text:c="2"/>| <text:s text:c="2"/>| <text:s text:c="2"/>43 &gt; 1: 4 (2.0/1.0)</text:p>
      <text:p text:style-name="P1">| <text:s text:c="2"/>| <text:s text:c="2"/>| <text:s text:c="2"/>| <text:s text:c="2"/>| <text:s text:c="2"/>| <text:s text:c="2"/>| <text:s text:c="2"/>62 &gt; 4: 1 (3.0)</text:p>
      <text:p text:style-name="P1"><text:soft-page-break/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33 &lt;= 1</text:p>
      <text:p text:style-name="P1">| <text:s text:c="2"/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| <text:s text:c="2"/>18 &lt;= 12</text:p>
      <text:p text:style-name="P1">| <text:s text:c="2"/>| <text:s text:c="2"/>| <text:s text:c="2"/>| <text:s text:c="2"/>| <text:s text:c="2"/>| <text:s text:c="2"/>| <text:s text:c="2"/>| <text:s text:c="2"/>| <text:s text:c="2"/>| <text:s text:c="2"/>25 &lt;= 2: 3 (238.0/5.0)</text:p>
      <text:p text:style-name="P1">| <text:s text:c="2"/>| <text:s text:c="2"/>| <text:s text:c="2"/>| <text:s text:c="2"/>| <text:s text:c="2"/>| <text:s text:c="2"/>| <text:s text:c="2"/>| <text:s text:c="2"/>| <text:s text:c="2"/>| <text:s text:c="2"/>25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6: 3 (6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6: 9 (3.0)</text:p>
      <text:p text:style-name="P1">| <text:s text:c="2"/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9 &lt;= 0: 9 (5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3 &lt;= 10: 9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3 &gt; 10: 5 (9.0/1.0)</text:p>
      <text:p text:style-name="P1">| <text:s text:c="2"/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| <text:s text:c="2"/>46 &gt; 0</text:p>
      <text:p text:style-name="P1">| <text:s text:c="2"/>| <text:s text:c="2"/>| <text:s text:c="2"/>| <text:s text:c="2"/>| <text:s text:c="2"/>| <text:s text:c="2"/>| <text:s text:c="2"/>| <text:s text:c="2"/>| <text:s text:c="2"/>| <text:s text:c="2"/>19 &lt;= 13: 3 (3.0/1.0)</text:p>
      <text:p text:style-name="P1">| <text:s text:c="2"/>| <text:s text:c="2"/>| <text:s text:c="2"/>| <text:s text:c="2"/>| <text:s text:c="2"/>| <text:s text:c="2"/>| <text:s text:c="2"/>| <text:s text:c="2"/>| <text:s text:c="2"/>| <text:s text:c="2"/>19 &gt; 13: 1 (3.0)</text:p>
      <text:p text:style-name="P1">| <text:s text:c="2"/>| <text:s text:c="2"/>| <text:s text:c="2"/>| <text:s text:c="2"/>| <text:s text:c="2"/>| <text:s text:c="2"/>| <text:s text:c="2"/>33 &gt; 1</text:p>
      <text:p text:style-name="P1">| <text:s text:c="2"/>| <text:s text:c="2"/>| <text:s text:c="2"/>| <text:s text:c="2"/>| <text:s text:c="2"/>| <text:s text:c="2"/>| <text:s text:c="2"/>| <text:s text:c="2"/>26 &lt;= 14: 8 (2.0/1.0)</text:p>
      <text:p text:style-name="P1">| <text:s text:c="2"/>| <text:s text:c="2"/>| <text:s text:c="2"/>| <text:s text:c="2"/>| <text:s text:c="2"/>| <text:s text:c="2"/>| <text:s text:c="2"/>| <text:s text:c="2"/>26 &gt; 14: 5 (4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lt;=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gt; 0: 3 (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| <text:s text:c="2"/>| <text:s text:c="2"/>| <text:s text:c="2"/>| <text:s text:c="2"/>| <text:s text:c="2"/>| <text:s text:c="2"/>| <text:s text:c="2"/>| <text:s text:c="2"/>| <text:s text:c="2"/>| <text:s text:c="2"/>26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lt;= 12: 9 (128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gt; 12: 4 (2.0)</text:p>
      <text:p text:style-name="P1">| <text:s text:c="2"/>| <text:s text:c="2"/>| <text:s text:c="2"/>| <text:s text:c="2"/>| <text:s text:c="2"/>| <text:s text:c="2"/>| <text:s text:c="2"/>| <text:s text:c="2"/>33 &gt; 2</text:p>
      <text:p text:style-name="P1">| <text:s text:c="2"/>| <text:s text:c="2"/>| <text:s text:c="2"/>| <text:s text:c="2"/>| <text:s text:c="2"/>| <text:s text:c="2"/>| <text:s text:c="2"/>| <text:s text:c="2"/>| <text:s text:c="2"/>2 &lt;= 0: 4 (7.0)</text:p>
      <text:p text:style-name="P1">| <text:s text:c="2"/>| <text:s text:c="2"/>| <text:s text:c="2"/>| <text:s text:c="2"/>| <text:s text:c="2"/>| <text:s text:c="2"/>| <text:s text:c="2"/>| <text:s text:c="2"/>| <text:s text:c="2"/>2 &gt; 0: 7 (2.0/1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5 &lt;= 0</text:p>
      <text:p text:style-name="P1">| <text:s text:c="2"/>| <text:s text:c="2"/>| <text:s text:c="2"/>| <text:s text:c="2"/>| <text:s text:c="2"/>| <text:s text:c="2"/>| <text:s text:c="2"/>44 &lt;= 0: 3 (7.0)</text:p>
      <text:p text:style-name="P1">| <text:s text:c="2"/>| <text:s text:c="2"/>| <text:s text:c="2"/>| <text:s text:c="2"/>| <text:s text:c="2"/>| <text:s text:c="2"/>| <text:s text:c="2"/>44 &gt; 0: 8 (2.0/1.0)</text:p>
      <text:p text:style-name="P1">| <text:s text:c="2"/>| <text:s text:c="2"/>| <text:s text:c="2"/>| <text:s text:c="2"/>| <text:s text:c="2"/>| <text:s text:c="2"/>25 &gt; 0: 0 (4.0/1.0)</text:p>
      <text:p text:style-name="P1">| <text:s text:c="2"/>| <text:s text:c="2"/>| <text:s text:c="2"/>| <text:s text:c="2"/>| <text:s text:c="2"/>35 &gt; 5</text:p>
      <text:p text:style-name="P1">| <text:s text:c="2"/>| <text:s text:c="2"/>| <text:s text:c="2"/>| <text:s text:c="2"/>| <text:s text:c="2"/>| <text:s text:c="2"/>30 &lt;= 7: 8 (53.0)</text:p>
      <text:p text:style-name="P1">| <text:s text:c="2"/>| <text:s text:c="2"/>| <text:s text:c="2"/>| <text:s text:c="2"/>| <text:s text:c="2"/>| <text:s text:c="2"/>30 &gt; 7: 7 (2.0)</text:p>
      <text:p text:style-name="P1">| <text:s text:c="2"/>| <text:s text:c="2"/>| <text:s text:c="2"/>43 &gt; 3</text:p>
      <text:p text:style-name="P1"><text:soft-page-break/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3 &lt;= 14</text:p>
      <text:p text:style-name="P1">| <text:s text:c="2"/>| <text:s text:c="2"/>| <text:s text:c="2"/>| <text:s text:c="2"/>| <text:s text:c="2"/>| <text:s text:c="2"/>| <text:s text:c="2"/>| <text:s text:c="2"/>5 &lt;= 7</text:p>
      <text:p text:style-name="P1">| <text:s text:c="2"/>| <text:s text:c="2"/>| <text:s text:c="2"/>| <text:s text:c="2"/>| <text:s text:c="2"/>| <text:s text:c="2"/>| <text:s text:c="2"/>| <text:s text:c="2"/>| <text:s text:c="2"/>9 &lt;= 0</text:p>
      <text:p text:style-name="P1">| <text:s text:c="2"/>| <text:s text:c="2"/>| <text:s text:c="2"/>| <text:s text:c="2"/>| <text:s text:c="2"/>| <text:s text:c="2"/>| <text:s text:c="2"/>| <text:s text:c="2"/>| <text:s text:c="2"/>| <text:s text:c="2"/>12 &lt;= 10: 4 (2.0)</text:p>
      <text:p text:style-name="P1">| <text:s text:c="2"/>| <text:s text:c="2"/>| <text:s text:c="2"/>| <text:s text:c="2"/>| <text:s text:c="2"/>| <text:s text:c="2"/>| <text:s text:c="2"/>| <text:s text:c="2"/>| <text:s text:c="2"/>| <text:s text:c="2"/>12 &gt; 10: 1 (3.0)</text:p>
      <text:p text:style-name="P1">| <text:s text:c="2"/>| <text:s text:c="2"/>| <text:s text:c="2"/>| <text:s text:c="2"/>| <text:s text:c="2"/>| <text:s text:c="2"/>| <text:s text:c="2"/>| <text:s text:c="2"/>| <text:s text:c="2"/>9 &gt; 0: 9 (3.0/1.0)</text:p>
      <text:p text:style-name="P1">| <text:s text:c="2"/>| <text:s text:c="2"/>| <text:s text:c="2"/>| <text:s text:c="2"/>| <text:s text:c="2"/>| <text:s text:c="2"/>| <text:s text:c="2"/>| <text:s text:c="2"/>5 &gt; 7</text:p>
      <text:p text:style-name="P1">| <text:s text:c="2"/>| <text:s text:c="2"/>| <text:s text:c="2"/>| <text:s text:c="2"/>| <text:s text:c="2"/>| <text:s text:c="2"/>| <text:s text:c="2"/>| <text:s text:c="2"/>| <text:s text:c="2"/>53 &lt;= 7: 7 (14.0)</text:p>
      <text:p text:style-name="P1">| <text:s text:c="2"/>| <text:s text:c="2"/>| <text:s text:c="2"/>| <text:s text:c="2"/>| <text:s text:c="2"/>| <text:s text:c="2"/>| <text:s text:c="2"/>| <text:s text:c="2"/>| <text:s text:c="2"/>53 &gt; 7: 8 (7.0)</text:p>
      <text:p text:style-name="P1">| <text:s text:c="2"/>| <text:s text:c="2"/>| <text:s text:c="2"/>| <text:s text:c="2"/>| <text:s text:c="2"/>| <text:s text:c="2"/>| <text:s text:c="2"/>3 &gt; 14: 3 (4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34 &lt;= 5: 2 (139.0/3.0)</text:p>
      <text:p text:style-name="P1">| <text:s text:c="2"/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| <text:s text:c="2"/>7 &gt; 1: 7 (2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</text:p>
      <text:p text:style-name="P1">| <text:s text:c="2"/>| <text:s text:c="2"/>| <text:s text:c="2"/>| <text:s text:c="2"/>| <text:s text:c="2"/>| <text:s text:c="2"/>| <text:s text:c="2"/>| <text:s text:c="2"/>| <text:s text:c="2"/>| <text:s text:c="2"/>37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lt;= 1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gt; 1: 2 (35.0)</text:p>
      <text:p text:style-name="P1">| <text:s text:c="2"/>| <text:s text:c="2"/>| <text:s text:c="2"/>| <text:s text:c="2"/>| <text:s text:c="2"/>| <text:s text:c="2"/>| <text:s text:c="2"/>| <text:s text:c="2"/>| <text:s text:c="2"/>| <text:s text:c="2"/>37 &gt; 1: 8 (2.0)</text:p>
      <text:p text:style-name="P1">| <text:s text:c="2"/>| <text:s text:c="2"/>| <text:s text:c="2"/>| <text:s text:c="2"/>| <text:s text:c="2"/>| <text:s text:c="2"/>| <text:s text:c="2"/>| <text:s text:c="2"/>| <text:s text:c="2"/>36 &gt; 13</text:p>
      <text:p text:style-name="P1">| <text:s text:c="2"/>| <text:s text:c="2"/>| <text:s text:c="2"/>| <text:s text:c="2"/>| <text:s text:c="2"/>| <text:s text:c="2"/>| <text:s text:c="2"/>| <text:s text:c="2"/>| <text:s text:c="2"/>| <text:s text:c="2"/>30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4: 3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4: 1 (4.0/1.0)</text:p>
      <text:p text:style-name="P1">| <text:s text:c="2"/>| <text:s text:c="2"/>| <text:s text:c="2"/>| <text:s text:c="2"/>| <text:s text:c="2"/>| <text:s text:c="2"/>| <text:s text:c="2"/>| <text:s text:c="2"/>| <text:s text:c="2"/>| <text:s text:c="2"/>30 &gt; 1: 8 (2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18 &lt;= 1: 3 (2.0)</text:p>
      <text:p text:style-name="P1">| <text:s text:c="2"/>| <text:s text:c="2"/>| <text:s text:c="2"/>| <text:s text:c="2"/>| <text:s text:c="2"/>| <text:s text:c="2"/>| <text:s text:c="2"/>| <text:s text:c="2"/>| <text:s text:c="2"/>18 &gt; 1</text:p>
      <text:p text:style-name="P1">| <text:s text:c="2"/>| <text:s text:c="2"/>| <text:s text:c="2"/>| <text:s text:c="2"/>| <text:s text:c="2"/>| <text:s text:c="2"/>| <text:s text:c="2"/>| <text:s text:c="2"/>| <text:s text:c="2"/>| <text:s text:c="2"/>62 &lt;= 9: 8 (155.0/3.0)</text:p>
      <text:p text:style-name="P1">| <text:s text:c="2"/>| <text:s text:c="2"/>| <text:s text:c="2"/>| <text:s text:c="2"/>| <text:s text:c="2"/>| <text:s text:c="2"/>| <text:s text:c="2"/>| <text:s text:c="2"/>| <text:s text:c="2"/>| <text:s text:c="2"/>62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lt;= 0: 2 (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gt; 0: 8 (5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28 &lt;= 9: 4 (3.0/1.0)</text:p>
      <text:p text:style-name="P1">| <text:s text:c="2"/>| <text:s text:c="2"/>| <text:s text:c="2"/>| <text:s text:c="2"/>| <text:s text:c="2"/>| <text:s text:c="2"/>| <text:s text:c="2"/>28 &gt; 9: 8 (34.0/1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</text:p>
      <text:p text:style-name="P1">| <text:s text:c="2"/>| <text:s text:c="2"/>| <text:s text:c="2"/>| <text:s text:c="2"/>| <text:s text:c="2"/>| <text:s text:c="2"/>| <text:s text:c="2"/>| <text:s text:c="2"/>9 &lt;= 1: 4 (3.0/2.0)</text:p>
      <text:p text:style-name="P1">| <text:s text:c="2"/>| <text:s text:c="2"/>| <text:s text:c="2"/>| <text:s text:c="2"/>| <text:s text:c="2"/>| <text:s text:c="2"/>| <text:s text:c="2"/>| <text:s text:c="2"/>9 &gt; 1: 2 (2.0/1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63 &lt;= 5</text:p>
      <text:p text:style-name="P1">| <text:s text:c="2"/>| <text:s text:c="2"/>| <text:s text:c="2"/>| <text:s text:c="2"/>| <text:s text:c="2"/>| <text:s text:c="2"/>| <text:s text:c="2"/>| <text:s text:c="2"/>| <text:s text:c="2"/>52 &lt;= 6: 8 (6.0)</text:p>
      <text:p text:style-name="P1">| <text:s text:c="2"/>| <text:s text:c="2"/>| <text:s text:c="2"/>| <text:s text:c="2"/>| <text:s text:c="2"/>| <text:s text:c="2"/>| <text:s text:c="2"/>| <text:s text:c="2"/>| <text:s text:c="2"/>52 &gt; 6</text:p>
      <text:p text:style-name="P1">| <text:s text:c="2"/>| <text:s text:c="2"/>| <text:s text:c="2"/>| <text:s text:c="2"/>| <text:s text:c="2"/>| <text:s text:c="2"/>| <text:s text:c="2"/>| <text:s text:c="2"/>| <text:s text:c="2"/>| <text:s text:c="2"/>49 &lt;= 5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0 &lt;= 13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18 &lt;= 10: 8 (6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18 &gt; 10: 1 (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20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2 &lt;= 8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43 &lt;= 15: 8 (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43 &gt; 15: 1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52 &gt; 8: 1 (138.0/2.0)</text:p>
      <text:p text:style-name="P1">| <text:s text:c="2"/>| <text:s text:c="2"/>| <text:s text:c="2"/>| <text:s text:c="2"/>| <text:s text:c="2"/>| <text:s text:c="2"/>| <text:s text:c="2"/>| <text:s text:c="2"/>| <text:s text:c="2"/>| <text:s text:c="2"/>49 &gt; 5: 8 (2.0)</text:p>
      <text:p text:style-name="P1">| <text:s text:c="2"/>| <text:s text:c="2"/>| <text:s text:c="2"/>| <text:s text:c="2"/>| <text:s text:c="2"/>| <text:s text:c="2"/>| <text:s text:c="2"/>| <text:s text:c="2"/>63 &gt; 5: 2 (2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54 &lt;= 1: 4 (13.0/1.0)</text:p>
      <text:p text:style-name="P1">| <text:s text:c="2"/>| <text:s text:c="2"/>| <text:s text:c="2"/>| <text:s text:c="2"/>| <text:s text:c="2"/>| <text:s text:c="2"/>| <text:s text:c="2"/>54 &gt; 1: 2 (3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61 &lt;= 12</text:p>
      <text:p text:style-name="P1">| <text:s text:c="2"/>| <text:s text:c="2"/>| <text:s text:c="2"/>| <text:s text:c="2"/>| <text:s text:c="2"/>| <text:s text:c="2"/>| <text:s text:c="2"/>| <text:s text:c="2"/>| <text:s text:c="2"/>46 &lt;= 1</text:p>
      <text:p text:style-name="P1">| <text:s text:c="2"/>| <text:s text:c="2"/>| <text:s text:c="2"/>| <text:s text:c="2"/>| <text:s text:c="2"/>| <text:s text:c="2"/>| <text:s text:c="2"/>| <text:s text:c="2"/>| <text:s text:c="2"/>| <text:s text:c="2"/>34 &lt;= 13: 4 (2.0)</text:p>
      <text:p text:style-name="P1">| <text:s text:c="2"/>| <text:s text:c="2"/>| <text:s text:c="2"/>| <text:s text:c="2"/>| <text:s text:c="2"/>| <text:s text:c="2"/>| <text:s text:c="2"/>| <text:s text:c="2"/>| <text:s text:c="2"/>| <text:s text:c="2"/>34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lt;= 9: 6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gt; 9: 8 (9.0)</text:p>
      <text:p text:style-name="P1">| <text:s text:c="2"/>| <text:s text:c="2"/>| <text:s text:c="2"/>| <text:s text:c="2"/>| <text:s text:c="2"/>| <text:s text:c="2"/>| <text:s text:c="2"/>| <text:s text:c="2"/>| <text:s text:c="2"/>46 &gt; 1: 3 (2.0/1.0)</text:p>
      <text:p text:style-name="P1">| <text:s text:c="2"/>| <text:s text:c="2"/>| <text:s text:c="2"/>| <text:s text:c="2"/>| <text:s text:c="2"/>| <text:s text:c="2"/>| <text:s text:c="2"/>| <text:s text:c="2"/>61 &gt; 12: 1 (3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9 &lt;= 1</text:p>
      <text:p text:style-name="P1">| <text:s text:c="2"/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| <text:s text:c="2"/>5 &lt;= 14</text:p>
      <text:p text:style-name="P1">| <text:s text:c="2"/>| <text:s text:c="2"/>| <text:s text:c="2"/>| <text:s text:c="2"/>| <text:s text:c="2"/>| <text:s text:c="2"/>| <text:s text:c="2"/>| <text:s text:c="2"/>| <text:s text:c="2"/>58 &lt;= 1: 4 (150.0)</text:p>
      <text:p text:style-name="P1">| <text:s text:c="2"/>| <text:s text:c="2"/>| <text:s text:c="2"/>| <text:s text:c="2"/>| <text:s text:c="2"/>| <text:s text:c="2"/>| <text:s text:c="2"/>| <text:s text:c="2"/>| <text:s text:c="2"/>58 &gt; 1</text:p>
      <text:p text:style-name="P1">| <text:s text:c="2"/>| <text:s text:c="2"/>| <text:s text:c="2"/>| <text:s text:c="2"/>| <text:s text:c="2"/>| <text:s text:c="2"/>| <text:s text:c="2"/>| <text:s text:c="2"/>| <text:s text:c="2"/>| <text:s text:c="2"/>53 &lt;= 5: 4 (5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5: 0 (2.0)</text:p>
      <text:p text:style-name="P1">| <text:s text:c="2"/>| <text:s text:c="2"/>| <text:s text:c="2"/>| <text:s text:c="2"/>| <text:s text:c="2"/>| <text:s text:c="2"/>| <text:s text:c="2"/>| <text:s text:c="2"/>5 &gt; 14: 7 (3.0)</text:p>
      <text:p text:style-name="P1">| <text:s text:c="2"/>| <text:s text:c="2"/>| <text:s text:c="2"/>| <text:s text:c="2"/>| <text:s text:c="2"/>| <text:s text:c="2"/>| <text:s text:c="2"/>62 &gt; 0: 1 (4.0/1.0)</text:p>
      <text:p text:style-name="P1">| <text:s text:c="2"/>| <text:s text:c="2"/>| <text:s text:c="2"/>| <text:s text:c="2"/>| <text:s text:c="2"/>| <text:s text:c="2"/>9 &gt; 1: 6 (3.0/2.0)</text:p>
      <text:p text:style-name="P1"/>
      <text:p text:style-name="P1">Number of Leaves <text:s/>: <text:tab/>143</text:p>
      <text:p text:style-name="P1"/>
      <text:p text:style-name="P1">Size of the tree : <text:tab/>285</text:p>
      <text:p text:style-name="P1"/>
      <text:p text:style-name="P1"/>
      <text:p text:style-name="P1">Time taken to build model: 0.16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863 <text:s text:c="14"/>88.913 <text:s/>%</text:p>
      <text:p text:style-name="P1">Incorrectly Classified Instances <text:s text:c="6"/>357 <text:s text:c="14"/>11.087 <text:s/>%</text:p>
      <text:p text:style-name="P1">Kappa statistic <text:s text:c="25"/>0.8768</text:p>
      <text:p text:style-name="P1">Mean absolute error <text:s text:c="21"/>0.0244</text:p>
      <text:p text:style-name="P1">Root mean squared error <text:s text:c="17"/>0.1417</text:p>
      <text:p text:style-name="P1"><text:soft-page-break/>Relative absolute error <text:s text:c="16"/>13.5312 %</text:p>
      <text:p text:style-name="P1">Root relative squared error <text:s text:c="12"/>47.2205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5 <text:s text:c="5"/>0.954 <text:s text:c="4"/>0.966 <text:s text:c="4"/>0.96 <text:s text:c="6"/>0.985 <text:s text:c="3"/>0</text:p>
      <text:p text:style-name="P1">0.852 <text:s text:c="4"/>0.015 <text:s text:c="5"/>0.863 <text:s text:c="4"/>0.852 <text:s text:c="4"/>0.858 <text:s text:c="5"/>0.928 <text:s text:c="3"/>1</text:p>
      <text:p text:style-name="P1">0.874 <text:s text:c="4"/>0.012 <text:s text:c="5"/>0.89 <text:s text:c="5"/>0.874 <text:s text:c="4"/>0.882 <text:s text:c="5"/>0.928 <text:s text:c="3"/>2</text:p>
      <text:p text:style-name="P1">0.888 <text:s text:c="4"/>0.018 <text:s text:c="5"/>0.853 <text:s text:c="4"/>0.888 <text:s text:c="4"/>0.87 <text:s text:c="6"/>0.938 <text:s text:c="3"/>3</text:p>
      <text:p text:style-name="P1">0.873 <text:s text:c="4"/>0.014 <text:s text:c="5"/>0.87 <text:s text:c="5"/>0.873 <text:s text:c="4"/>0.871 <text:s text:c="5"/>0.933 <text:s text:c="3"/>4</text:p>
      <text:p text:style-name="P1">0.913 <text:s text:c="4"/>0.01 <text:s text:c="6"/>0.91 <text:s text:c="5"/>0.913 <text:s text:c="4"/>0.912 <text:s text:c="5"/>0.959 <text:s text:c="3"/>5</text:p>
      <text:p text:style-name="P1">0.942 <text:s text:c="4"/>0.005 <text:s text:c="5"/>0.957 <text:s text:c="4"/>0.942 <text:s text:c="4"/>0.95 <text:s text:c="6"/>0.975 <text:s text:c="3"/>6</text:p>
      <text:p text:style-name="P1">0.902 <text:s text:c="4"/>0.011 <text:s text:c="5"/>0.902 <text:s text:c="4"/>0.902 <text:s text:c="4"/>0.902 <text:s text:c="5"/>0.955 <text:s text:c="3"/>7</text:p>
      <text:p text:style-name="P1">0.847 <text:s text:c="4"/>0.019 <text:s text:c="5"/>0.829 <text:s text:c="4"/>0.847 <text:s text:c="4"/>0.838 <text:s text:c="5"/>0.928 <text:s text:c="3"/>8</text:p>
      <text:p text:style-name="P1">0.83 <text:s text:c="5"/>0.014 <text:s text:c="5"/>0.864 <text:s text:c="4"/>0.83 <text:s text:c="5"/>0.847 <text:s text:c="5"/>0.929 <text:s text:c="3"/>9</text:p>
      <text:p text:style-name="P1">Weighted Avg. <text:s text:c="3"/>0.889 <text:s text:c="4"/>0.012 <text:s text:c="5"/>0.889 <text:s text:c="4"/>0.889 <text:s text:c="4"/>0.889 <text:s text:c="5"/>0.946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0 <text:s text:c="2"/>0 <text:s text:c="2"/>0 <text:s text:c="2"/>0 <text:s text:c="2"/>4 <text:s text:c="2"/>2 <text:s text:c="2"/>2 <text:s text:c="2"/>0 <text:s text:c="2"/>3 <text:s text:c="2"/>0 | <text:s text:c="2"/>a = 0</text:p>
      <text:p text:style-name="P1">3 277 <text:s text:c="2"/>6 <text:s text:c="2"/>8 <text:s/>12 <text:s text:c="2"/>3 <text:s text:c="2"/>2 <text:s text:c="2"/>3 <text:s/>11 <text:s text:c="2"/>0 | <text:s text:c="2"/>b = 1</text:p>
      <text:p text:style-name="P1">1 <text:s text:c="2"/>8 284 <text:s text:c="2"/>8 <text:s text:c="2"/>0 <text:s text:c="2"/>3 <text:s text:c="2"/>2 <text:s text:c="2"/>2 <text:s/>14 <text:s text:c="2"/>3 | <text:s text:c="2"/>c = 2</text:p>
      <text:p text:style-name="P1">1 <text:s text:c="2"/>6 <text:s text:c="2"/>9 301 <text:s text:c="2"/>0 <text:s text:c="2"/>5 <text:s text:c="2"/>0 <text:s text:c="2"/>1 <text:s text:c="2"/>6 <text:s/>10 | <text:s text:c="2"/>d = 3</text:p>
      <text:p text:style-name="P1">3 <text:s text:c="2"/>3 <text:s text:c="2"/>1 <text:s text:c="2"/>3 267 <text:s text:c="2"/>3 <text:s text:c="2"/>5 <text:s text:c="2"/>9 <text:s text:c="2"/>5 <text:s text:c="2"/>7 | <text:s text:c="2"/>e = 4</text:p>
      <text:p text:style-name="P1">0 <text:s text:c="2"/>2 <text:s text:c="2"/>2 <text:s text:c="2"/>9 <text:s text:c="2"/>2 294 <text:s text:c="2"/>2 <text:s text:c="2"/>0 <text:s text:c="2"/>1 <text:s/>10 | <text:s text:c="2"/>f = 5</text:p>
      <text:p text:style-name="P1">2 <text:s text:c="2"/>3 <text:s text:c="2"/>3 <text:s text:c="2"/>0 <text:s text:c="2"/>6 <text:s text:c="2"/>2 311 <text:s text:c="2"/>1 <text:s text:c="2"/>2 <text:s text:c="2"/>0 | <text:s text:c="2"/>g = 6</text:p>
      <text:p text:style-name="P1">0 <text:s text:c="2"/>4 <text:s text:c="2"/>2 <text:s text:c="2"/>2 <text:s text:c="2"/>6 <text:s text:c="2"/>3 <text:s text:c="2"/>1 293 <text:s text:c="2"/>6 <text:s text:c="2"/>8 | <text:s text:c="2"/>h = 7</text:p>
      <text:p text:style-name="P1">2 <text:s/>15 <text:s text:c="2"/>8 <text:s text:c="2"/>7 <text:s text:c="2"/>6 <text:s text:c="2"/>3 <text:s text:c="2"/>0 <text:s text:c="2"/>6 272 <text:s text:c="2"/>2 | <text:s text:c="2"/>i = 8</text:p>
      <text:p text:style-name="P1">3 <text:s text:c="2"/>3 <text:s text:c="2"/>4 <text:s/>15 <text:s text:c="2"/>4 <text:s text:c="2"/>5 <text:s text:c="2"/>0 <text:s/>10 <text:s text:c="2"/>8 254 | <text:s text:c="2"/>j = 9</text:p>
      <text:p text:style-name="P1"/>
      <text:p text:style-name="P1"/>
      <text:p text:style-name="P1"/>
      <text:p text:style-name="P1">best conf fact = 0.01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 num obj min = 2</text:p>
      <text:p text:style-name="P1"/>
      <text:p text:style-name="P1">=== Run information ===</text:p>
      <text:p text:style-name="P1"/>
      <text:p text:style-name="P1">Scheme:weka.classifiers.trees.J48 -C 0.01 -M 2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<text:soft-page-break/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<text:soft-page-break/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</text:p>
      <text:p text:style-name="P1">| <text:s text:c="2"/>| <text:s text:c="2"/>| <text:s text:c="2"/>22 &lt;= 5</text:p>
      <text:p text:style-name="P1">| <text:s text:c="2"/>| <text:s text:c="2"/>| <text:s text:c="2"/>| <text:s text:c="2"/>18 &lt;= 1: 3 (3.0)</text:p>
      <text:p text:style-name="P1">| <text:s text:c="2"/>| <text:s text:c="2"/>| <text:s text:c="2"/>| <text:s text:c="2"/>18 &gt; 1</text:p>
      <text:p text:style-name="P1">| <text:s text:c="2"/>| <text:s text:c="2"/>| <text:s text:c="2"/>| <text:s text:c="2"/>| <text:s text:c="2"/>4 &lt;= 11: 2 (4.0/2.0)</text:p>
      <text:p text:style-name="P1">| <text:s text:c="2"/>| <text:s text:c="2"/>| <text:s text:c="2"/>| <text:s text:c="2"/>| <text:s text:c="2"/>4 &gt; 11: 5 (51.0)</text:p>
      <text:p text:style-name="P1">| <text:s text:c="2"/>| <text:s text:c="2"/>| <text:s text:c="2"/>22 &gt; 5: 0 (2.0)</text:p>
      <text:p text:style-name="P1">| <text:s text:c="2"/>| <text:s text:c="2"/>21 &gt; 7</text:p>
      <text:p text:style-name="P1">| <text:s text:c="2"/>| <text:s text:c="2"/>| <text:s text:c="2"/>33 &lt;= 3: 9 (101.0/3.0)</text:p>
      <text:p text:style-name="P1">| <text:s text:c="2"/>| <text:s text:c="2"/>| <text:s text:c="2"/>33 &gt; 3: 0 (4.0/1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3: 1 (4.0)</text:p>
      <text:p text:style-name="P1">| <text:s text:c="2"/>| <text:s text:c="2"/>| <text:s text:c="2"/>| <text:s text:c="2"/>| <text:s text:c="2"/>2 &gt; 3: 8 (10.0)</text:p>
      <text:p text:style-name="P1">| <text:s text:c="2"/>| <text:s text:c="2"/>| <text:s text:c="2"/>54 &gt; 0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14 &lt;= 1</text:p>
      <text:p text:style-name="P1">| <text:s text:c="2"/>| <text:s text:c="2"/>| <text:s text:c="2"/>| <text:s text:c="2"/>| <text:s text:c="2"/>30 &lt;= 5</text:p>
      <text:p text:style-name="P1">| <text:s text:c="2"/>| <text:s text:c="2"/>| <text:s text:c="2"/>| <text:s text:c="2"/>| <text:s text:c="2"/>| <text:s text:c="2"/>38 &lt;= 9: 6 (15.0/1.0)</text:p>
      <text:p text:style-name="P1">| <text:s text:c="2"/>| <text:s text:c="2"/>| <text:s text:c="2"/>| <text:s text:c="2"/>| <text:s text:c="2"/>| <text:s text:c="2"/>38 &gt; 9: 4 (3.0/1.0)</text:p>
      <text:p text:style-name="P1">| <text:s text:c="2"/>| <text:s text:c="2"/>| <text:s text:c="2"/>| <text:s text:c="2"/>| <text:s text:c="2"/>30 &gt; 5: 4 (11.0)</text:p>
      <text:p text:style-name="P1">| <text:s text:c="2"/>| <text:s text:c="2"/>| <text:s text:c="2"/>| <text:s text:c="2"/>14 &gt; 1: 0 (4.0)</text:p>
      <text:p text:style-name="P1">| <text:s text:c="2"/>| <text:s text:c="2"/>| <text:s text:c="2"/>21 &gt; 5</text:p>
      <text:p text:style-name="P1">| <text:s text:c="2"/>| <text:s text:c="2"/>| <text:s text:c="2"/>| <text:s text:c="2"/>28 &lt;= 8: 0 (306.0/1.0)</text:p>
      <text:p text:style-name="P1">| <text:s text:c="2"/>| <text:s text:c="2"/>| <text:s text:c="2"/>| <text:s text:c="2"/>28 &gt; 8: 8 (4.0/2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5 &lt;= 0</text:p>
      <text:p text:style-name="P1">| <text:s text:c="2"/>| <text:s text:c="2"/>| <text:s text:c="2"/>| <text:s text:c="2"/>| <text:s text:c="2"/>| <text:s text:c="2"/>| <text:s text:c="2"/>10 &lt;= 7: 1 (5.0)</text:p>
      <text:p text:style-name="P1">| <text:s text:c="2"/>| <text:s text:c="2"/>| <text:s text:c="2"/>| <text:s text:c="2"/>| <text:s text:c="2"/>| <text:s text:c="2"/>| <text:s text:c="2"/>10 &gt; 7</text:p>
      <text:p text:style-name="P1">| <text:s text:c="2"/>| <text:s text:c="2"/>| <text:s text:c="2"/>| <text:s text:c="2"/>| <text:s text:c="2"/>| <text:s text:c="2"/>| <text:s text:c="2"/>| <text:s text:c="2"/>37 &lt;= 5: 2 (74.0)</text:p>
      <text:p text:style-name="P1">| <text:s text:c="2"/>| <text:s text:c="2"/>| <text:s text:c="2"/>| <text:s text:c="2"/>| <text:s text:c="2"/>| <text:s text:c="2"/>| <text:s text:c="2"/>| <text:s text:c="2"/>37 &gt; 5: 3 (2.0/1.0)</text:p>
      <text:p text:style-name="P1">| <text:s text:c="2"/>| <text:s text:c="2"/>| <text:s text:c="2"/>| <text:s text:c="2"/>| <text:s text:c="2"/>| <text:s text:c="2"/>5 &gt; 0: 6 (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</text:p>
      <text:p text:style-name="P1">| <text:s text:c="2"/>| <text:s text:c="2"/>| <text:s text:c="2"/>| <text:s text:c="2"/>| <text:s text:c="2"/>| <text:s text:c="2"/>3 &lt;= 11: 5 (2.0/1.0)</text:p>
      <text:p text:style-name="P1"><text:soft-page-break/>| <text:s text:c="2"/>| <text:s text:c="2"/>| <text:s text:c="2"/>| <text:s text:c="2"/>| <text:s text:c="2"/>| <text:s text:c="2"/>3 &gt; 11: 3 (26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30 &lt;= 4</text:p>
      <text:p text:style-name="P1">| <text:s text:c="2"/>| <text:s text:c="2"/>| <text:s text:c="2"/>| <text:s text:c="2"/>| <text:s text:c="2"/>18 &lt;= 5</text:p>
      <text:p text:style-name="P1">| <text:s text:c="2"/>| <text:s text:c="2"/>| <text:s text:c="2"/>| <text:s text:c="2"/>| <text:s text:c="2"/>| <text:s text:c="2"/>12 &lt;= 14: 4 (2.0/1.0)</text:p>
      <text:p text:style-name="P1">| <text:s text:c="2"/>| <text:s text:c="2"/>| <text:s text:c="2"/>| <text:s text:c="2"/>| <text:s text:c="2"/>| <text:s text:c="2"/>12 &gt; 14: 3 (6.0)</text:p>
      <text:p text:style-name="P1">| <text:s text:c="2"/>| <text:s text:c="2"/>| <text:s text:c="2"/>| <text:s text:c="2"/>| <text:s text:c="2"/>18 &gt; 5</text:p>
      <text:p text:style-name="P1">| <text:s text:c="2"/>| <text:s text:c="2"/>| <text:s text:c="2"/>| <text:s text:c="2"/>| <text:s text:c="2"/>| <text:s text:c="2"/>20 &lt;= 7: 5 (226.0)</text:p>
      <text:p text:style-name="P1">| <text:s text:c="2"/>| <text:s text:c="2"/>| <text:s text:c="2"/>| <text:s text:c="2"/>| <text:s text:c="2"/>| <text:s text:c="2"/>20 &gt; 7: 5 (6.0/3.0)</text:p>
      <text:p text:style-name="P1">| <text:s text:c="2"/>| <text:s text:c="2"/>| <text:s text:c="2"/>| <text:s text:c="2"/>30 &gt; 4: 4 (3.0)</text:p>
      <text:p text:style-name="P1"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</text:p>
      <text:p text:style-name="P1">| <text:s text:c="2"/>| <text:s text:c="2"/>| <text:s text:c="2"/>| <text:s text:c="2"/>| <text:s text:c="2"/>| <text:s text:c="2"/>| <text:s text:c="2"/>36 &lt;= 15: 1 (4.0/1.0)</text:p>
      <text:p text:style-name="P1">| <text:s text:c="2"/>| <text:s text:c="2"/>| <text:s text:c="2"/>| <text:s text:c="2"/>| <text:s text:c="2"/>| <text:s text:c="2"/>| <text:s text:c="2"/>36 &gt; 15: 4 (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</text:p>
      <text:p text:style-name="P1">| <text:s text:c="2"/>| <text:s text:c="2"/>| <text:s text:c="2"/>| <text:s text:c="2"/>| <text:s text:c="2"/>| <text:s text:c="2"/>| <text:s text:c="2"/>| <text:s text:c="2"/>19 &lt;= 12: 8 (2.0)</text:p>
      <text:p text:style-name="P1">| <text:s text:c="2"/>| <text:s text:c="2"/>| <text:s text:c="2"/>| <text:s text:c="2"/>| <text:s text:c="2"/>| <text:s text:c="2"/>| <text:s text:c="2"/>| <text:s text:c="2"/>19 &gt; 12: 1 (12.0/1.0)</text:p>
      <text:p text:style-name="P1">| <text:s text:c="2"/>| <text:s text:c="2"/>| <text:s text:c="2"/>| <text:s text:c="2"/>30 &gt; 2</text:p>
      <text:p text:style-name="P1">| <text:s text:c="2"/>| <text:s text:c="2"/>| <text:s text:c="2"/>| <text:s text:c="2"/>| <text:s text:c="2"/>2 &lt;= 1: 4 (9.0)</text:p>
      <text:p text:style-name="P1">| <text:s text:c="2"/>| <text:s text:c="2"/>| <text:s text:c="2"/>| <text:s text:c="2"/>| <text:s text:c="2"/>2 &gt; 1: 5 (2.0/1.0)</text:p>
      <text:p text:style-name="P1">| <text:s text:c="2"/>| <text:s text:c="2"/>| <text:s text:c="2"/>41 &gt; 8</text:p>
      <text:p text:style-name="P1">| <text:s text:c="2"/>| <text:s text:c="2"/>| <text:s text:c="2"/>| <text:s text:c="2"/>2 &lt;= 6: 4 (36.0)</text:p>
      <text:p text:style-name="P1">| <text:s text:c="2"/>| <text:s text:c="2"/>| <text:s text:c="2"/>| <text:s text:c="2"/>2 &gt; 6: 6 (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</text:p>
      <text:p text:style-name="P1">| <text:s text:c="2"/>| <text:s text:c="2"/>| <text:s text:c="2"/>| <text:s text:c="2"/>| <text:s text:c="2"/>| <text:s text:c="2"/>49 &lt;= 2: 4 (29.0)</text:p>
      <text:p text:style-name="P1">| <text:s text:c="2"/>| <text:s text:c="2"/>| <text:s text:c="2"/>| <text:s text:c="2"/>| <text:s text:c="2"/>| <text:s text:c="2"/>49 &gt; 2: 8 (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7 &lt;= 5</text:p>
      <text:p text:style-name="P1">| <text:s text:c="2"/>| <text:s text:c="2"/>| <text:s text:c="2"/>| <text:s text:c="2"/>| <text:s text:c="2"/>| <text:s text:c="2"/>| <text:s text:c="2"/>18 &lt;= 14</text:p>
      <text:p text:style-name="P1">| <text:s text:c="2"/>| <text:s text:c="2"/>| <text:s text:c="2"/>| <text:s text:c="2"/>| <text:s text:c="2"/>| <text:s text:c="2"/>| <text:s text:c="2"/>| <text:s text:c="2"/>19 &lt;= 11: 7 (6.0)</text:p>
      <text:p text:style-name="P1">| <text:s text:c="2"/>| <text:s text:c="2"/>| <text:s text:c="2"/>| <text:s text:c="2"/>| <text:s text:c="2"/>| <text:s text:c="2"/>| <text:s text:c="2"/>| <text:s text:c="2"/>19 &gt; 11: 1 (4.0)</text:p>
      <text:p text:style-name="P1">| <text:s text:c="2"/>| <text:s text:c="2"/>| <text:s text:c="2"/>| <text:s text:c="2"/>| <text:s text:c="2"/>| <text:s text:c="2"/>| <text:s text:c="2"/>18 &gt; 14: 8 (2.0)</text:p>
      <text:p text:style-name="P1">| <text:s text:c="2"/>| <text:s text:c="2"/>| <text:s text:c="2"/>| <text:s text:c="2"/>| <text:s text:c="2"/>| <text:s text:c="2"/>17 &gt; 5: 5 (2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: 7 (269.0/7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49 &lt;= 0</text:p>
      <text:p text:style-name="P1"><text:soft-page-break/>| <text:s text:c="2"/>| <text:s text:c="2"/>| <text:s text:c="2"/>| <text:s text:c="2"/>| <text:s text:c="2"/>| <text:s text:c="2"/>| <text:s text:c="2"/>| <text:s text:c="2"/>| <text:s text:c="2"/>15 &lt;= 0</text:p>
      <text:p text:style-name="P1">| <text:s text:c="2"/>| <text:s text:c="2"/>| <text:s text:c="2"/>| <text:s text:c="2"/>| <text:s text:c="2"/>| <text:s text:c="2"/>| <text:s text:c="2"/>| <text:s text:c="2"/>| <text:s text:c="2"/>| <text:s text:c="2"/>18 &lt;= 6: 7 (2.0)</text:p>
      <text:p text:style-name="P1">| <text:s text:c="2"/>| <text:s text:c="2"/>| <text:s text:c="2"/>| <text:s text:c="2"/>| <text:s text:c="2"/>| <text:s text:c="2"/>| <text:s text:c="2"/>| <text:s text:c="2"/>| <text:s text:c="2"/>| <text:s text:c="2"/>18 &gt; 6: 9 (8.0)</text:p>
      <text:p text:style-name="P1">| <text:s text:c="2"/>| <text:s text:c="2"/>| <text:s text:c="2"/>| <text:s text:c="2"/>| <text:s text:c="2"/>| <text:s text:c="2"/>| <text:s text:c="2"/>| <text:s text:c="2"/>| <text:s text:c="2"/>15 &gt; 0: 7 (3.0)</text:p>
      <text:p text:style-name="P1">| <text:s text:c="2"/>| <text:s text:c="2"/>| <text:s text:c="2"/>| <text:s text:c="2"/>| <text:s text:c="2"/>| <text:s text:c="2"/>| <text:s text:c="2"/>| <text:s text:c="2"/>49 &gt; 0: 8 (2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</text:p>
      <text:p text:style-name="P1">| <text:s text:c="2"/>| <text:s text:c="2"/>| <text:s text:c="2"/>| <text:s text:c="2"/>| <text:s text:c="2"/>| <text:s text:c="2"/>| <text:s text:c="2"/>| <text:s text:c="2"/>| <text:s text:c="2"/>27 &lt;= 8: 5 (2.0/1.0)</text:p>
      <text:p text:style-name="P1">| <text:s text:c="2"/>| <text:s text:c="2"/>| <text:s text:c="2"/>| <text:s text:c="2"/>| <text:s text:c="2"/>| <text:s text:c="2"/>| <text:s text:c="2"/>| <text:s text:c="2"/>| <text:s text:c="2"/>27 &gt; 8: 9 (16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8 &lt;= 6</text:p>
      <text:p text:style-name="P1">| <text:s text:c="2"/>| <text:s text:c="2"/>| <text:s text:c="2"/>| <text:s text:c="2"/>| <text:s text:c="2"/>| <text:s text:c="2"/>| <text:s text:c="2"/>| <text:s text:c="2"/>52 &lt;= 14: 7 (5.0)</text:p>
      <text:p text:style-name="P1">| <text:s text:c="2"/>| <text:s text:c="2"/>| <text:s text:c="2"/>| <text:s text:c="2"/>| <text:s text:c="2"/>| <text:s text:c="2"/>| <text:s text:c="2"/>| <text:s text:c="2"/>52 &gt; 14: 3 (6.0)</text:p>
      <text:p text:style-name="P1">| <text:s text:c="2"/>| <text:s text:c="2"/>| <text:s text:c="2"/>| <text:s text:c="2"/>| <text:s text:c="2"/>| <text:s text:c="2"/>| <text:s text:c="2"/>18 &gt; 6: 1 (2.0)</text:p>
      <text:p text:style-name="P1">| <text:s text:c="2"/>| <text:s text:c="2"/>| <text:s text:c="2"/>| <text:s text:c="2"/>| <text:s text:c="2"/>| <text:s text:c="2"/>17 &gt; 0</text:p>
      <text:p text:style-name="P1">| <text:s text:c="2"/>| <text:s text:c="2"/>| <text:s text:c="2"/>| <text:s text:c="2"/>| <text:s text:c="2"/>| <text:s text:c="2"/>| <text:s text:c="2"/>6 &lt;= 0: 9 (5.0)</text:p>
      <text:p text:style-name="P1">| <text:s text:c="2"/>| <text:s text:c="2"/>| <text:s text:c="2"/>| <text:s text:c="2"/>| <text:s text:c="2"/>| <text:s text:c="2"/>| <text:s text:c="2"/>6 &gt; 0: 5 (3.0)</text:p>
      <text:p text:style-name="P1">| <text:s text:c="2"/>| <text:s text:c="2"/>| <text:s text:c="2"/>62 &gt; 0</text:p>
      <text:p text:style-name="P1"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62 &lt;= 4</text:p>
      <text:p text:style-name="P1">| <text:s text:c="2"/>| <text:s text:c="2"/>| <text:s text:c="2"/>| <text:s text:c="2"/>| <text:s text:c="2"/>| <text:s text:c="2"/>| <text:s text:c="2"/>| <text:s text:c="2"/>43 &lt;= 1</text:p>
      <text:p text:style-name="P1">| <text:s text:c="2"/>| <text:s text:c="2"/>| <text:s text:c="2"/>| <text:s text:c="2"/>| <text:s text:c="2"/>| <text:s text:c="2"/>| <text:s text:c="2"/>| <text:s text:c="2"/>| <text:s text:c="2"/>38 &lt;= 4: 9 (12.0)</text:p>
      <text:p text:style-name="P1">| <text:s text:c="2"/>| <text:s text:c="2"/>| <text:s text:c="2"/>| <text:s text:c="2"/>| <text:s text:c="2"/>| <text:s text:c="2"/>| <text:s text:c="2"/>| <text:s text:c="2"/>| <text:s text:c="2"/>38 &gt; 4: 4 (6.0/1.0)</text:p>
      <text:p text:style-name="P1">| <text:s text:c="2"/>| <text:s text:c="2"/>| <text:s text:c="2"/>| <text:s text:c="2"/>| <text:s text:c="2"/>| <text:s text:c="2"/>| <text:s text:c="2"/>| <text:s text:c="2"/>43 &gt; 1: 4 (2.0/1.0)</text:p>
      <text:p text:style-name="P1">| <text:s text:c="2"/>| <text:s text:c="2"/>| <text:s text:c="2"/>| <text:s text:c="2"/>| <text:s text:c="2"/>| <text:s text:c="2"/>| <text:s text:c="2"/>62 &gt; 4: 1 (3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18 &lt;= 12</text:p>
      <text:p text:style-name="P1">| <text:s text:c="2"/>| <text:s text:c="2"/>| <text:s text:c="2"/>| <text:s text:c="2"/>| <text:s text:c="2"/>| <text:s text:c="2"/>| <text:s text:c="2"/>| <text:s text:c="2"/>| <text:s text:c="2"/>62 &lt;= 10: 3 (243.0/6.0)</text:p>
      <text:p text:style-name="P1">| <text:s text:c="2"/>| <text:s text:c="2"/>| <text:s text:c="2"/>| <text:s text:c="2"/>| <text:s text:c="2"/>| <text:s text:c="2"/>| <text:s text:c="2"/>| <text:s text:c="2"/>| <text:s text:c="2"/>62 &gt; 10: 2 (4.0/2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9 &lt;= 0: 9 (8.0/3.0)</text:p>
      <text:p text:style-name="P1"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5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10: 5 (11.0/1.0)</text:p>
      <text:p text:style-name="P1"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46 &gt; 0</text:p>
      <text:p text:style-name="P1"><text:soft-page-break/>| <text:s text:c="2"/>| <text:s text:c="2"/>| <text:s text:c="2"/>| <text:s text:c="2"/>| <text:s text:c="2"/>| <text:s text:c="2"/>| <text:s text:c="2"/>| <text:s text:c="2"/>| <text:s text:c="2"/>19 &lt;= 13: 3 (3.0/1.0)</text:p>
      <text:p text:style-name="P1">| <text:s text:c="2"/>| <text:s text:c="2"/>| <text:s text:c="2"/>| <text:s text:c="2"/>| <text:s text:c="2"/>| <text:s text:c="2"/>| <text:s text:c="2"/>| <text:s text:c="2"/>| <text:s text:c="2"/>19 &gt; 13: 1 (3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lt;=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0 &gt; 0: 3 (1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| <text:s text:c="2"/>| <text:s text:c="2"/>| <text:s text:c="2"/>| <text:s text:c="2"/>| <text:s text:c="2"/>| <text:s text:c="2"/>| <text:s text:c="2"/>| <text:s text:c="2"/>| <text:s text:c="2"/>| <text:s text:c="2"/>26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lt;= 12: 9 (128.0/4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0 &gt; 12: 4 (2.0)</text:p>
      <text:p text:style-name="P1">| <text:s text:c="2"/>| <text:s text:c="2"/>| <text:s text:c="2"/>| <text:s text:c="2"/>| <text:s text:c="2"/>| <text:s text:c="2"/>| <text:s text:c="2"/>| <text:s text:c="2"/>33 &gt; 2</text:p>
      <text:p text:style-name="P1">| <text:s text:c="2"/>| <text:s text:c="2"/>| <text:s text:c="2"/>| <text:s text:c="2"/>| <text:s text:c="2"/>| <text:s text:c="2"/>| <text:s text:c="2"/>| <text:s text:c="2"/>| <text:s text:c="2"/>2 &lt;= 0: 4 (7.0)</text:p>
      <text:p text:style-name="P1">| <text:s text:c="2"/>| <text:s text:c="2"/>| <text:s text:c="2"/>| <text:s text:c="2"/>| <text:s text:c="2"/>| <text:s text:c="2"/>| <text:s text:c="2"/>| <text:s text:c="2"/>| <text:s text:c="2"/>2 &gt; 0: 7 (2.0/1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5 &lt;= 0</text:p>
      <text:p text:style-name="P1">| <text:s text:c="2"/>| <text:s text:c="2"/>| <text:s text:c="2"/>| <text:s text:c="2"/>| <text:s text:c="2"/>| <text:s text:c="2"/>| <text:s text:c="2"/>44 &lt;= 0: 3 (7.0)</text:p>
      <text:p text:style-name="P1">| <text:s text:c="2"/>| <text:s text:c="2"/>| <text:s text:c="2"/>| <text:s text:c="2"/>| <text:s text:c="2"/>| <text:s text:c="2"/>| <text:s text:c="2"/>44 &gt; 0: 8 (2.0/1.0)</text:p>
      <text:p text:style-name="P1">| <text:s text:c="2"/>| <text:s text:c="2"/>| <text:s text:c="2"/>| <text:s text:c="2"/>| <text:s text:c="2"/>| <text:s text:c="2"/>25 &gt; 0: 0 (4.0/1.0)</text:p>
      <text:p text:style-name="P1">| <text:s text:c="2"/>| <text:s text:c="2"/>| <text:s text:c="2"/>| <text:s text:c="2"/>| <text:s text:c="2"/>35 &gt; 5</text:p>
      <text:p text:style-name="P1">| <text:s text:c="2"/>| <text:s text:c="2"/>| <text:s text:c="2"/>| <text:s text:c="2"/>| <text:s text:c="2"/>| <text:s text:c="2"/>30 &lt;= 7: 8 (53.0)</text:p>
      <text:p text:style-name="P1">| <text:s text:c="2"/>| <text:s text:c="2"/>| <text:s text:c="2"/>| <text:s text:c="2"/>| <text:s text:c="2"/>| <text:s text:c="2"/>30 &gt; 7: 7 (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3 &lt;= 14</text:p>
      <text:p text:style-name="P1">| <text:s text:c="2"/>| <text:s text:c="2"/>| <text:s text:c="2"/>| <text:s text:c="2"/>| <text:s text:c="2"/>| <text:s text:c="2"/>| <text:s text:c="2"/>| <text:s text:c="2"/>5 &lt;= 7</text:p>
      <text:p text:style-name="P1">| <text:s text:c="2"/>| <text:s text:c="2"/>| <text:s text:c="2"/>| <text:s text:c="2"/>| <text:s text:c="2"/>| <text:s text:c="2"/>| <text:s text:c="2"/>| <text:s text:c="2"/>| <text:s text:c="2"/>9 &lt;= 0</text:p>
      <text:p text:style-name="P1">| <text:s text:c="2"/>| <text:s text:c="2"/>| <text:s text:c="2"/>| <text:s text:c="2"/>| <text:s text:c="2"/>| <text:s text:c="2"/>| <text:s text:c="2"/>| <text:s text:c="2"/>| <text:s text:c="2"/>| <text:s text:c="2"/>12 &lt;= 10: 4 (2.0)</text:p>
      <text:p text:style-name="P1">| <text:s text:c="2"/>| <text:s text:c="2"/>| <text:s text:c="2"/>| <text:s text:c="2"/>| <text:s text:c="2"/>| <text:s text:c="2"/>| <text:s text:c="2"/>| <text:s text:c="2"/>| <text:s text:c="2"/>| <text:s text:c="2"/>12 &gt; 10: 1 (3.0)</text:p>
      <text:p text:style-name="P1">| <text:s text:c="2"/>| <text:s text:c="2"/>| <text:s text:c="2"/>| <text:s text:c="2"/>| <text:s text:c="2"/>| <text:s text:c="2"/>| <text:s text:c="2"/>| <text:s text:c="2"/>| <text:s text:c="2"/>9 &gt; 0: 9 (3.0/1.0)</text:p>
      <text:p text:style-name="P1">| <text:s text:c="2"/>| <text:s text:c="2"/>| <text:s text:c="2"/>| <text:s text:c="2"/>| <text:s text:c="2"/>| <text:s text:c="2"/>| <text:s text:c="2"/>| <text:s text:c="2"/>5 &gt; 7</text:p>
      <text:p text:style-name="P1">| <text:s text:c="2"/>| <text:s text:c="2"/>| <text:s text:c="2"/>| <text:s text:c="2"/>| <text:s text:c="2"/>| <text:s text:c="2"/>| <text:s text:c="2"/>| <text:s text:c="2"/>| <text:s text:c="2"/>53 &lt;= 7: 7 (14.0)</text:p>
      <text:p text:style-name="P1">| <text:s text:c="2"/>| <text:s text:c="2"/>| <text:s text:c="2"/>| <text:s text:c="2"/>| <text:s text:c="2"/>| <text:s text:c="2"/>| <text:s text:c="2"/>| <text:s text:c="2"/>| <text:s text:c="2"/>53 &gt; 7: 8 (7.0)</text:p>
      <text:p text:style-name="P1">| <text:s text:c="2"/>| <text:s text:c="2"/>| <text:s text:c="2"/>| <text:s text:c="2"/>| <text:s text:c="2"/>| <text:s text:c="2"/>| <text:s text:c="2"/>3 &gt; 14: 3 (4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7 &lt;= 1</text:p>
      <text:p text:style-name="P1">| <text:s text:c="2"/>| <text:s text:c="2"/>| <text:s text:c="2"/>| <text:s text:c="2"/>| <text:s text:c="2"/>| <text:s text:c="2"/>| <text:s text:c="2"/>| <text:s text:c="2"/>| <text:s text:c="2"/>34 &lt;= 5: 2 (139.0/3.0)</text:p>
      <text:p text:style-name="P1">| <text:s text:c="2"/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| <text:s text:c="2"/>7 &gt; 1: 7 (2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</text:p>
      <text:p text:style-name="P1">| <text:s text:c="2"/>| <text:s text:c="2"/>| <text:s text:c="2"/>| <text:s text:c="2"/>| <text:s text:c="2"/>| <text:s text:c="2"/>| <text:s text:c="2"/>| <text:s text:c="2"/>| <text:s text:c="2"/>| <text:s text:c="2"/>37 &lt;= 1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61 &lt;= 1: 8 (4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61 &gt; 1: 2 (35.0)</text:p>
      <text:p text:style-name="P1">| <text:s text:c="2"/>| <text:s text:c="2"/>| <text:s text:c="2"/>| <text:s text:c="2"/>| <text:s text:c="2"/>| <text:s text:c="2"/>| <text:s text:c="2"/>| <text:s text:c="2"/>| <text:s text:c="2"/>| <text:s text:c="2"/>37 &gt; 1: 8 (2.0)</text:p>
      <text:p text:style-name="P1">| <text:s text:c="2"/>| <text:s text:c="2"/>| <text:s text:c="2"/>| <text:s text:c="2"/>| <text:s text:c="2"/>| <text:s text:c="2"/>| <text:s text:c="2"/>| <text:s text:c="2"/>| <text:s text:c="2"/>36 &gt; 13</text:p>
      <text:p text:style-name="P1">| <text:s text:c="2"/>| <text:s text:c="2"/>| <text:s text:c="2"/>| <text:s text:c="2"/>| <text:s text:c="2"/>| <text:s text:c="2"/>| <text:s text:c="2"/>| <text:s text:c="2"/>| <text:s text:c="2"/>| <text:s text:c="2"/>30 &lt;= 1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4: 3 (7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4: 1 (4.0/1.0)</text:p>
      <text:p text:style-name="P1">| <text:s text:c="2"/>| <text:s text:c="2"/>| <text:s text:c="2"/>| <text:s text:c="2"/>| <text:s text:c="2"/>| <text:s text:c="2"/>| <text:s text:c="2"/>| <text:s text:c="2"/>| <text:s text:c="2"/>| <text:s text:c="2"/>30 &gt; 1: 8 (2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18 &lt;= 1: 3 (2.0)</text:p>
      <text:p text:style-name="P1">| <text:s text:c="2"/>| <text:s text:c="2"/>| <text:s text:c="2"/>| <text:s text:c="2"/>| <text:s text:c="2"/>| <text:s text:c="2"/>| <text:s text:c="2"/>| <text:s text:c="2"/>| <text:s text:c="2"/>18 &gt; 1</text:p>
      <text:p text:style-name="P1">| <text:s text:c="2"/>| <text:s text:c="2"/>| <text:s text:c="2"/>| <text:s text:c="2"/>| <text:s text:c="2"/>| <text:s text:c="2"/>| <text:s text:c="2"/>| <text:s text:c="2"/>| <text:s text:c="2"/>| <text:s text:c="2"/>62 &lt;= 9: 8 (155.0/3.0)</text:p>
      <text:p text:style-name="P1">| <text:s text:c="2"/>| <text:s text:c="2"/>| <text:s text:c="2"/>| <text:s text:c="2"/>| <text:s text:c="2"/>| <text:s text:c="2"/>| <text:s text:c="2"/>| <text:s text:c="2"/>| <text:s text:c="2"/>| <text:s text:c="2"/>62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lt;= 0: 2 (8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37 &gt; 0: 8 (5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28 &lt;= 9: 4 (3.0/1.0)</text:p>
      <text:p text:style-name="P1">| <text:s text:c="2"/>| <text:s text:c="2"/>| <text:s text:c="2"/>| <text:s text:c="2"/>| <text:s text:c="2"/>| <text:s text:c="2"/>| <text:s text:c="2"/>28 &gt; 9: 8 (34.0/1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: 2 (5.0/4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63 &lt;= 5</text:p>
      <text:p text:style-name="P1">| <text:s text:c="2"/>| <text:s text:c="2"/>| <text:s text:c="2"/>| <text:s text:c="2"/>| <text:s text:c="2"/>| <text:s text:c="2"/>| <text:s text:c="2"/>| <text:s text:c="2"/>| <text:s text:c="2"/>52 &lt;= 6: 8 (6.0)</text:p>
      <text:p text:style-name="P1">| <text:s text:c="2"/>| <text:s text:c="2"/>| <text:s text:c="2"/>| <text:s text:c="2"/>| <text:s text:c="2"/>| <text:s text:c="2"/>| <text:s text:c="2"/>| <text:s text:c="2"/>| <text:s text:c="2"/>52 &gt; 6</text:p>
      <text:p text:style-name="P1">| <text:s text:c="2"/>| <text:s text:c="2"/>| <text:s text:c="2"/>| <text:s text:c="2"/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lt;= 10: 8 (7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8 &gt; 10: 1 (3.0)</text:p>
      <text:p text:style-name="P1">| <text:s text:c="2"/>| <text:s text:c="2"/>| <text:s text:c="2"/>| <text:s text:c="2"/>| <text:s text:c="2"/>| <text:s text:c="2"/>| <text:s text:c="2"/>| <text:s text:c="2"/>| <text:s text:c="2"/>| <text:s text:c="2"/>20 &gt; 13: 1 (146.0/5.0)</text:p>
      <text:p text:style-name="P1">| <text:s text:c="2"/>| <text:s text:c="2"/>| <text:s text:c="2"/>| <text:s text:c="2"/>| <text:s text:c="2"/>| <text:s text:c="2"/>| <text:s text:c="2"/>| <text:s text:c="2"/>63 &gt; 5: 2 (2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54 &lt;= 1: 4 (13.0/1.0)</text:p>
      <text:p text:style-name="P1">| <text:s text:c="2"/>| <text:s text:c="2"/>| <text:s text:c="2"/>| <text:s text:c="2"/>| <text:s text:c="2"/>| <text:s text:c="2"/>| <text:s text:c="2"/>54 &gt; 1: 2 (3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</text:p>
      <text:p text:style-name="P1">| <text:s text:c="2"/>| <text:s text:c="2"/>| <text:s text:c="2"/>| <text:s text:c="2"/>| <text:s text:c="2"/>| <text:s text:c="2"/>| <text:s text:c="2"/>| <text:s text:c="2"/>61 &lt;= 12</text:p>
      <text:p text:style-name="P1">| <text:s text:c="2"/>| <text:s text:c="2"/>| <text:s text:c="2"/>| <text:s text:c="2"/>| <text:s text:c="2"/>| <text:s text:c="2"/>| <text:s text:c="2"/>| <text:s text:c="2"/>| <text:s text:c="2"/>46 &lt;= 1</text:p>
      <text:p text:style-name="P1">| <text:s text:c="2"/>| <text:s text:c="2"/>| <text:s text:c="2"/>| <text:s text:c="2"/>| <text:s text:c="2"/>| <text:s text:c="2"/>| <text:s text:c="2"/>| <text:s text:c="2"/>| <text:s text:c="2"/>| <text:s text:c="2"/>34 &lt;= 13: 4 (2.0)</text:p>
      <text:p text:style-name="P1">| <text:s text:c="2"/>| <text:s text:c="2"/>| <text:s text:c="2"/>| <text:s text:c="2"/>| <text:s text:c="2"/>| <text:s text:c="2"/>| <text:s text:c="2"/>| <text:s text:c="2"/>| <text:s text:c="2"/>| <text:s text:c="2"/>34 &gt; 1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lt;= 9: 6 (2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59 &gt; 9: 8 (9.0)</text:p>
      <text:p text:style-name="P1">| <text:s text:c="2"/>| <text:s text:c="2"/>| <text:s text:c="2"/>| <text:s text:c="2"/>| <text:s text:c="2"/>| <text:s text:c="2"/>| <text:s text:c="2"/>| <text:s text:c="2"/>| <text:s text:c="2"/>46 &gt; 1: 3 (2.0/1.0)</text:p>
      <text:p text:style-name="P1">| <text:s text:c="2"/>| <text:s text:c="2"/>| <text:s text:c="2"/>| <text:s text:c="2"/>| <text:s text:c="2"/>| <text:s text:c="2"/>| <text:s text:c="2"/>| <text:s text:c="2"/>61 &gt; 12: 1 (3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5 &lt;= 14</text:p>
      <text:p text:style-name="P1">| <text:s text:c="2"/>| <text:s text:c="2"/>| <text:s text:c="2"/>| <text:s text:c="2"/>| <text:s text:c="2"/>| <text:s text:c="2"/>| <text:s text:c="2"/>| <text:s text:c="2"/>58 &lt;= 1: 4 (150.0)</text:p>
      <text:p text:style-name="P1">| <text:s text:c="2"/>| <text:s text:c="2"/>| <text:s text:c="2"/>| <text:s text:c="2"/>| <text:s text:c="2"/>| <text:s text:c="2"/>| <text:s text:c="2"/>| <text:s text:c="2"/>58 &gt; 1</text:p>
      <text:p text:style-name="P1">| <text:s text:c="2"/>| <text:s text:c="2"/>| <text:s text:c="2"/>| <text:s text:c="2"/>| <text:s text:c="2"/>| <text:s text:c="2"/>| <text:s text:c="2"/>| <text:s text:c="2"/>| <text:s text:c="2"/>53 &lt;= 5: 4 (6.0/2.0)</text:p>
      <text:p text:style-name="P1"><text:soft-page-break/>| <text:s text:c="2"/>| <text:s text:c="2"/>| <text:s text:c="2"/>| <text:s text:c="2"/>| <text:s text:c="2"/>| <text:s text:c="2"/>| <text:s text:c="2"/>| <text:s text:c="2"/>| <text:s text:c="2"/>53 &gt; 5: 0 (3.0/1.0)</text:p>
      <text:p text:style-name="P1">| <text:s text:c="2"/>| <text:s text:c="2"/>| <text:s text:c="2"/>| <text:s text:c="2"/>| <text:s text:c="2"/>| <text:s text:c="2"/>| <text:s text:c="2"/>5 &gt; 14: 7 (3.0)</text:p>
      <text:p text:style-name="P1">| <text:s text:c="2"/>| <text:s text:c="2"/>| <text:s text:c="2"/>| <text:s text:c="2"/>| <text:s text:c="2"/>| <text:s text:c="2"/>62 &gt; 0: 1 (5.0/2.0)</text:p>
      <text:p text:style-name="P1"/>
      <text:p text:style-name="P1">Number of Leaves <text:s/>: <text:tab/>130</text:p>
      <text:p text:style-name="P1"/>
      <text:p text:style-name="P1">Size of the tree : <text:tab/>259</text:p>
      <text:p text:style-name="P1"/>
      <text:p text:style-name="P1"/>
      <text:p text:style-name="P1">Time taken to build model: 0.16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866 <text:s text:c="14"/>89.0062 %</text:p>
      <text:p text:style-name="P1">Incorrectly Classified Instances <text:s text:c="6"/>354 <text:s text:c="14"/>10.9938 %</text:p>
      <text:p text:style-name="P1">Kappa statistic <text:s text:c="25"/>0.8778</text:p>
      <text:p text:style-name="P1">Mean absolute error <text:s text:c="21"/>0.0257</text:p>
      <text:p text:style-name="P1">Root mean squared error <text:s text:c="17"/>0.1418</text:p>
      <text:p text:style-name="P1">Relative absolute error <text:s text:c="16"/>14.2892 %</text:p>
      <text:p text:style-name="P1">Root relative squared error <text:s text:c="12"/>47.2793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6 <text:s text:c="4"/>0.004 <text:s text:c="5"/>0.966 <text:s text:c="4"/>0.966 <text:s text:c="4"/>0.966 <text:s text:c="5"/>0.984 <text:s text:c="3"/>0</text:p>
      <text:p text:style-name="P1">0.889 <text:s text:c="4"/>0.018 <text:s text:c="5"/>0.85 <text:s text:c="5"/>0.889 <text:s text:c="4"/>0.869 <text:s text:c="5"/>0.94 <text:s text:c="4"/>1</text:p>
      <text:p text:style-name="P1">0.865 <text:s text:c="4"/>0.011 <text:s text:c="5"/>0.898 <text:s text:c="4"/>0.865 <text:s text:c="4"/>0.881 <text:s text:c="5"/>0.936 <text:s text:c="3"/>2</text:p>
      <text:p text:style-name="P1">0.897 <text:s text:c="4"/>0.019 <text:s text:c="5"/>0.849 <text:s text:c="4"/>0.897 <text:s text:c="4"/>0.872 <text:s text:c="5"/>0.942 <text:s text:c="3"/>3</text:p>
      <text:p text:style-name="P1">0.866 <text:s text:c="4"/>0.014 <text:s text:c="5"/>0.869 <text:s text:c="4"/>0.866 <text:s text:c="4"/>0.867 <text:s text:c="5"/>0.933 <text:s text:c="3"/>4</text:p>
      <text:p text:style-name="P1">0.91 <text:s text:c="5"/>0.009 <text:s text:c="5"/>0.916 <text:s text:c="4"/>0.91 <text:s text:c="5"/>0.913 <text:s text:c="5"/>0.963 <text:s text:c="3"/>5</text:p>
      <text:p text:style-name="P1">0.942 <text:s text:c="4"/>0.005 <text:s text:c="5"/>0.957 <text:s text:c="4"/>0.942 <text:s text:c="4"/>0.95 <text:s text:c="6"/>0.974 <text:s text:c="3"/>6</text:p>
      <text:p text:style-name="P1">0.902 <text:s text:c="4"/>0.013 <text:s text:c="5"/>0.888 <text:s text:c="4"/>0.902 <text:s text:c="4"/>0.895 <text:s text:c="5"/>0.953 <text:s text:c="3"/>7</text:p>
      <text:p text:style-name="P1">0.835 <text:s text:c="4"/>0.017 <text:s text:c="5"/>0.843 <text:s text:c="4"/>0.835 <text:s text:c="4"/>0.839 <text:s text:c="5"/>0.939 <text:s text:c="3"/>8</text:p>
      <text:p text:style-name="P1">0.824 <text:s text:c="4"/>0.013 <text:s text:c="5"/>0.869 <text:s text:c="4"/>0.824 <text:s text:c="4"/>0.846 <text:s text:c="5"/>0.933 <text:s text:c="3"/>9</text:p>
      <text:p text:style-name="P1">Weighted Avg. <text:s text:c="3"/>0.89 <text:s text:c="5"/>0.012 <text:s text:c="5"/>0.89 <text:s text:c="5"/>0.89 <text:s text:c="5"/>0.89 <text:s text:c="6"/>0.95 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10 <text:s text:c="2"/>0 <text:s text:c="2"/>0 <text:s text:c="2"/>0 <text:s text:c="2"/>4 <text:s text:c="2"/>2 <text:s text:c="2"/>2 <text:s text:c="2"/>0 <text:s text:c="2"/>3 <text:s text:c="2"/>0 | <text:s text:c="2"/>a = 0</text:p>
      <text:p text:style-name="P1">1 289 <text:s text:c="2"/>6 <text:s text:c="2"/>7 <text:s/>10 <text:s text:c="2"/>2 <text:s text:c="2"/>1 <text:s text:c="2"/>4 <text:s text:c="2"/>5 <text:s text:c="2"/>0 | <text:s text:c="2"/>b = 1</text:p>
      <text:p text:style-name="P1">1 <text:s/>10 281 <text:s text:c="2"/>9 <text:s text:c="2"/>0 <text:s text:c="2"/>2 <text:s text:c="2"/>2 <text:s text:c="2"/>2 <text:s/>15 <text:s text:c="2"/>3 | <text:s text:c="2"/>c = 2</text:p>
      <text:p text:style-name="P1">2 <text:s text:c="2"/>7 <text:s text:c="2"/>6 304 <text:s text:c="2"/>0 <text:s text:c="2"/>5 <text:s text:c="2"/>0 <text:s text:c="2"/>2 <text:s text:c="2"/>4 <text:s text:c="2"/>9 | <text:s text:c="2"/>d = 3</text:p>
      <text:p text:style-name="P1">3 <text:s text:c="2"/>3 <text:s text:c="2"/>2 <text:s text:c="2"/>2 265 <text:s text:c="2"/>4 <text:s text:c="2"/>6 <text:s text:c="2"/>9 <text:s text:c="2"/>6 <text:s text:c="2"/>6 | <text:s text:c="2"/>e = 4</text:p>
      <text:p text:style-name="P1">0 <text:s text:c="2"/>3 <text:s text:c="2"/>2 <text:s/>10 <text:s text:c="2"/>2 293 <text:s text:c="2"/>2 <text:s text:c="2"/>0 <text:s text:c="2"/>1 <text:s text:c="2"/>9 | <text:s text:c="2"/>f = 5</text:p>
      <text:p text:style-name="P1">2 <text:s text:c="2"/>3 <text:s text:c="2"/>3 <text:s text:c="2"/>0 <text:s text:c="2"/>6 <text:s text:c="2"/>2 311 <text:s text:c="2"/>1 <text:s text:c="2"/>2 <text:s text:c="2"/>0 | <text:s text:c="2"/>g = 6</text:p>
      <text:p text:style-name="P1">0 <text:s text:c="2"/>1 <text:s text:c="2"/>2 <text:s text:c="2"/>2 <text:s text:c="2"/>7 <text:s text:c="2"/>5 <text:s text:c="2"/>1 293 <text:s text:c="2"/>6 <text:s text:c="2"/>8 | <text:s text:c="2"/>h = 7</text:p>
      <text:p text:style-name="P1">1 <text:s/>19 <text:s text:c="2"/>8 <text:s text:c="2"/>6 <text:s text:c="2"/>7 <text:s text:c="2"/>1 <text:s text:c="2"/>0 <text:s text:c="2"/>8 268 <text:s text:c="2"/>3 | <text:s text:c="2"/>i = 8</text:p>
      <text:p text:style-name="P1">1 <text:s text:c="2"/>5 <text:s text:c="2"/>3 <text:s/>18 <text:s text:c="2"/>4 <text:s text:c="2"/>4 <text:s text:c="2"/>0 <text:s/>11 <text:s text:c="2"/>8 252 | <text:s text:c="2"/>j = 9</text:p>
      <text:p text:style-name="P1"/>
      <text:p text:style-name="P1"><text:soft-page-break/>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6 num obj min = 5</text:p>
      <text:p text:style-name="P1"/>
      <text:p text:style-name="P1">=== Run information ===</text:p>
      <text:p text:style-name="P1"/>
      <text:p text:style-name="P1">Scheme:weka.classifiers.trees.J48 -C 0.01 -M 5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<text:soft-page-break/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: 5 (60.0/8.0)</text:p>
      <text:p text:style-name="P1">| <text:s text:c="2"/>| <text:s text:c="2"/>21 &gt; 7</text:p>
      <text:p text:style-name="P1">| <text:s text:c="2"/>| <text:s text:c="2"/>| <text:s text:c="2"/>42 &lt;= 5: 9 (100.0/3.0)</text:p>
      <text:p text:style-name="P1">| <text:s text:c="2"/>| <text:s text:c="2"/>| <text:s text:c="2"/>42 &gt; 5: 0 (5.0/2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4 &lt;= 0</text:p>
      <text:p text:style-name="P1">| <text:s text:c="2"/>| <text:s text:c="2"/>| <text:s text:c="2"/>| <text:s text:c="2"/>20 &lt;= 3: 5 (7.0)</text:p>
      <text:p text:style-name="P1">| <text:s text:c="2"/>| <text:s text:c="2"/>| <text:s text:c="2"/>| <text:s text:c="2"/>20 &gt; 3</text:p>
      <text:p text:style-name="P1">| <text:s text:c="2"/>| <text:s text:c="2"/>| <text:s text:c="2"/>| <text:s text:c="2"/>| <text:s text:c="2"/>2 &lt;= 4: 1 (5.0/1.0)</text:p>
      <text:p text:style-name="P1">| <text:s text:c="2"/>| <text:s text:c="2"/>| <text:s text:c="2"/>| <text:s text:c="2"/>| <text:s text:c="2"/>2 &gt; 4: 8 (9.0)</text:p>
      <text:p text:style-name="P1">| <text:s text:c="2"/>| <text:s text:c="2"/>| <text:s text:c="2"/>54 &gt; 0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14 &lt;= 0</text:p>
      <text:p text:style-name="P1">| <text:s text:c="2"/>| <text:s text:c="2"/>| <text:s text:c="2"/>| <text:s text:c="2"/>| <text:s text:c="2"/>30 &lt;= 5: 6 (18.0/4.0)</text:p>
      <text:p text:style-name="P1">| <text:s text:c="2"/>| <text:s text:c="2"/>| <text:s text:c="2"/>| <text:s text:c="2"/>| <text:s text:c="2"/>30 &gt; 5: 4 (10.0)</text:p>
      <text:p text:style-name="P1">| <text:s text:c="2"/>| <text:s text:c="2"/>| <text:s text:c="2"/>| <text:s text:c="2"/>14 &gt; 0: 0 (5.0/1.0)</text:p>
      <text:p text:style-name="P1">| <text:s text:c="2"/>| <text:s text:c="2"/>| <text:s text:c="2"/>21 &gt; 5: 0 (310.0/4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10 &lt;= 7: 1 (6.0/1.0)</text:p>
      <text:p text:style-name="P1">| <text:s text:c="2"/>| <text:s text:c="2"/>| <text:s text:c="2"/>| <text:s text:c="2"/>| <text:s text:c="2"/>| <text:s text:c="2"/>10 &gt; 7: 2 (77.0/3.0)</text:p>
      <text:p text:style-name="P1"><text:soft-page-break/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: 3 (28.0/2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18 &lt;= 5</text:p>
      <text:p text:style-name="P1">| <text:s text:c="2"/>| <text:s text:c="2"/>| <text:s text:c="2"/>| <text:s text:c="2"/>| <text:s text:c="2"/>9 &lt;= 1: 4 (5.0/2.0)</text:p>
      <text:p text:style-name="P1">| <text:s text:c="2"/>| <text:s text:c="2"/>| <text:s text:c="2"/>| <text:s text:c="2"/>| <text:s text:c="2"/>9 &gt; 1: 3 (5.0)</text:p>
      <text:p text:style-name="P1">| <text:s text:c="2"/>| <text:s text:c="2"/>| <text:s text:c="2"/>| <text:s text:c="2"/>18 &gt; 5: 5 (233.0/4.0)</text:p>
      <text:p text:style-name="P1">| <text:s text:c="2"/>| <text:s text:c="2"/>42 &gt; 8</text:p>
      <text:p text:style-name="P1">| <text:s text:c="2"/>| <text:s text:c="2"/>| <text:s text:c="2"/>41 &lt;= 8</text:p>
      <text:p text:style-name="P1">| <text:s text:c="2"/>| <text:s text:c="2"/>| <text:s text:c="2"/>| <text:s text:c="2"/>30 &lt;= 2</text:p>
      <text:p text:style-name="P1">| <text:s text:c="2"/>| <text:s text:c="2"/>| <text:s text:c="2"/>| <text:s text:c="2"/>| <text:s text:c="2"/>26 &lt;= 4</text:p>
      <text:p text:style-name="P1">| <text:s text:c="2"/>| <text:s text:c="2"/>| <text:s text:c="2"/>| <text:s text:c="2"/>| <text:s text:c="2"/>| <text:s text:c="2"/>45 &lt;= 3: 2 (17.0)</text:p>
      <text:p text:style-name="P1">| <text:s text:c="2"/>| <text:s text:c="2"/>| <text:s text:c="2"/>| <text:s text:c="2"/>| <text:s text:c="2"/>| <text:s text:c="2"/>45 &gt; 3: 6 (5.0/1.0)</text:p>
      <text:p text:style-name="P1">| <text:s text:c="2"/>| <text:s text:c="2"/>| <text:s text:c="2"/>| <text:s text:c="2"/>| <text:s text:c="2"/>26 &gt; 4</text:p>
      <text:p text:style-name="P1">| <text:s text:c="2"/>| <text:s text:c="2"/>| <text:s text:c="2"/>| <text:s text:c="2"/>| <text:s text:c="2"/>| <text:s text:c="2"/>61 &lt;= 1: 4 (8.0/4.0)</text:p>
      <text:p text:style-name="P1">| <text:s text:c="2"/>| <text:s text:c="2"/>| <text:s text:c="2"/>| <text:s text:c="2"/>| <text:s text:c="2"/>| <text:s text:c="2"/>61 &gt; 1</text:p>
      <text:p text:style-name="P1">| <text:s text:c="2"/>| <text:s text:c="2"/>| <text:s text:c="2"/>| <text:s text:c="2"/>| <text:s text:c="2"/>| <text:s text:c="2"/>| <text:s text:c="2"/>20 &lt;= 9: 6 (309.0/4.0)</text:p>
      <text:p text:style-name="P1">| <text:s text:c="2"/>| <text:s text:c="2"/>| <text:s text:c="2"/>| <text:s text:c="2"/>| <text:s text:c="2"/>| <text:s text:c="2"/>| <text:s text:c="2"/>20 &gt; 9: 1 (14.0/3.0)</text:p>
      <text:p text:style-name="P1">| <text:s text:c="2"/>| <text:s text:c="2"/>| <text:s text:c="2"/>| <text:s text:c="2"/>30 &gt; 2: 4 (11.0/2.0)</text:p>
      <text:p text:style-name="P1">| <text:s text:c="2"/>| <text:s text:c="2"/>| <text:s text:c="2"/>41 &gt; 8: 4 (38.0/2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: 4 (31.0/2.0)</text:p>
      <text:p text:style-name="P1"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19 &lt;= 10: 7 (7.0/1.0)</text:p>
      <text:p text:style-name="P1">| <text:s text:c="2"/>| <text:s text:c="2"/>| <text:s text:c="2"/>| <text:s text:c="2"/>| <text:s text:c="2"/>| <text:s text:c="2"/>19 &gt; 10: 1 (7.0/3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</text:p>
      <text:p text:style-name="P1">| <text:s text:c="2"/>| <text:s text:c="2"/>| <text:s text:c="2"/>| <text:s text:c="2"/>| <text:s text:c="2"/>| <text:s text:c="2"/>| <text:s text:c="2"/>| <text:s text:c="2"/>37 &lt;= 0</text:p>
      <text:p text:style-name="P1">| <text:s text:c="2"/>| <text:s text:c="2"/>| <text:s text:c="2"/>| <text:s text:c="2"/>| <text:s text:c="2"/>| <text:s text:c="2"/>| <text:s text:c="2"/>| <text:s text:c="2"/>| <text:s text:c="2"/>59 &lt;= 12: 7 (6.0)</text:p>
      <text:p text:style-name="P1">| <text:s text:c="2"/>| <text:s text:c="2"/>| <text:s text:c="2"/>| <text:s text:c="2"/>| <text:s text:c="2"/>| <text:s text:c="2"/>| <text:s text:c="2"/>| <text:s text:c="2"/>| <text:s text:c="2"/>59 &gt; 12: 8 (5.0/1.0)</text:p>
      <text:p text:style-name="P1">| <text:s text:c="2"/>| <text:s text:c="2"/>| <text:s text:c="2"/>| <text:s text:c="2"/>| <text:s text:c="2"/>| <text:s text:c="2"/>| <text:s text:c="2"/>| <text:s text:c="2"/>37 &gt; 0: 7 (258.0/2.0)</text:p>
      <text:p text:style-name="P1">| <text:s text:c="2"/>| <text:s text:c="2"/>| <text:s text:c="2"/>| <text:s text:c="2"/>| <text:s text:c="2"/>| <text:s text:c="2"/>| <text:s text:c="2"/>19 &gt; 8</text:p>
      <text:p text:style-name="P1">| <text:s text:c="2"/>| <text:s text:c="2"/>| <text:s text:c="2"/>| <text:s text:c="2"/>| <text:s text:c="2"/>| <text:s text:c="2"/>| <text:s text:c="2"/>| <text:s text:c="2"/>11 &lt;= 12: 9 (9.0/2.0)</text:p>
      <text:p text:style-name="P1">| <text:s text:c="2"/>| <text:s text:c="2"/>| <text:s text:c="2"/>| <text:s text:c="2"/>| <text:s text:c="2"/>| <text:s text:c="2"/>| <text:s text:c="2"/>| <text:s text:c="2"/>11 &gt; 12: 7 (6.0/1.0)</text:p>
      <text:p text:style-name="P1">| <text:s text:c="2"/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| <text:s text:c="2"/>5 &lt;= 2: 4 (8.0/1.0)</text:p>
      <text:p text:style-name="P1">| <text:s text:c="2"/>| <text:s text:c="2"/>| <text:s text:c="2"/>| <text:s text:c="2"/>| <text:s text:c="2"/>| <text:s text:c="2"/>| <text:s text:c="2"/>5 &gt; 2</text:p>
      <text:p text:style-name="P1">| <text:s text:c="2"/>| <text:s text:c="2"/>| <text:s text:c="2"/>| <text:s text:c="2"/>| <text:s text:c="2"/>| <text:s text:c="2"/>| <text:s text:c="2"/>| <text:s text:c="2"/>17 &lt;= 1: 7 (16.0/1.0)</text:p>
      <text:p text:style-name="P1">| <text:s text:c="2"/>| <text:s text:c="2"/>| <text:s text:c="2"/>| <text:s text:c="2"/>| <text:s text:c="2"/>| <text:s text:c="2"/>| <text:s text:c="2"/>| <text:s text:c="2"/>17 &gt; 1: 9 (18.0/2.0)</text:p>
      <text:p text:style-name="P1">| <text:s text:c="2"/>| <text:s text:c="2"/>| <text:s text:c="2"/>| <text:s text:c="2"/>| <text:s text:c="2"/>53 &gt; 0</text:p>
      <text:p text:style-name="P1">| <text:s text:c="2"/>| <text:s text:c="2"/>| <text:s text:c="2"/>| <text:s text:c="2"/>| <text:s text:c="2"/>| <text:s text:c="2"/>17 &lt;= 0</text:p>
      <text:p text:style-name="P1">| <text:s text:c="2"/>| <text:s text:c="2"/>| <text:s text:c="2"/>| <text:s text:c="2"/>| <text:s text:c="2"/>| <text:s text:c="2"/>| <text:s text:c="2"/>11 &lt;= 8: 3 (6.0)</text:p>
      <text:p text:style-name="P1">| <text:s text:c="2"/>| <text:s text:c="2"/>| <text:s text:c="2"/>| <text:s text:c="2"/>| <text:s text:c="2"/>| <text:s text:c="2"/>| <text:s text:c="2"/>11 &gt; 8: 7 (7.0/2.0)</text:p>
      <text:p text:style-name="P1">| <text:s text:c="2"/>| <text:s text:c="2"/>| <text:s text:c="2"/>| <text:s text:c="2"/>| <text:s text:c="2"/>| <text:s text:c="2"/>17 &gt; 0: 9 (8.0/3.0)</text:p>
      <text:p text:style-name="P1">| <text:s text:c="2"/>| <text:s text:c="2"/>| <text:s text:c="2"/>62 &gt; 0</text:p>
      <text:p text:style-name="P1"><text:soft-page-break/>| <text:s text:c="2"/>| <text:s text:c="2"/>| <text:s text:c="2"/>| <text:s text:c="2"/>2 &lt;= 1: 1 (7.0)</text:p>
      <text:p text:style-name="P1">| <text:s text:c="2"/>| <text:s text:c="2"/>| <text:s text:c="2"/>| <text:s text:c="2"/>2 &gt; 1: 2 (8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5 &lt;= 8: 4 (5.0)</text:p>
      <text:p text:style-name="P1">| <text:s text:c="2"/>| <text:s text:c="2"/>| <text:s text:c="2"/>| <text:s text:c="2"/>| <text:s text:c="2"/>| <text:s text:c="2"/>| <text:s text:c="2"/>5 &gt; 8</text:p>
      <text:p text:style-name="P1">| <text:s text:c="2"/>| <text:s text:c="2"/>| <text:s text:c="2"/>| <text:s text:c="2"/>| <text:s text:c="2"/>| <text:s text:c="2"/>| <text:s text:c="2"/>| <text:s text:c="2"/>54 &lt;= 1: 9 (13.0/1.0)</text:p>
      <text:p text:style-name="P1">| <text:s text:c="2"/>| <text:s text:c="2"/>| <text:s text:c="2"/>| <text:s text:c="2"/>| <text:s text:c="2"/>| <text:s text:c="2"/>| <text:s text:c="2"/>| <text:s text:c="2"/>54 &gt; 1: 1 (5.0/2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18 &lt;= 12: 3 (247.0/9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 &lt;= 6</text:p>
      <text:p text:style-name="P1">| <text:s text:c="2"/>| <text:s text:c="2"/>| <text:s text:c="2"/>| <text:s text:c="2"/>| <text:s text:c="2"/>| <text:s text:c="2"/>| <text:s text:c="2"/>| <text:s text:c="2"/>| <text:s text:c="2"/>| <text:s text:c="2"/>9 &lt;= 0: 9 (8.0/3.0)</text:p>
      <text:p text:style-name="P1">| <text:s text:c="2"/>| <text:s text:c="2"/>| <text:s text:c="2"/>| <text:s text:c="2"/>| <text:s text:c="2"/>| <text:s text:c="2"/>| <text:s text:c="2"/>| <text:s text:c="2"/>| <text:s text:c="2"/>| <text:s text:c="2"/>9 &gt; 0: 3 (9.0)</text:p>
      <text:p text:style-name="P1">| <text:s text:c="2"/>| <text:s text:c="2"/>| <text:s text:c="2"/>| <text:s text:c="2"/>| <text:s text:c="2"/>| <text:s text:c="2"/>| <text:s text:c="2"/>| <text:s text:c="2"/>| <text:s text:c="2"/>2 &gt; 6</text:p>
      <text:p text:style-name="P1">| <text:s text:c="2"/>| <text:s text:c="2"/>| <text:s text:c="2"/>| <text:s text:c="2"/>| <text:s text:c="2"/>| <text:s text:c="2"/>| <text:s text:c="2"/>| <text:s text:c="2"/>| <text:s text:c="2"/>| <text:s text:c="2"/>53 &lt;= 10: 9 (6.0/1.0)</text:p>
      <text:p text:style-name="P1">| <text:s text:c="2"/>| <text:s text:c="2"/>| <text:s text:c="2"/>| <text:s text:c="2"/>| <text:s text:c="2"/>| <text:s text:c="2"/>| <text:s text:c="2"/>| <text:s text:c="2"/>| <text:s text:c="2"/>| <text:s text:c="2"/>53 &gt; 10: 5 (11.0/1.0)</text:p>
      <text:p text:style-name="P1">| <text:s text:c="2"/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| <text:s text:c="2"/>46 &lt;= 0: 2 (7.0)</text:p>
      <text:p text:style-name="P1">| <text:s text:c="2"/>| <text:s text:c="2"/>| <text:s text:c="2"/>| <text:s text:c="2"/>| <text:s text:c="2"/>| <text:s text:c="2"/>| <text:s text:c="2"/>| <text:s text:c="2"/>46 &gt; 0: 1 (6.0/3.0)</text:p>
      <text:p text:style-name="P1"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63 &lt;= 2</text:p>
      <text:p text:style-name="P1">| <text:s text:c="2"/>| <text:s text:c="2"/>| <text:s text:c="2"/>| <text:s text:c="2"/>| <text:s text:c="2"/>| <text:s text:c="2"/>| <text:s text:c="2"/>| <text:s text:c="2"/>33 &lt;= 2</text:p>
      <text:p text:style-name="P1">| <text:s text:c="2"/>| <text:s text:c="2"/>| <text:s text:c="2"/>| <text:s text:c="2"/>| <text:s text:c="2"/>| <text:s text:c="2"/>| <text:s text:c="2"/>| <text:s text:c="2"/>| <text:s text:c="2"/>21 &lt;= 5: 5 (6.0/1.0)</text:p>
      <text:p text:style-name="P1">| <text:s text:c="2"/>| <text:s text:c="2"/>| <text:s text:c="2"/>| <text:s text:c="2"/>| <text:s text:c="2"/>| <text:s text:c="2"/>| <text:s text:c="2"/>| <text:s text:c="2"/>| <text:s text:c="2"/>21 &gt; 5</text:p>
      <text:p text:style-name="P1">| <text:s text:c="2"/>| <text:s text:c="2"/>| <text:s text:c="2"/>| <text:s text:c="2"/>| <text:s text:c="2"/>| <text:s text:c="2"/>| <text:s text:c="2"/>| <text:s text:c="2"/>| <text:s text:c="2"/>| <text:s text:c="2"/>26 &lt;=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lt;= 7: 3 (21.0/3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19 &gt; 7: 9 (14.0/1.0)</text:p>
      <text:p text:style-name="P1">| <text:s text:c="2"/>| <text:s text:c="2"/>| <text:s text:c="2"/>| <text:s text:c="2"/>| <text:s text:c="2"/>| <text:s text:c="2"/>| <text:s text:c="2"/>| <text:s text:c="2"/>| <text:s text:c="2"/>| <text:s text:c="2"/>26 &gt; 2: 9 (130.0/6.0)</text:p>
      <text:p text:style-name="P1">| <text:s text:c="2"/>| <text:s text:c="2"/>| <text:s text:c="2"/>| <text:s text:c="2"/>| <text:s text:c="2"/>| <text:s text:c="2"/>| <text:s text:c="2"/>| <text:s text:c="2"/>33 &gt; 2: 4 (9.0/2.0)</text:p>
      <text:p text:style-name="P1">| <text:s text:c="2"/>| <text:s text:c="2"/>| <text:s text:c="2"/>| <text:s text:c="2"/>| <text:s text:c="2"/>| <text:s text:c="2"/>| <text:s text:c="2"/>63 &gt; 2: 2 (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</text:p>
      <text:p text:style-name="P1">| <text:s text:c="2"/>| <text:s text:c="2"/>| <text:s text:c="2"/>| <text:s text:c="2"/>| <text:s text:c="2"/>| <text:s text:c="2"/>26 &lt;= 4: 3 (7.0)</text:p>
      <text:p text:style-name="P1">| <text:s text:c="2"/>| <text:s text:c="2"/>| <text:s text:c="2"/>| <text:s text:c="2"/>| <text:s text:c="2"/>| <text:s text:c="2"/>26 &gt; 4: 0 (6.0/3.0)</text:p>
      <text:p text:style-name="P1">| <text:s text:c="2"/>| <text:s text:c="2"/>| <text:s text:c="2"/>| <text:s text:c="2"/>| <text:s text:c="2"/>35 &gt; 5: 8 (55.0/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58 &lt;= 6</text:p>
      <text:p text:style-name="P1">| <text:s text:c="2"/>| <text:s text:c="2"/>| <text:s text:c="2"/>| <text:s text:c="2"/>| <text:s text:c="2"/>| <text:s text:c="2"/>| <text:s text:c="2"/>| <text:s text:c="2"/>53 &lt;= 7</text:p>
      <text:p text:style-name="P1">| <text:s text:c="2"/>| <text:s text:c="2"/>| <text:s text:c="2"/>| <text:s text:c="2"/>| <text:s text:c="2"/>| <text:s text:c="2"/>| <text:s text:c="2"/>| <text:s text:c="2"/>| <text:s text:c="2"/>38 &lt;= 1: 4 (5.0/3.0)</text:p>
      <text:p text:style-name="P1">| <text:s text:c="2"/>| <text:s text:c="2"/>| <text:s text:c="2"/>| <text:s text:c="2"/>| <text:s text:c="2"/>| <text:s text:c="2"/>| <text:s text:c="2"/>| <text:s text:c="2"/>| <text:s text:c="2"/>38 &gt; 1: 7 (13.0)</text:p>
      <text:p text:style-name="P1">| <text:s text:c="2"/>| <text:s text:c="2"/>| <text:s text:c="2"/>| <text:s text:c="2"/>| <text:s text:c="2"/>| <text:s text:c="2"/>| <text:s text:c="2"/>| <text:s text:c="2"/>53 &gt; 7: 8 (10.0/3.0)</text:p>
      <text:p text:style-name="P1">| <text:s text:c="2"/>| <text:s text:c="2"/>| <text:s text:c="2"/>| <text:s text:c="2"/>| <text:s text:c="2"/>| <text:s text:c="2"/>| <text:s text:c="2"/>58 &gt; 6: 3 (5.0/1.0)</text:p>
      <text:p text:style-name="P1"><text:soft-page-break/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</text:p>
      <text:p text:style-name="P1">| <text:s text:c="2"/>| <text:s text:c="2"/>| <text:s text:c="2"/>| <text:s text:c="2"/>| <text:s text:c="2"/>| <text:s text:c="2"/>| <text:s text:c="2"/>| <text:s text:c="2"/>34 &lt;= 5</text:p>
      <text:p text:style-name="P1">| <text:s text:c="2"/>| <text:s text:c="2"/>| <text:s text:c="2"/>| <text:s text:c="2"/>| <text:s text:c="2"/>| <text:s text:c="2"/>| <text:s text:c="2"/>| <text:s text:c="2"/>| <text:s text:c="2"/>45 &lt;= 9: 2 (136.0/1.0)</text:p>
      <text:p text:style-name="P1">| <text:s text:c="2"/>| <text:s text:c="2"/>| <text:s text:c="2"/>| <text:s text:c="2"/>| <text:s text:c="2"/>| <text:s text:c="2"/>| <text:s text:c="2"/>| <text:s text:c="2"/>| <text:s text:c="2"/>45 &gt; 9: 7 (5.0/3.0)</text:p>
      <text:p text:style-name="P1">| <text:s text:c="2"/>| <text:s text:c="2"/>| <text:s text:c="2"/>| <text:s text:c="2"/>| <text:s text:c="2"/>| <text:s text:c="2"/>| <text:s text:c="2"/>| <text:s text:c="2"/>34 &gt; 5: 8 (6.0/1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| <text:s text:c="2"/>| <text:s text:c="2"/>| <text:s text:c="2"/>| <text:s text:c="2"/>44 &lt;= 9: 2 (39.0/4.0)</text:p>
      <text:p text:style-name="P1">| <text:s text:c="2"/>| <text:s text:c="2"/>| <text:s text:c="2"/>| <text:s text:c="2"/>| <text:s text:c="2"/>| <text:s text:c="2"/>| <text:s text:c="2"/>| <text:s text:c="2"/>| <text:s text:c="2"/>| <text:s text:c="2"/>44 &gt; 9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 &lt;= 12: 1 (5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4 &gt; 12: 3 (5.0/2.0)</text:p>
      <text:p text:style-name="P1">| <text:s text:c="2"/>| <text:s text:c="2"/>| <text:s text:c="2"/>| <text:s text:c="2"/>| <text:s text:c="2"/>| <text:s text:c="2"/>| <text:s text:c="2"/>| <text:s text:c="2"/>| <text:s text:c="2"/>38 &gt; 0: 3 (5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21 &lt;= 4: 2 (10.0/3.0)</text:p>
      <text:p text:style-name="P1">| <text:s text:c="2"/>| <text:s text:c="2"/>| <text:s text:c="2"/>| <text:s text:c="2"/>| <text:s text:c="2"/>| <text:s text:c="2"/>| <text:s text:c="2"/>| <text:s text:c="2"/>| <text:s text:c="2"/>21 &gt; 4: 8 (160.0/6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</text:p>
      <text:p text:style-name="P1">| <text:s text:c="2"/>| <text:s text:c="2"/>| <text:s text:c="2"/>| <text:s text:c="2"/>| <text:s text:c="2"/>| <text:s text:c="2"/>| <text:s text:c="2"/>10 &lt;= 1: 4 (5.0/2.0)</text:p>
      <text:p text:style-name="P1">| <text:s text:c="2"/>| <text:s text:c="2"/>| <text:s text:c="2"/>| <text:s text:c="2"/>| <text:s text:c="2"/>| <text:s text:c="2"/>| <text:s text:c="2"/>10 &gt; 1: 8 (32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36 &lt;= 4: 2 (5.0/4.0)</text:p>
      <text:p text:style-name="P1">| <text:s text:c="2"/>| <text:s text:c="2"/>| <text:s text:c="2"/>| <text:s text:c="2"/>| <text:s text:c="2"/>| <text:s text:c="2"/>| <text:s text:c="2"/>36 &gt; 4</text:p>
      <text:p text:style-name="P1">| <text:s text:c="2"/>| <text:s text:c="2"/>| <text:s text:c="2"/>| <text:s text:c="2"/>| <text:s text:c="2"/>| <text:s text:c="2"/>| <text:s text:c="2"/>| <text:s text:c="2"/>52 &lt;= 6: 8 (6.0)</text:p>
      <text:p text:style-name="P1">| <text:s text:c="2"/>| <text:s text:c="2"/>| <text:s text:c="2"/>| <text:s text:c="2"/>| <text:s text:c="2"/>| <text:s text:c="2"/>| <text:s text:c="2"/>| <text:s text:c="2"/>52 &gt; 6</text:p>
      <text:p text:style-name="P1">| <text:s text:c="2"/>| <text:s text:c="2"/>| <text:s text:c="2"/>| <text:s text:c="2"/>| <text:s text:c="2"/>| <text:s text:c="2"/>| <text:s text:c="2"/>| <text:s text:c="2"/>| <text:s text:c="2"/>27 &lt;= 5: 2 (6.0/3.0)</text:p>
      <text:p text:style-name="P1">| <text:s text:c="2"/>| <text:s text:c="2"/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| <text:s text:c="2"/>| <text:s text:c="2"/>20 &lt;= 13: 8 (6.0/1.0)</text:p>
      <text:p text:style-name="P1">| <text:s text:c="2"/>| <text:s text:c="2"/>| <text:s text:c="2"/>| <text:s text:c="2"/>| <text:s text:c="2"/>| <text:s text:c="2"/>| <text:s text:c="2"/>| <text:s text:c="2"/>| <text:s text:c="2"/>| <text:s text:c="2"/>20 &gt; 13: 1 (146.0/5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</text:p>
      <text:p text:style-name="P1">| <text:s text:c="2"/>| <text:s text:c="2"/>| <text:s text:c="2"/>| <text:s text:c="2"/>| <text:s text:c="2"/>| <text:s text:c="2"/>| <text:s text:c="2"/>13 &lt;= 3: 4 (11.0)</text:p>
      <text:p text:style-name="P1">| <text:s text:c="2"/>| <text:s text:c="2"/>| <text:s text:c="2"/>| <text:s text:c="2"/>| <text:s text:c="2"/>| <text:s text:c="2"/>| <text:s text:c="2"/>13 &gt; 3: 2 (5.0/2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30 &lt;= 0</text:p>
      <text:p text:style-name="P1">| <text:s text:c="2"/>| <text:s text:c="2"/>| <text:s text:c="2"/>| <text:s text:c="2"/>| <text:s text:c="2"/>| <text:s text:c="2"/>| <text:s text:c="2"/>| <text:s text:c="2"/>20 &lt;= 13: 8 (5.0/3.0)</text:p>
      <text:p text:style-name="P1">| <text:s text:c="2"/>| <text:s text:c="2"/>| <text:s text:c="2"/>| <text:s text:c="2"/>| <text:s text:c="2"/>| <text:s text:c="2"/>| <text:s text:c="2"/>| <text:s text:c="2"/>20 &gt; 13: 1 (51.0/2.0)</text:p>
      <text:p text:style-name="P1">| <text:s text:c="2"/>| <text:s text:c="2"/>| <text:s text:c="2"/>| <text:s text:c="2"/>| <text:s text:c="2"/>| <text:s text:c="2"/>| <text:s text:c="2"/>30 &gt; 0: 8 (9.0/3.0)</text:p>
      <text:p text:style-name="P1">| <text:s text:c="2"/>| <text:s text:c="2"/>| <text:s text:c="2"/>| <text:s text:c="2"/>| <text:s text:c="2"/>38 &gt; 0</text:p>
      <text:p text:style-name="P1">| <text:s text:c="2"/>| <text:s text:c="2"/>| <text:s text:c="2"/>| <text:s text:c="2"/>| <text:s text:c="2"/>| <text:s text:c="2"/>62 &lt;= 0</text:p>
      <text:p text:style-name="P1">| <text:s text:c="2"/>| <text:s text:c="2"/>| <text:s text:c="2"/>| <text:s text:c="2"/>| <text:s text:c="2"/>| <text:s text:c="2"/>| <text:s text:c="2"/>19 &lt;= 3: 7 (9.0/4.0)</text:p>
      <text:p text:style-name="P1">| <text:s text:c="2"/>| <text:s text:c="2"/>| <text:s text:c="2"/>| <text:s text:c="2"/>| <text:s text:c="2"/>| <text:s text:c="2"/>| <text:s text:c="2"/>19 &gt; 3: 4 (153.0/2.0)</text:p>
      <text:p text:style-name="P1">| <text:s text:c="2"/>| <text:s text:c="2"/>| <text:s text:c="2"/>| <text:s text:c="2"/>| <text:s text:c="2"/>| <text:s text:c="2"/>62 &gt; 0: 1 (5.0/2.0)</text:p>
      <text:p text:style-name="P1"/>
      <text:p text:style-name="P1">Number of Leaves <text:s/>: <text:tab/>90</text:p>
      <text:p text:style-name="P1"/>
      <text:p text:style-name="P1">Size of the tree : <text:tab/>179</text:p>
      <text:p text:style-name="P1"/>
      <text:p text:style-name="P1"/>
      <text:p text:style-name="P1">Time taken to build model: 0.14 seconds</text:p>
      <text:p text:style-name="P1"><text:soft-page-break/></text:p>
      <text:p text:style-name="P1">=== Stratified cross-validation ===</text:p>
      <text:p text:style-name="P1">=== Summary ===</text:p>
      <text:p text:style-name="P1"/>
      <text:p text:style-name="P1">Correctly Classified Instances <text:s text:c="7"/>2834 <text:s text:c="14"/>88.0124 %</text:p>
      <text:p text:style-name="P1">Incorrectly Classified Instances <text:s text:c="6"/>386 <text:s text:c="14"/>11.9876 %</text:p>
      <text:p text:style-name="P1">Kappa statistic <text:s text:c="25"/>0.8668</text:p>
      <text:p text:style-name="P1">Mean absolute error <text:s text:c="21"/>0.0305</text:p>
      <text:p text:style-name="P1">Root mean squared error <text:s text:c="17"/>0.144 </text:p>
      <text:p text:style-name="P1">Relative absolute error <text:s text:c="16"/>16.9631 %</text:p>
      <text:p text:style-name="P1">Root relative squared error <text:s text:c="12"/>48.0159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 <text:s text:c="5"/>0.005 <text:s text:c="5"/>0.957 <text:s text:c="4"/>0.96 <text:s text:c="5"/>0.958 <text:s text:c="5"/>0.992 <text:s text:c="3"/>0</text:p>
      <text:p text:style-name="P1">0.846 <text:s text:c="4"/>0.018 <text:s text:c="5"/>0.844 <text:s text:c="4"/>0.846 <text:s text:c="4"/>0.845 <text:s text:c="5"/>0.95 <text:s text:c="4"/>1</text:p>
      <text:p text:style-name="P1">0.846 <text:s text:c="4"/>0.012 <text:s text:c="5"/>0.89 <text:s text:c="5"/>0.846 <text:s text:c="4"/>0.868 <text:s text:c="5"/>0.945 <text:s text:c="3"/>2</text:p>
      <text:p text:style-name="P1">0.9 <text:s text:c="6"/>0.018 <text:s text:c="5"/>0.852 <text:s text:c="4"/>0.9 <text:s text:c="6"/>0.875 <text:s text:c="5"/>0.951 <text:s text:c="3"/>3</text:p>
      <text:p text:style-name="P1">0.84 <text:s text:c="5"/>0.014 <text:s text:c="5"/>0.86 <text:s text:c="5"/>0.84 <text:s text:c="5"/>0.85 <text:s text:c="6"/>0.949 <text:s text:c="3"/>4</text:p>
      <text:p text:style-name="P1">0.91 <text:s text:c="5"/>0.012 <text:s text:c="5"/>0.893 <text:s text:c="4"/>0.91 <text:s text:c="5"/>0.902 <text:s text:c="5"/>0.968 <text:s text:c="3"/>5</text:p>
      <text:p text:style-name="P1">0.952 <text:s text:c="4"/>0.007 <text:s text:c="5"/>0.943 <text:s text:c="4"/>0.952 <text:s text:c="4"/>0.947 <text:s text:c="5"/>0.978 <text:s text:c="3"/>6</text:p>
      <text:p text:style-name="P1">0.898 <text:s text:c="4"/>0.013 <text:s text:c="5"/>0.882 <text:s text:c="4"/>0.898 <text:s text:c="4"/>0.89 <text:s text:c="6"/>0.962 <text:s text:c="3"/>7</text:p>
      <text:p text:style-name="P1">0.819 <text:s text:c="4"/>0.018 <text:s text:c="5"/>0.832 <text:s text:c="4"/>0.819 <text:s text:c="4"/>0.826 <text:s text:c="5"/>0.931 <text:s text:c="3"/>8</text:p>
      <text:p text:style-name="P1">0.824 <text:s text:c="4"/>0.016 <text:s text:c="5"/>0.846 <text:s text:c="4"/>0.824 <text:s text:c="4"/>0.834 <text:s text:c="5"/>0.949 <text:s text:c="3"/>9</text:p>
      <text:p text:style-name="P1">Weighted Avg. <text:s text:c="3"/>0.88 <text:s text:c="5"/>0.013 <text:s text:c="5"/>0.88 <text:s text:c="5"/>0.88 <text:s text:c="5"/>0.88 <text:s text:c="6"/>0.958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08 <text:s text:c="2"/>0 <text:s text:c="2"/>1 <text:s text:c="2"/>0 <text:s text:c="2"/>6 <text:s text:c="2"/>2 <text:s text:c="2"/>1 <text:s text:c="2"/>0 <text:s text:c="2"/>1 <text:s text:c="2"/>2 | <text:s text:c="2"/>a = 0</text:p>
      <text:p text:style-name="P1">0 275 <text:s text:c="2"/>7 <text:s text:c="2"/>4 <text:s text:c="2"/>9 <text:s text:c="2"/>7 <text:s text:c="2"/>1 <text:s text:c="2"/>6 <text:s/>13 <text:s text:c="2"/>3 | <text:s text:c="2"/>b = 1</text:p>
      <text:p text:style-name="P1">1 <text:s/>13 275 <text:s text:c="2"/>8 <text:s text:c="2"/>2 <text:s text:c="2"/>1 <text:s text:c="2"/>5 <text:s text:c="2"/>3 <text:s/>12 <text:s text:c="2"/>5 | <text:s text:c="2"/>c = 2</text:p>
      <text:p text:style-name="P1">0 <text:s text:c="2"/>6 <text:s text:c="2"/>4 305 <text:s text:c="2"/>1 <text:s text:c="2"/>9 <text:s text:c="2"/>0 <text:s text:c="2"/>1 <text:s text:c="2"/>5 <text:s text:c="2"/>8 | <text:s text:c="2"/>d = 3</text:p>
      <text:p text:style-name="P1">5 <text:s text:c="2"/>2 <text:s text:c="2"/>2 <text:s text:c="2"/>3 257 <text:s text:c="2"/>6 <text:s text:c="2"/>9 <text:s/>11 <text:s text:c="2"/>6 <text:s text:c="2"/>5 | <text:s text:c="2"/>e = 4</text:p>
      <text:p text:style-name="P1">1 <text:s text:c="2"/>1 <text:s text:c="2"/>0 <text:s text:c="2"/>9 <text:s text:c="2"/>2 293 <text:s text:c="2"/>2 <text:s text:c="2"/>0 <text:s text:c="2"/>2 <text:s/>12 | <text:s text:c="2"/>f = 5</text:p>
      <text:p text:style-name="P1">2 <text:s text:c="2"/>2 <text:s text:c="2"/>3 <text:s text:c="2"/>0 <text:s text:c="2"/>6 <text:s text:c="2"/>0 314 <text:s text:c="2"/>1 <text:s text:c="2"/>2 <text:s text:c="2"/>0 | <text:s text:c="2"/>g = 6</text:p>
      <text:p text:style-name="P1">0 <text:s text:c="2"/>2 <text:s text:c="2"/>4 <text:s text:c="2"/>6 <text:s text:c="2"/>7 <text:s text:c="2"/>2 <text:s text:c="2"/>0 292 <text:s text:c="2"/>5 <text:s text:c="2"/>7 | <text:s text:c="2"/>h = 7</text:p>
      <text:p text:style-name="P1">2 <text:s/>20 <text:s text:c="2"/>9 <text:s text:c="2"/>7 <text:s text:c="2"/>4 <text:s text:c="2"/>3 <text:s text:c="2"/>1 <text:s text:c="2"/>8 263 <text:s text:c="2"/>4 | <text:s text:c="2"/>i = 8</text:p>
      <text:p text:style-name="P1">3 <text:s text:c="2"/>5 <text:s text:c="2"/>4 <text:s/>16 <text:s text:c="2"/>5 <text:s text:c="2"/>5 <text:s text:c="2"/>0 <text:s text:c="2"/>9 <text:s text:c="2"/>7 252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7 num obj min = 10</text:p>
      <text:p text:style-name="P1"/>
      <text:p text:style-name="P1">=== Run information ===</text:p>
      <text:p text:style-name="P1"/>
      <text:p text:style-name="P1">Scheme:weka.classifiers.trees.J48 -C 0.01 -M 10</text:p>
      <text:p text:style-name="P1">Relation: <text:s text:c="4"/>optesting_minus_1900</text:p>
      <text:p text:style-name="P1">Instances: <text:s text:c="3"/>3220</text:p>
      <text:p text:style-name="P1"><text:soft-page-break/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<text:soft-page-break/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: 5 (60.0/8.0)</text:p>
      <text:p text:style-name="P1">| <text:s text:c="2"/>| <text:s text:c="2"/>21 &gt; 7: 9 (105.0/7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62 &lt;= 1</text:p>
      <text:p text:style-name="P1">| <text:s text:c="2"/>| <text:s text:c="2"/>| <text:s text:c="2"/>| <text:s text:c="2"/>2 &lt;= 7: 8 (11.0/4.0)</text:p>
      <text:p text:style-name="P1">| <text:s text:c="2"/>| <text:s text:c="2"/>| <text:s text:c="2"/>| <text:s text:c="2"/>2 &gt; 7: 5 (10.0/3.0)</text:p>
      <text:p text:style-name="P1">| <text:s text:c="2"/>| <text:s text:c="2"/>| <text:s text:c="2"/>62 &gt; 1: 2 (14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30 &lt;= 5: 6 (18.0/4.0)</text:p>
      <text:p text:style-name="P1">| <text:s text:c="2"/>| <text:s text:c="2"/>| <text:s text:c="2"/>| <text:s text:c="2"/>30 &gt; 5: 4 (15.0/4.0)</text:p>
      <text:p text:style-name="P1">| <text:s text:c="2"/>| <text:s text:c="2"/>| <text:s text:c="2"/>21 &gt; 5: 0 (310.0/4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</text:p>
      <text:p text:style-name="P1">| <text:s text:c="2"/>| <text:s text:c="2"/>| <text:s text:c="2"/>| <text:s text:c="2"/>| <text:s text:c="2"/>| <text:s text:c="2"/>2 &lt;= 4: 1 (11.0/6.0)</text:p>
      <text:p text:style-name="P1">| <text:s text:c="2"/>| <text:s text:c="2"/>| <text:s text:c="2"/>| <text:s text:c="2"/>| <text:s text:c="2"/>| <text:s text:c="2"/>2 &gt; 4: 2 (72.0/1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43 &lt;= 5: 3 (28.0/2.0)</text:p>
      <text:p text:style-name="P1">| <text:s text:c="2"/>| <text:s text:c="2"/>| <text:s text:c="2"/>| <text:s text:c="2"/>| <text:s text:c="2"/>43 &gt; 5: 4 (11.0/1.0)</text:p>
      <text:p text:style-name="P1">| <text:s text:c="2"/>| <text:s text:c="2"/>| <text:s text:c="2"/>5 &gt; 1</text:p>
      <text:p text:style-name="P1">| <text:s text:c="2"/>| <text:s text:c="2"/>| <text:s text:c="2"/>| <text:s text:c="2"/>18 &lt;= 5: 3 (10.0/4.0)</text:p>
      <text:p text:style-name="P1">| <text:s text:c="2"/>| <text:s text:c="2"/>| <text:s text:c="2"/>| <text:s text:c="2"/>18 &gt; 5: 5 (233.0/4.0)</text:p>
      <text:p text:style-name="P1">| <text:s text:c="2"/>| <text:s text:c="2"/>42 &gt; 8</text:p>
      <text:p text:style-name="P1">| <text:s text:c="2"/>| <text:s text:c="2"/>| <text:s text:c="2"/>9 &lt;= 2</text:p>
      <text:p text:style-name="P1">| <text:s text:c="2"/>| <text:s text:c="2"/>| <text:s text:c="2"/>| <text:s text:c="2"/>41 &lt;= 8</text:p>
      <text:p text:style-name="P1">| <text:s text:c="2"/>| <text:s text:c="2"/>| <text:s text:c="2"/>| <text:s text:c="2"/>| <text:s text:c="2"/>30 &lt;= 2</text:p>
      <text:p text:style-name="P1">| <text:s text:c="2"/>| <text:s text:c="2"/>| <text:s text:c="2"/>| <text:s text:c="2"/>| <text:s text:c="2"/>| <text:s text:c="2"/>20 &lt;= 9: 6 (311.0/7.0)</text:p>
      <text:p text:style-name="P1">| <text:s text:c="2"/>| <text:s text:c="2"/>| <text:s text:c="2"/>| <text:s text:c="2"/>| <text:s text:c="2"/>| <text:s text:c="2"/>20 &gt; 9: 1 (14.0/2.0)</text:p>
      <text:p text:style-name="P1">| <text:s text:c="2"/>| <text:s text:c="2"/>| <text:s text:c="2"/>| <text:s text:c="2"/>| <text:s text:c="2"/>30 &gt; 2: 4 (10.0/1.0)</text:p>
      <text:p text:style-name="P1">| <text:s text:c="2"/>| <text:s text:c="2"/>| <text:s text:c="2"/>| <text:s text:c="2"/>41 &gt; 8: 4 (37.0/1.0)</text:p>
      <text:p text:style-name="P1">| <text:s text:c="2"/>| <text:s text:c="2"/>| <text:s text:c="2"/>9 &gt; 2</text:p>
      <text:p text:style-name="P1">| <text:s text:c="2"/>| <text:s text:c="2"/>| <text:s text:c="2"/>| <text:s text:c="2"/>45 &lt;= 3: 2 (18.0)</text:p>
      <text:p text:style-name="P1">| <text:s text:c="2"/>| <text:s text:c="2"/>| <text:s text:c="2"/>| <text:s text:c="2"/>45 &gt; 3: 6 (12.0/6.0)</text:p>
      <text:p text:style-name="P1"><text:soft-page-break/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10: 4 (31.0/2.0)</text:p>
      <text:p text:style-name="P1">| <text:s text:c="2"/>| <text:s text:c="2"/>| <text:s text:c="2"/>| <text:s text:c="2"/>| <text:s text:c="2"/>12 &gt; 10: 7 (14.0/8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19 &lt;= 8: 7 (281.0/14.0)</text:p>
      <text:p text:style-name="P1">| <text:s text:c="2"/>| <text:s text:c="2"/>| <text:s text:c="2"/>| <text:s text:c="2"/>| <text:s text:c="2"/>| <text:s text:c="2"/>19 &gt; 8: 9 (17.0/8.0)</text:p>
      <text:p text:style-name="P1"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17 &lt;= 2</text:p>
      <text:p text:style-name="P1">| <text:s text:c="2"/>| <text:s text:c="2"/>| <text:s text:c="2"/>| <text:s text:c="2"/>| <text:s text:c="2"/>| <text:s text:c="2"/>| <text:s text:c="2"/>60 &lt;= 2: 7 (13.0)</text:p>
      <text:p text:style-name="P1">| <text:s text:c="2"/>| <text:s text:c="2"/>| <text:s text:c="2"/>| <text:s text:c="2"/>| <text:s text:c="2"/>| <text:s text:c="2"/>| <text:s text:c="2"/>60 &gt; 2: 4 (12.0/6.0)</text:p>
      <text:p text:style-name="P1">| <text:s text:c="2"/>| <text:s text:c="2"/>| <text:s text:c="2"/>| <text:s text:c="2"/>| <text:s text:c="2"/>| <text:s text:c="2"/>17 &gt; 2: 9 (24.0/6.0)</text:p>
      <text:p text:style-name="P1">| <text:s text:c="2"/>| <text:s text:c="2"/>| <text:s text:c="2"/>62 &gt; 0: 2 (15.0/7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</text:p>
      <text:p text:style-name="P1">| <text:s text:c="2"/>| <text:s text:c="2"/>| <text:s text:c="2"/>| <text:s text:c="2"/>| <text:s text:c="2"/>| <text:s text:c="2"/>| <text:s text:c="2"/>37 &lt;= 15: 9 (12.0/1.0)</text:p>
      <text:p text:style-name="P1">| <text:s text:c="2"/>| <text:s text:c="2"/>| <text:s text:c="2"/>| <text:s text:c="2"/>| <text:s text:c="2"/>| <text:s text:c="2"/>| <text:s text:c="2"/>37 &gt; 15: 4 (11.0/5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| <text:s text:c="2"/>18 &lt;= 12: 3 (247.0/9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1 &lt;= 3: 5 (12.0/2.0)</text:p>
      <text:p text:style-name="P1">| <text:s text:c="2"/>| <text:s text:c="2"/>| <text:s text:c="2"/>| <text:s text:c="2"/>| <text:s text:c="2"/>| <text:s text:c="2"/>| <text:s text:c="2"/>| <text:s text:c="2"/>| <text:s text:c="2"/>21 &gt; 3</text:p>
      <text:p text:style-name="P1">| <text:s text:c="2"/>| <text:s text:c="2"/>| <text:s text:c="2"/>| <text:s text:c="2"/>| <text:s text:c="2"/>| <text:s text:c="2"/>| <text:s text:c="2"/>| <text:s text:c="2"/>| <text:s text:c="2"/>| <text:s text:c="2"/>51 &lt;= 7: 9 (12.0/2.0)</text:p>
      <text:p text:style-name="P1">| <text:s text:c="2"/>| <text:s text:c="2"/>| <text:s text:c="2"/>| <text:s text:c="2"/>| <text:s text:c="2"/>| <text:s text:c="2"/>| <text:s text:c="2"/>| <text:s text:c="2"/>| <text:s text:c="2"/>| <text:s text:c="2"/>51 &gt; 7: 3 (10.0/2.0)</text:p>
      <text:p text:style-name="P1">| <text:s text:c="2"/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| <text:s text:c="2"/>21 &lt;= 7: 4 (15.0/9.0)</text:p>
      <text:p text:style-name="P1"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26 &lt;= 5</text:p>
      <text:p text:style-name="P1">| <text:s text:c="2"/>| <text:s text:c="2"/>| <text:s text:c="2"/>| <text:s text:c="2"/>| <text:s text:c="2"/>| <text:s text:c="2"/>| <text:s text:c="2"/>| <text:s text:c="2"/>| <text:s text:c="2"/>| <text:s text:c="2"/>19 &lt;= 7: 3 (22.0/3.0)</text:p>
      <text:p text:style-name="P1">| <text:s text:c="2"/>| <text:s text:c="2"/>| <text:s text:c="2"/>| <text:s text:c="2"/>| <text:s text:c="2"/>| <text:s text:c="2"/>| <text:s text:c="2"/>| <text:s text:c="2"/>| <text:s text:c="2"/>| <text:s text:c="2"/>19 &gt; 7: 9 (19.0/1.0)</text:p>
      <text:p text:style-name="P1">| <text:s text:c="2"/>| <text:s text:c="2"/>| <text:s text:c="2"/>| <text:s text:c="2"/>| <text:s text:c="2"/>| <text:s text:c="2"/>| <text:s text:c="2"/>| <text:s text:c="2"/>| <text:s text:c="2"/>26 &gt; 5: 9 (120.0/7.0)</text:p>
      <text:p text:style-name="P1">| <text:s text:c="2"/>| <text:s text:c="2"/>| <text:s text:c="2"/>| <text:s text:c="2"/>| <text:s text:c="2"/>| <text:s text:c="2"/>63 &gt; 0</text:p>
      <text:p text:style-name="P1">| <text:s text:c="2"/>| <text:s text:c="2"/>| <text:s text:c="2"/>| <text:s text:c="2"/>| <text:s text:c="2"/>| <text:s text:c="2"/>| <text:s text:c="2"/>46 &lt;= 0: 2 (13.0)</text:p>
      <text:p text:style-name="P1">| <text:s text:c="2"/>| <text:s text:c="2"/>| <text:s text:c="2"/>| <text:s text:c="2"/>| <text:s text:c="2"/>| <text:s text:c="2"/>| <text:s text:c="2"/>46 &gt; 0: 9 (10.0/6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5: 3 (13.0/6.0)</text:p>
      <text:p text:style-name="P1">| <text:s text:c="2"/>| <text:s text:c="2"/>| <text:s text:c="2"/>| <text:s text:c="2"/>| <text:s text:c="2"/>35 &gt; 5: 8 (55.0/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53 &lt;= 7: 7 (20.0/6.0)</text:p>
      <text:p text:style-name="P1">| <text:s text:c="2"/>| <text:s text:c="2"/>| <text:s text:c="2"/>| <text:s text:c="2"/>| <text:s text:c="2"/>| <text:s text:c="2"/>| <text:s text:c="2"/>53 &gt; 7: 8 (13.0/6.0)</text:p>
      <text:p text:style-name="P1"><text:soft-page-break/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: 2 (147.0/11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3: 2 (41.0/6.0)</text:p>
      <text:p text:style-name="P1">| <text:s text:c="2"/>| <text:s text:c="2"/>| <text:s text:c="2"/>| <text:s text:c="2"/>| <text:s text:c="2"/>| <text:s text:c="2"/>| <text:s text:c="2"/>| <text:s text:c="2"/>| <text:s text:c="2"/>36 &gt; 13: 3 (13.0/6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21 &lt;= 4: 2 (10.0/3.0)</text:p>
      <text:p text:style-name="P1">| <text:s text:c="2"/>| <text:s text:c="2"/>| <text:s text:c="2"/>| <text:s text:c="2"/>| <text:s text:c="2"/>| <text:s text:c="2"/>| <text:s text:c="2"/>| <text:s text:c="2"/>| <text:s text:c="2"/>21 &gt; 4: 8 (160.0/6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: 8 (37.0/4.0)</text:p>
      <text:p text:style-name="P1">| <text:s text:c="2"/>| <text:s text:c="2"/>| <text:s text:c="2"/>| <text:s text:c="2"/>| <text:s text:c="2"/>| <text:s text:c="2"/>12 &gt; 12: 1 (169.0/25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: 4 (16.0/4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: 8 (18.0/9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: 4 (167.0/12.0)</text:p>
      <text:p text:style-name="P1"/>
      <text:p text:style-name="P1">Number of Leaves <text:s/>: <text:tab/>57</text:p>
      <text:p text:style-name="P1"/>
      <text:p text:style-name="P1">Size of the tree : <text:tab/>113</text:p>
      <text:p text:style-name="P1"/>
      <text:p text:style-name="P1"/>
      <text:p text:style-name="P1">Time taken to build model: 0.1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758 <text:s text:c="14"/>85.6522 %</text:p>
      <text:p text:style-name="P1">Incorrectly Classified Instances <text:s text:c="6"/>462 <text:s text:c="14"/>14.3478 %</text:p>
      <text:p text:style-name="P1">Kappa statistic <text:s text:c="25"/>0.8406</text:p>
      <text:p text:style-name="P1">Mean absolute error <text:s text:c="21"/>0.0375</text:p>
      <text:p text:style-name="P1">Root mean squared error <text:s text:c="17"/>0.1507</text:p>
      <text:p text:style-name="P1">Relative absolute error <text:s text:c="16"/>20.8201 %</text:p>
      <text:p text:style-name="P1">Root relative squared error <text:s text:c="12"/>50.2361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7 <text:s text:c="4"/>0.004 <text:s text:c="5"/>0.959 <text:s text:c="4"/>0.947 <text:s text:c="4"/>0.953 <text:s text:c="5"/>0.991 <text:s text:c="3"/>0</text:p>
      <text:p text:style-name="P1">0.803 <text:s text:c="4"/>0.02 <text:s text:c="6"/>0.821 <text:s text:c="4"/>0.803 <text:s text:c="4"/>0.812 <text:s text:c="5"/>0.957 <text:s text:c="3"/>1</text:p>
      <text:p text:style-name="P1">0.834 <text:s text:c="4"/>0.016 <text:s text:c="5"/>0.858 <text:s text:c="4"/>0.834 <text:s text:c="4"/>0.846 <text:s text:c="5"/>0.948 <text:s text:c="3"/>2</text:p>
      <text:p text:style-name="P1">0.858 <text:s text:c="4"/>0.024 <text:s text:c="5"/>0.806 <text:s text:c="4"/>0.858 <text:s text:c="4"/>0.831 <text:s text:c="5"/>0.953 <text:s text:c="3"/>3</text:p>
      <text:p text:style-name="P1">0.814 <text:s text:c="4"/>0.018 <text:s text:c="5"/>0.825 <text:s text:c="4"/>0.814 <text:s text:c="4"/>0.819 <text:s text:c="5"/>0.956 <text:s text:c="3"/>4</text:p>
      <text:p text:style-name="P1">0.885 <text:s text:c="4"/>0.015 <text:s text:c="5"/>0.866 <text:s text:c="4"/>0.885 <text:s text:c="4"/>0.876 <text:s text:c="5"/>0.968 <text:s text:c="3"/>5</text:p>
      <text:p text:style-name="P1">0.936 <text:s text:c="4"/>0.006 <text:s text:c="5"/>0.951 <text:s text:c="4"/>0.936 <text:s text:c="4"/>0.944 <text:s text:c="5"/>0.985 <text:s text:c="3"/>6</text:p>
      <text:p text:style-name="P1">0.889 <text:s text:c="4"/>0.012 <text:s text:c="5"/>0.889 <text:s text:c="4"/>0.889 <text:s text:c="4"/>0.889 <text:s text:c="5"/>0.968 <text:s text:c="3"/>7</text:p>
      <text:p text:style-name="P1">0.801 <text:s text:c="4"/>0.027 <text:s text:c="5"/>0.767 <text:s text:c="4"/>0.801 <text:s text:c="4"/>0.784 <text:s text:c="5"/>0.949 <text:s text:c="3"/>8</text:p>
      <text:p text:style-name="P1">0.791 <text:s text:c="4"/>0.017 <text:s text:c="5"/>0.829 <text:s text:c="4"/>0.791 <text:s text:c="4"/>0.809 <text:s text:c="5"/>0.948 <text:s text:c="3"/>9</text:p>
      <text:p text:style-name="P1"><text:soft-page-break/>Weighted Avg. <text:s text:c="3"/>0.857 <text:s text:c="4"/>0.016 <text:s text:c="5"/>0.857 <text:s text:c="4"/>0.857 <text:s text:c="4"/>0.857 <text:s text:c="5"/>0.96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04 <text:s text:c="2"/>0 <text:s text:c="2"/>0 <text:s text:c="2"/>1 <text:s text:c="2"/>7 <text:s text:c="2"/>3 <text:s text:c="2"/>2 <text:s text:c="2"/>0 <text:s text:c="2"/>2 <text:s text:c="2"/>2 | <text:s text:c="2"/>a = 0</text:p>
      <text:p text:style-name="P1">0 261 <text:s/>11 <text:s text:c="2"/>6 <text:s/>11 <text:s text:c="2"/>6 <text:s text:c="2"/>1 <text:s text:c="2"/>4 <text:s/>20 <text:s text:c="2"/>5 | <text:s text:c="2"/>b = 1</text:p>
      <text:p text:style-name="P1">1 <text:s/>16 271 <text:s/>12 <text:s text:c="2"/>4 <text:s text:c="2"/>1 <text:s text:c="2"/>2 <text:s text:c="2"/>0 <text:s/>14 <text:s text:c="2"/>4 | <text:s text:c="2"/>c = 2</text:p>
      <text:p text:style-name="P1">1 <text:s text:c="2"/>5 <text:s text:c="2"/>6 291 <text:s text:c="2"/>1 <text:s/>12 <text:s text:c="2"/>0 <text:s text:c="2"/>4 <text:s text:c="2"/>9 <text:s/>10 | <text:s text:c="2"/>d = 3</text:p>
      <text:p text:style-name="P1">4 <text:s text:c="2"/>5 <text:s text:c="2"/>1 <text:s text:c="2"/>4 249 <text:s text:c="2"/>4 <text:s text:c="2"/>9 <text:s text:c="2"/>8 <text:s/>12 <text:s/>10 | <text:s text:c="2"/>e = 4</text:p>
      <text:p text:style-name="P1">2 <text:s text:c="2"/>0 <text:s text:c="2"/>0 <text:s/>13 <text:s text:c="2"/>2 285 <text:s text:c="2"/>1 <text:s text:c="2"/>1 <text:s text:c="2"/>9 <text:s text:c="2"/>9 | <text:s text:c="2"/>f = 5</text:p>
      <text:p text:style-name="P1">1 <text:s text:c="2"/>4 <text:s text:c="2"/>7 <text:s text:c="2"/>0 <text:s text:c="2"/>8 <text:s text:c="2"/>0 309 <text:s text:c="2"/>0 <text:s text:c="2"/>1 <text:s text:c="2"/>0 | <text:s text:c="2"/>g = 6</text:p>
      <text:p text:style-name="P1">0 <text:s text:c="2"/>1 <text:s text:c="2"/>4 <text:s text:c="2"/>7 <text:s/>12 <text:s text:c="2"/>0 <text:s text:c="2"/>0 289 <text:s text:c="2"/>5 <text:s text:c="2"/>7 | <text:s text:c="2"/>h = 7</text:p>
      <text:p text:style-name="P1">2 <text:s/>21 <text:s/>11 <text:s text:c="2"/>9 <text:s text:c="2"/>3 <text:s text:c="2"/>7 <text:s text:c="2"/>1 <text:s text:c="2"/>7 257 <text:s text:c="2"/>3 | <text:s text:c="2"/>i = 8</text:p>
      <text:p text:style-name="P1">2 <text:s text:c="2"/>5 <text:s text:c="2"/>5 <text:s/>18 <text:s text:c="2"/>5 <text:s/>11 <text:s text:c="2"/>0 <text:s/>12 <text:s text:c="2"/>6 242 | <text:s text:c="2"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8 num obj min = 15</text:p>
      <text:p text:style-name="P1"/>
      <text:p text:style-name="P1">=== Run information ===</text:p>
      <text:p text:style-name="P1"/>
      <text:p text:style-name="P1">Scheme:weka.classifiers.trees.J48 -C 0.01 -M 15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<text:soft-page-break/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: 5 (60.0/8.0)</text:p>
      <text:p text:style-name="P1">| <text:s text:c="2"/>| <text:s text:c="2"/>21 &gt; 7: 9 (105.0/7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3 &lt;= 3: 8 (20.0/11.0)</text:p>
      <text:p text:style-name="P1">| <text:s text:c="2"/>| <text:s text:c="2"/>| <text:s text:c="2"/>53 &gt; 3: 2 (15.0/1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30 &lt;= 5: 6 (18.0/4.0)</text:p>
      <text:p text:style-name="P1">| <text:s text:c="2"/>| <text:s text:c="2"/>| <text:s text:c="2"/>| <text:s text:c="2"/>30 &gt; 5: 4 (15.0/4.0)</text:p>
      <text:p text:style-name="P1">| <text:s text:c="2"/>| <text:s text:c="2"/>| <text:s text:c="2"/>21 &gt; 5: 0 (310.0/4.0)</text:p>
      <text:p text:style-name="P1">36 &gt; 1</text:p>
      <text:p text:style-name="P1"><text:soft-page-break/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: 2 (83.0/9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34 &lt;= 3: 3 (24.0/1.0)</text:p>
      <text:p text:style-name="P1">| <text:s text:c="2"/>| <text:s text:c="2"/>| <text:s text:c="2"/>| <text:s text:c="2"/>| <text:s text:c="2"/>34 &gt; 3: 4 (15.0/5.0)</text:p>
      <text:p text:style-name="P1">| <text:s text:c="2"/>| <text:s text:c="2"/>| <text:s text:c="2"/>5 &gt; 1</text:p>
      <text:p text:style-name="P1">| <text:s text:c="2"/>| <text:s text:c="2"/>| <text:s text:c="2"/>| <text:s text:c="2"/>20 &lt;= 6: 5 (228.0/3.0)</text:p>
      <text:p text:style-name="P1">| <text:s text:c="2"/>| <text:s text:c="2"/>| <text:s text:c="2"/>| <text:s text:c="2"/>20 &gt; 6: 3 (15.0/9.0)</text:p>
      <text:p text:style-name="P1">| <text:s text:c="2"/>| <text:s text:c="2"/>42 &gt; 8</text:p>
      <text:p text:style-name="P1">| <text:s text:c="2"/>| <text:s text:c="2"/>| <text:s text:c="2"/>9 &lt;= 2</text:p>
      <text:p text:style-name="P1">| <text:s text:c="2"/>| <text:s text:c="2"/>| <text:s text:c="2"/>| <text:s text:c="2"/>41 &lt;= 8</text:p>
      <text:p text:style-name="P1">| <text:s text:c="2"/>| <text:s text:c="2"/>| <text:s text:c="2"/>| <text:s text:c="2"/>| <text:s text:c="2"/>20 &lt;= 9</text:p>
      <text:p text:style-name="P1">| <text:s text:c="2"/>| <text:s text:c="2"/>| <text:s text:c="2"/>| <text:s text:c="2"/>| <text:s text:c="2"/>| <text:s text:c="2"/>61 &lt;= 5: 4 (17.0/8.0)</text:p>
      <text:p text:style-name="P1">| <text:s text:c="2"/>| <text:s text:c="2"/>| <text:s text:c="2"/>| <text:s text:c="2"/>| <text:s text:c="2"/>| <text:s text:c="2"/>61 &gt; 5: 6 (303.0/4.0)</text:p>
      <text:p text:style-name="P1">| <text:s text:c="2"/>| <text:s text:c="2"/>| <text:s text:c="2"/>| <text:s text:c="2"/>| <text:s text:c="2"/>20 &gt; 9: 1 (15.0/3.0)</text:p>
      <text:p text:style-name="P1">| <text:s text:c="2"/>| <text:s text:c="2"/>| <text:s text:c="2"/>| <text:s text:c="2"/>41 &gt; 8: 4 (37.0/1.0)</text:p>
      <text:p text:style-name="P1">| <text:s text:c="2"/>| <text:s text:c="2"/>| <text:s text:c="2"/>9 &gt; 2</text:p>
      <text:p text:style-name="P1">| <text:s text:c="2"/>| <text:s text:c="2"/>| <text:s text:c="2"/>| <text:s text:c="2"/>45 &lt;= 1: 2 (15.0)</text:p>
      <text:p text:style-name="P1">| <text:s text:c="2"/>| <text:s text:c="2"/>| <text:s text:c="2"/>| <text:s text:c="2"/>45 &gt; 1: 6 (15.0/9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4: 4 (29.0/1.0)</text:p>
      <text:p text:style-name="P1">| <text:s text:c="2"/>| <text:s text:c="2"/>| <text:s text:c="2"/>| <text:s text:c="2"/>| <text:s text:c="2"/>12 &gt; 4: 7 (16.0/10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19 &lt;= 8: 7 (281.0/14.0)</text:p>
      <text:p text:style-name="P1">| <text:s text:c="2"/>| <text:s text:c="2"/>| <text:s text:c="2"/>| <text:s text:c="2"/>| <text:s text:c="2"/>| <text:s text:c="2"/>19 &gt; 8: 9 (17.0/8.0)</text:p>
      <text:p text:style-name="P1">| <text:s text:c="2"/>| <text:s text:c="2"/>| <text:s text:c="2"/>| <text:s text:c="2"/>| <text:s text:c="2"/>26 &gt; 12</text:p>
      <text:p text:style-name="P1">| <text:s text:c="2"/>| <text:s text:c="2"/>| <text:s text:c="2"/>| <text:s text:c="2"/>| <text:s text:c="2"/>| <text:s text:c="2"/>17 &lt;= 2: 7 (25.0/10.0)</text:p>
      <text:p text:style-name="P1">| <text:s text:c="2"/>| <text:s text:c="2"/>| <text:s text:c="2"/>| <text:s text:c="2"/>| <text:s text:c="2"/>| <text:s text:c="2"/>17 &gt; 2: 9 (24.0/6.0)</text:p>
      <text:p text:style-name="P1">| <text:s text:c="2"/>| <text:s text:c="2"/>| <text:s text:c="2"/>62 &gt; 0: 2 (15.0/7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: 9 (23.0/10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| <text:s text:c="2"/>18 &lt;= 12: 3 (247.0/9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6 &lt;= 10: 3 (18.0/9.0)</text:p>
      <text:p text:style-name="P1">| <text:s text:c="2"/>| <text:s text:c="2"/>| <text:s text:c="2"/>| <text:s text:c="2"/>| <text:s text:c="2"/>| <text:s text:c="2"/>| <text:s text:c="2"/>| <text:s text:c="2"/>| <text:s text:c="2"/>26 &gt; 10: 5 (16.0/5.0)</text:p>
      <text:p text:style-name="P1">| <text:s text:c="2"/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| <text:s text:c="2"/>21 &lt;= 7: 4 (15.0/9.0)</text:p>
      <text:p text:style-name="P1"><text:soft-page-break/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26 &lt;= 5</text:p>
      <text:p text:style-name="P1">| <text:s text:c="2"/>| <text:s text:c="2"/>| <text:s text:c="2"/>| <text:s text:c="2"/>| <text:s text:c="2"/>| <text:s text:c="2"/>| <text:s text:c="2"/>| <text:s text:c="2"/>| <text:s text:c="2"/>| <text:s text:c="2"/>19 &lt;= 7: 3 (22.0/3.0)</text:p>
      <text:p text:style-name="P1">| <text:s text:c="2"/>| <text:s text:c="2"/>| <text:s text:c="2"/>| <text:s text:c="2"/>| <text:s text:c="2"/>| <text:s text:c="2"/>| <text:s text:c="2"/>| <text:s text:c="2"/>| <text:s text:c="2"/>| <text:s text:c="2"/>19 &gt; 7: 9 (19.0/1.0)</text:p>
      <text:p text:style-name="P1">| <text:s text:c="2"/>| <text:s text:c="2"/>| <text:s text:c="2"/>| <text:s text:c="2"/>| <text:s text:c="2"/>| <text:s text:c="2"/>| <text:s text:c="2"/>| <text:s text:c="2"/>| <text:s text:c="2"/>26 &gt; 5: 9 (120.0/7.0)</text:p>
      <text:p text:style-name="P1">| <text:s text:c="2"/>| <text:s text:c="2"/>| <text:s text:c="2"/>| <text:s text:c="2"/>| <text:s text:c="2"/>| <text:s text:c="2"/>63 &gt; 0: 2 (23.0/9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6: 3 (16.0/9.0)</text:p>
      <text:p text:style-name="P1">| <text:s text:c="2"/>| <text:s text:c="2"/>| <text:s text:c="2"/>| <text:s text:c="2"/>| <text:s text:c="2"/>35 &gt; 6: 8 (52.0/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53 &lt;= 4: 7 (17.0/4.0)</text:p>
      <text:p text:style-name="P1">| <text:s text:c="2"/>| <text:s text:c="2"/>| <text:s text:c="2"/>| <text:s text:c="2"/>| <text:s text:c="2"/>| <text:s text:c="2"/>| <text:s text:c="2"/>53 &gt; 4: 8 (16.0/9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: 2 (147.0/11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2: 2 (38.0/4.0)</text:p>
      <text:p text:style-name="P1">| <text:s text:c="2"/>| <text:s text:c="2"/>| <text:s text:c="2"/>| <text:s text:c="2"/>| <text:s text:c="2"/>| <text:s text:c="2"/>| <text:s text:c="2"/>| <text:s text:c="2"/>| <text:s text:c="2"/>36 &gt; 12: 3 (16.0/9.0)</text:p>
      <text:p text:style-name="P1">| <text:s text:c="2"/>| <text:s text:c="2"/>| <text:s text:c="2"/>| <text:s text:c="2"/>| <text:s text:c="2"/>| <text:s text:c="2"/>| <text:s text:c="2"/>| <text:s text:c="2"/>26 &gt; 1: 8 (170.0/13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: 8 (37.0/4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20 &lt;= 14: 8 (20.0/12.0)</text:p>
      <text:p text:style-name="P1">| <text:s text:c="2"/>| <text:s text:c="2"/>| <text:s text:c="2"/>| <text:s text:c="2"/>| <text:s text:c="2"/>| <text:s text:c="2"/>| <text:s text:c="2"/>20 &gt; 14: 1 (149.0/11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: 4 (16.0/4.0)</text:p>
      <text:p text:style-name="P1">| <text:s text:c="2"/>| <text:s text:c="2"/>| <text:s text:c="2"/>| <text:s text:c="2"/>| <text:s text:c="2"/>| <text:s text:c="2"/>27 &gt; 7</text:p>
      <text:p text:style-name="P1">| <text:s text:c="2"/>| <text:s text:c="2"/>| <text:s text:c="2"/>| <text:s text:c="2"/>| <text:s text:c="2"/>| <text:s text:c="2"/>| <text:s text:c="2"/>12 &lt;= 15: 8 (18.0/9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: 4 (167.0/12.0)</text:p>
      <text:p text:style-name="P1"/>
      <text:p text:style-name="P1">Number of Leaves <text:s/>: <text:tab/>51</text:p>
      <text:p text:style-name="P1"/>
      <text:p text:style-name="P1">Size of the tree : <text:tab/>101</text:p>
      <text:p text:style-name="P1"/>
      <text:p text:style-name="P1"/>
      <text:p text:style-name="P1">Time taken to build model: 0.1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726 <text:s text:c="14"/>84.6584 %</text:p>
      <text:p text:style-name="P1">Incorrectly Classified Instances <text:s text:c="6"/>494 <text:s text:c="14"/>15.3416 %</text:p>
      <text:p text:style-name="P1">Kappa statistic <text:s text:c="25"/>0.8295</text:p>
      <text:p text:style-name="P1">Mean absolute error <text:s text:c="21"/>0.0427</text:p>
      <text:p text:style-name="P1">Root mean squared error <text:s text:c="17"/>0.1562</text:p>
      <text:p text:style-name="P1">Relative absolute error <text:s text:c="16"/>23.7404 %</text:p>
      <text:p text:style-name="P1">Root relative squared error <text:s text:c="12"/>52.0787 %</text:p>
      <text:p text:style-name="P1"><text:soft-page-break/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7 <text:s text:c="4"/>0.004 <text:s text:c="5"/>0.962 <text:s text:c="4"/>0.947 <text:s text:c="4"/>0.954 <text:s text:c="5"/>0.992 <text:s text:c="3"/>0</text:p>
      <text:p text:style-name="P1">0.8 <text:s text:c="6"/>0.021 <text:s text:c="5"/>0.813 <text:s text:c="4"/>0.8 <text:s text:c="6"/>0.806 <text:s text:c="5"/>0.948 <text:s text:c="3"/>1</text:p>
      <text:p text:style-name="P1">0.812 <text:s text:c="4"/>0.016 <text:s text:c="5"/>0.849 <text:s text:c="4"/>0.812 <text:s text:c="4"/>0.83 <text:s text:c="6"/>0.953 <text:s text:c="3"/>2</text:p>
      <text:p text:style-name="P1">0.817 <text:s text:c="4"/>0.025 <text:s text:c="5"/>0.796 <text:s text:c="4"/>0.817 <text:s text:c="4"/>0.806 <text:s text:c="5"/>0.958 <text:s text:c="3"/>3</text:p>
      <text:p text:style-name="P1">0.801 <text:s text:c="4"/>0.024 <text:s text:c="5"/>0.78 <text:s text:c="5"/>0.801 <text:s text:c="4"/>0.79 <text:s text:c="6"/>0.961 <text:s text:c="3"/>4</text:p>
      <text:p text:style-name="P1">0.885 <text:s text:c="4"/>0.013 <text:s text:c="5"/>0.885 <text:s text:c="4"/>0.885 <text:s text:c="4"/>0.885 <text:s text:c="5"/>0.97 <text:s text:c="4"/>5</text:p>
      <text:p text:style-name="P1">0.918 <text:s text:c="4"/>0.008 <text:s text:c="5"/>0.929 <text:s text:c="4"/>0.918 <text:s text:c="4"/>0.924 <text:s text:c="5"/>0.987 <text:s text:c="3"/>6</text:p>
      <text:p text:style-name="P1">0.895 <text:s text:c="4"/>0.016 <text:s text:c="5"/>0.864 <text:s text:c="4"/>0.895 <text:s text:c="4"/>0.879 <text:s text:c="5"/>0.973 <text:s text:c="3"/>7</text:p>
      <text:p text:style-name="P1">0.794 <text:s text:c="4"/>0.023 <text:s text:c="5"/>0.789 <text:s text:c="4"/>0.794 <text:s text:c="4"/>0.792 <text:s text:c="5"/>0.958 <text:s text:c="3"/>8</text:p>
      <text:p text:style-name="P1">0.791 <text:s text:c="4"/>0.021 <text:s text:c="5"/>0.799 <text:s text:c="4"/>0.791 <text:s text:c="4"/>0.795 <text:s text:c="5"/>0.952 <text:s text:c="3"/>9</text:p>
      <text:p text:style-name="P1">Weighted Avg. <text:s text:c="3"/>0.847 <text:s text:c="4"/>0.017 <text:s text:c="5"/>0.847 <text:s text:c="4"/>0.847 <text:s text:c="4"/>0.847 <text:s text:c="5"/>0.96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04 <text:s text:c="2"/>0 <text:s text:c="2"/>1 <text:s text:c="2"/>3 <text:s text:c="2"/>3 <text:s text:c="2"/>2 <text:s text:c="2"/>3 <text:s text:c="2"/>0 <text:s text:c="2"/>2 <text:s text:c="2"/>3 | <text:s text:c="2"/>a = 0</text:p>
      <text:p text:style-name="P1">0 260 <text:s/>12 <text:s text:c="2"/>8 <text:s/>14 <text:s text:c="2"/>6 <text:s text:c="2"/>6 <text:s text:c="2"/>1 <text:s/>11 <text:s text:c="2"/>7 | <text:s text:c="2"/>b = 1</text:p>
      <text:p text:style-name="P1">1 <text:s/>16 264 <text:s/>13 <text:s text:c="2"/>3 <text:s text:c="2"/>2 <text:s text:c="2"/>2 <text:s text:c="2"/>1 <text:s/>20 <text:s text:c="2"/>3 | <text:s text:c="2"/>c = 2</text:p>
      <text:p text:style-name="P1">1 <text:s text:c="2"/>7 <text:s text:c="2"/>6 277 <text:s text:c="2"/>7 <text:s/>10 <text:s text:c="2"/>0 <text:s text:c="2"/>6 <text:s/>12 <text:s/>13 | <text:s text:c="2"/>d = 3</text:p>
      <text:p text:style-name="P1">3 <text:s text:c="2"/>4 <text:s text:c="2"/>0 <text:s text:c="2"/>2 245 <text:s text:c="2"/>6 <text:s text:c="2"/>9 <text:s/>11 <text:s/>10 <text:s/>16 | <text:s text:c="2"/>e = 4</text:p>
      <text:p text:style-name="P1">1 <text:s text:c="2"/>0 <text:s text:c="2"/>0 <text:s/>11 <text:s text:c="2"/>5 285 <text:s text:c="2"/>2 <text:s text:c="2"/>1 <text:s text:c="2"/>6 <text:s/>11 | <text:s text:c="2"/>f = 5</text:p>
      <text:p text:style-name="P1">1 <text:s text:c="2"/>5 <text:s/>10 <text:s text:c="2"/>0 <text:s/>11 <text:s text:c="2"/>0 303 <text:s text:c="2"/>0 <text:s text:c="2"/>0 <text:s text:c="2"/>0 | <text:s text:c="2"/>g = 6</text:p>
      <text:p text:style-name="P1">0 <text:s text:c="2"/>0 <text:s text:c="2"/>4 <text:s text:c="2"/>6 <text:s/>16 <text:s text:c="2"/>1 <text:s text:c="2"/>0 291 <text:s text:c="2"/>2 <text:s text:c="2"/>5 | <text:s text:c="2"/>h = 7</text:p>
      <text:p text:style-name="P1">2 <text:s/>21 <text:s/>11 <text:s text:c="2"/>8 <text:s text:c="2"/>7 <text:s text:c="2"/>5 <text:s text:c="2"/>1 <text:s text:c="2"/>8 255 <text:s text:c="2"/>3 | <text:s text:c="2"/>i = 8</text:p>
      <text:p text:style-name="P1">3 <text:s text:c="2"/>7 <text:s text:c="2"/>3 <text:s/>20 <text:s text:c="2"/>3 <text:s text:c="2"/>5 <text:s text:c="2"/>0 <text:s/>18 <text:s text:c="2"/>5 242 | <text:s text:c="2"/>j = 9</text:p>
      <text:p text:style-name="P1"/>
      <text:p text:style-name="P1"/>
      <text:p text:style-name="P1"/>
      <text:p text:style-name="P1">best num min obj = 2 (default)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9 unpruned = TRUE</text:p>
      <text:p text:style-name="P1"/>
      <text:p text:style-name="P1">=== Run information ===</text:p>
      <text:p text:style-name="P1"/>
      <text:p text:style-name="P1">Scheme:weka.classifiers.trees.J48 -U -M 15</text:p>
      <text:p text:style-name="P1">Relation: <text:s text:c="4"/>optesting_minus_1900</text:p>
      <text:p text:style-name="P1">Instances: <text:s text:c="3"/>322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<text:soft-page-break/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<text:soft-page-break/>J48 unpruned tree</text:p>
      <text:p text:style-name="P1">------------------</text:p>
      <text:p text:style-name="P1"/>
      <text:p text:style-name="P1">36 &lt;= 1</text:p>
      <text:p text:style-name="P1">| <text:s text:c="2"/>42 &lt;= 7</text:p>
      <text:p text:style-name="P1">| <text:s text:c="2"/>| <text:s text:c="2"/>21 &lt;= 7: 5 (60.0/8.0)</text:p>
      <text:p text:style-name="P1">| <text:s text:c="2"/>| <text:s text:c="2"/>21 &gt; 7: 9 (105.0/7.0)</text:p>
      <text:p text:style-name="P1">| <text:s text:c="2"/>42 &gt; 7</text:p>
      <text:p text:style-name="P1">| <text:s text:c="2"/>| <text:s text:c="2"/>45 &lt;= 0</text:p>
      <text:p text:style-name="P1">| <text:s text:c="2"/>| <text:s text:c="2"/>| <text:s text:c="2"/>53 &lt;= 3: 8 (20.0/11.0)</text:p>
      <text:p text:style-name="P1">| <text:s text:c="2"/>| <text:s text:c="2"/>| <text:s text:c="2"/>53 &gt; 3: 2 (15.0/1.0)</text:p>
      <text:p text:style-name="P1">| <text:s text:c="2"/>| <text:s text:c="2"/>45 &gt; 0</text:p>
      <text:p text:style-name="P1">| <text:s text:c="2"/>| <text:s text:c="2"/>| <text:s text:c="2"/>21 &lt;= 5</text:p>
      <text:p text:style-name="P1">| <text:s text:c="2"/>| <text:s text:c="2"/>| <text:s text:c="2"/>| <text:s text:c="2"/>30 &lt;= 5: 6 (18.0/4.0)</text:p>
      <text:p text:style-name="P1">| <text:s text:c="2"/>| <text:s text:c="2"/>| <text:s text:c="2"/>| <text:s text:c="2"/>30 &gt; 5: 4 (15.0/4.0)</text:p>
      <text:p text:style-name="P1">| <text:s text:c="2"/>| <text:s text:c="2"/>| <text:s text:c="2"/>21 &gt; 5: 0 (310.0/4.0)</text:p>
      <text:p text:style-name="P1">36 &gt; 1</text:p>
      <text:p text:style-name="P1">| <text:s text:c="2"/>21 &lt;= 0</text:p>
      <text:p text:style-name="P1">| <text:s text:c="2"/>| <text:s text:c="2"/>42 &lt;= 8</text:p>
      <text:p text:style-name="P1">| <text:s text:c="2"/>| <text:s text:c="2"/>| <text:s text:c="2"/>5 &lt;= 1</text:p>
      <text:p text:style-name="P1">| <text:s text:c="2"/>| <text:s text:c="2"/>| <text:s text:c="2"/>| <text:s text:c="2"/>37 &lt;= 9</text:p>
      <text:p text:style-name="P1">| <text:s text:c="2"/>| <text:s text:c="2"/>| <text:s text:c="2"/>| <text:s text:c="2"/>| <text:s text:c="2"/>27 &lt;= 13: 2 (83.0/9.0)</text:p>
      <text:p text:style-name="P1">| <text:s text:c="2"/>| <text:s text:c="2"/>| <text:s text:c="2"/>| <text:s text:c="2"/>| <text:s text:c="2"/>27 &gt; 13: 1 (41.0)</text:p>
      <text:p text:style-name="P1">| <text:s text:c="2"/>| <text:s text:c="2"/>| <text:s text:c="2"/>| <text:s text:c="2"/>37 &gt; 9</text:p>
      <text:p text:style-name="P1">| <text:s text:c="2"/>| <text:s text:c="2"/>| <text:s text:c="2"/>| <text:s text:c="2"/>| <text:s text:c="2"/>34 &lt;= 3: 3 (24.0/1.0)</text:p>
      <text:p text:style-name="P1">| <text:s text:c="2"/>| <text:s text:c="2"/>| <text:s text:c="2"/>| <text:s text:c="2"/>| <text:s text:c="2"/>34 &gt; 3: 4 (15.0/5.0)</text:p>
      <text:p text:style-name="P1">| <text:s text:c="2"/>| <text:s text:c="2"/>| <text:s text:c="2"/>5 &gt; 1</text:p>
      <text:p text:style-name="P1">| <text:s text:c="2"/>| <text:s text:c="2"/>| <text:s text:c="2"/>| <text:s text:c="2"/>20 &lt;= 6: 5 (228.0/3.0)</text:p>
      <text:p text:style-name="P1">| <text:s text:c="2"/>| <text:s text:c="2"/>| <text:s text:c="2"/>| <text:s text:c="2"/>20 &gt; 6: 3 (15.0/9.0)</text:p>
      <text:p text:style-name="P1">| <text:s text:c="2"/>| <text:s text:c="2"/>42 &gt; 8</text:p>
      <text:p text:style-name="P1">| <text:s text:c="2"/>| <text:s text:c="2"/>| <text:s text:c="2"/>9 &lt;= 2</text:p>
      <text:p text:style-name="P1">| <text:s text:c="2"/>| <text:s text:c="2"/>| <text:s text:c="2"/>| <text:s text:c="2"/>41 &lt;= 8</text:p>
      <text:p text:style-name="P1">| <text:s text:c="2"/>| <text:s text:c="2"/>| <text:s text:c="2"/>| <text:s text:c="2"/>| <text:s text:c="2"/>20 &lt;= 9</text:p>
      <text:p text:style-name="P1">| <text:s text:c="2"/>| <text:s text:c="2"/>| <text:s text:c="2"/>| <text:s text:c="2"/>| <text:s text:c="2"/>| <text:s text:c="2"/>61 &lt;= 5: 4 (17.0/8.0)</text:p>
      <text:p text:style-name="P1">| <text:s text:c="2"/>| <text:s text:c="2"/>| <text:s text:c="2"/>| <text:s text:c="2"/>| <text:s text:c="2"/>| <text:s text:c="2"/>61 &gt; 5: 6 (303.0/4.0)</text:p>
      <text:p text:style-name="P1">| <text:s text:c="2"/>| <text:s text:c="2"/>| <text:s text:c="2"/>| <text:s text:c="2"/>| <text:s text:c="2"/>20 &gt; 9: 1 (15.0/3.0)</text:p>
      <text:p text:style-name="P1">| <text:s text:c="2"/>| <text:s text:c="2"/>| <text:s text:c="2"/>| <text:s text:c="2"/>41 &gt; 8: 4 (37.0/1.0)</text:p>
      <text:p text:style-name="P1">| <text:s text:c="2"/>| <text:s text:c="2"/>| <text:s text:c="2"/>9 &gt; 2</text:p>
      <text:p text:style-name="P1">| <text:s text:c="2"/>| <text:s text:c="2"/>| <text:s text:c="2"/>| <text:s text:c="2"/>45 &lt;= 1: 2 (15.0)</text:p>
      <text:p text:style-name="P1">| <text:s text:c="2"/>| <text:s text:c="2"/>| <text:s text:c="2"/>| <text:s text:c="2"/>45 &gt; 1: 6 (15.0/9.0)</text:p>
      <text:p text:style-name="P1">| <text:s text:c="2"/>21 &gt; 0</text:p>
      <text:p text:style-name="P1">| <text:s text:c="2"/>| <text:s text:c="2"/>60 &lt;= 5</text:p>
      <text:p text:style-name="P1">| <text:s text:c="2"/>| <text:s text:c="2"/>| <text:s text:c="2"/>62 &lt;= 0</text:p>
      <text:p text:style-name="P1">| <text:s text:c="2"/>| <text:s text:c="2"/>| <text:s text:c="2"/>| <text:s text:c="2"/>4 &lt;= 7</text:p>
      <text:p text:style-name="P1">| <text:s text:c="2"/>| <text:s text:c="2"/>| <text:s text:c="2"/>| <text:s text:c="2"/>| <text:s text:c="2"/>12 &lt;= 4: 4 (29.0/1.0)</text:p>
      <text:p text:style-name="P1">| <text:s text:c="2"/>| <text:s text:c="2"/>| <text:s text:c="2"/>| <text:s text:c="2"/>| <text:s text:c="2"/>12 &gt; 4: 7 (16.0/10.0)</text:p>
      <text:p text:style-name="P1">| <text:s text:c="2"/>| <text:s text:c="2"/>| <text:s text:c="2"/>| <text:s text:c="2"/>4 &gt; 7</text:p>
      <text:p text:style-name="P1">| <text:s text:c="2"/>| <text:s text:c="2"/>| <text:s text:c="2"/>| <text:s text:c="2"/>| <text:s text:c="2"/>53 &lt;= 0</text:p>
      <text:p text:style-name="P1">| <text:s text:c="2"/>| <text:s text:c="2"/>| <text:s text:c="2"/>| <text:s text:c="2"/>| <text:s text:c="2"/>| <text:s text:c="2"/>26 &lt;= 12</text:p>
      <text:p text:style-name="P1">| <text:s text:c="2"/>| <text:s text:c="2"/>| <text:s text:c="2"/>| <text:s text:c="2"/>| <text:s text:c="2"/>| <text:s text:c="2"/>| <text:s text:c="2"/>19 &lt;= 8: 7 (269.0/7.0)</text:p>
      <text:p text:style-name="P1">| <text:s text:c="2"/>| <text:s text:c="2"/>| <text:s text:c="2"/>| <text:s text:c="2"/>| <text:s text:c="2"/>| <text:s text:c="2"/>| <text:s text:c="2"/>19 &gt; 8: 9 (15.0/7.0)</text:p>
      <text:p text:style-name="P1">| <text:s text:c="2"/>| <text:s text:c="2"/>| <text:s text:c="2"/>| <text:s text:c="2"/>| <text:s text:c="2"/>| <text:s text:c="2"/>26 &gt; 12</text:p>
      <text:p text:style-name="P1"><text:soft-page-break/>| <text:s text:c="2"/>| <text:s text:c="2"/>| <text:s text:c="2"/>| <text:s text:c="2"/>| <text:s text:c="2"/>| <text:s text:c="2"/>| <text:s text:c="2"/>17 &lt;= 2: 7 (23.0/8.0)</text:p>
      <text:p text:style-name="P1">| <text:s text:c="2"/>| <text:s text:c="2"/>| <text:s text:c="2"/>| <text:s text:c="2"/>| <text:s text:c="2"/>| <text:s text:c="2"/>| <text:s text:c="2"/>17 &gt; 2: 9 (19.0/3.0)</text:p>
      <text:p text:style-name="P1">| <text:s text:c="2"/>| <text:s text:c="2"/>| <text:s text:c="2"/>| <text:s text:c="2"/>| <text:s text:c="2"/>53 &gt; 0: 3 (21.0/15.0)</text:p>
      <text:p text:style-name="P1">| <text:s text:c="2"/>| <text:s text:c="2"/>| <text:s text:c="2"/>62 &gt; 0: 2 (15.0/7.0)</text:p>
      <text:p text:style-name="P1">| <text:s text:c="2"/>| <text:s text:c="2"/>60 &gt; 5</text:p>
      <text:p text:style-name="P1">| <text:s text:c="2"/>| <text:s text:c="2"/>| <text:s text:c="2"/>43 &lt;= 3</text:p>
      <text:p text:style-name="P1">| <text:s text:c="2"/>| <text:s text:c="2"/>| <text:s text:c="2"/>| <text:s text:c="2"/>42 &lt;= 7</text:p>
      <text:p text:style-name="P1">| <text:s text:c="2"/>| <text:s text:c="2"/>| <text:s text:c="2"/>| <text:s text:c="2"/>| <text:s text:c="2"/>3 &lt;= 3</text:p>
      <text:p text:style-name="P1">| <text:s text:c="2"/>| <text:s text:c="2"/>| <text:s text:c="2"/>| <text:s text:c="2"/>| <text:s text:c="2"/>| <text:s text:c="2"/>20 &lt;= 13: 9 (23.0/10.0)</text:p>
      <text:p text:style-name="P1">| <text:s text:c="2"/>| <text:s text:c="2"/>| <text:s text:c="2"/>| <text:s text:c="2"/>| <text:s text:c="2"/>| <text:s text:c="2"/>20 &gt; 13: 1 (33.0)</text:p>
      <text:p text:style-name="P1">| <text:s text:c="2"/>| <text:s text:c="2"/>| <text:s text:c="2"/>| <text:s text:c="2"/>| <text:s text:c="2"/>3 &gt; 3</text:p>
      <text:p text:style-name="P1"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29 &lt;= 13</text:p>
      <text:p text:style-name="P1">| <text:s text:c="2"/>| <text:s text:c="2"/>| <text:s text:c="2"/>| <text:s text:c="2"/>| <text:s text:c="2"/>| <text:s text:c="2"/>| <text:s text:c="2"/>| <text:s text:c="2"/>18 &lt;= 12: 3 (247.0/9.0)</text:p>
      <text:p text:style-name="P1">| <text:s text:c="2"/>| <text:s text:c="2"/>| <text:s text:c="2"/>| <text:s text:c="2"/>| <text:s text:c="2"/>| <text:s text:c="2"/>| <text:s text:c="2"/>| <text:s text:c="2"/>18 &gt; 12</text:p>
      <text:p text:style-name="P1">| <text:s text:c="2"/>| <text:s text:c="2"/>| <text:s text:c="2"/>| <text:s text:c="2"/>| <text:s text:c="2"/>| <text:s text:c="2"/>| <text:s text:c="2"/>| <text:s text:c="2"/>| <text:s text:c="2"/>26 &lt;= 10: 3 (18.0/9.0)</text:p>
      <text:p text:style-name="P1">| <text:s text:c="2"/>| <text:s text:c="2"/>| <text:s text:c="2"/>| <text:s text:c="2"/>| <text:s text:c="2"/>| <text:s text:c="2"/>| <text:s text:c="2"/>| <text:s text:c="2"/>| <text:s text:c="2"/>26 &gt; 10: 5 (16.0/5.0)</text:p>
      <text:p text:style-name="P1">| <text:s text:c="2"/>| <text:s text:c="2"/>| <text:s text:c="2"/>| <text:s text:c="2"/>| <text:s text:c="2"/>| <text:s text:c="2"/>| <text:s text:c="2"/>29 &gt; 13</text:p>
      <text:p text:style-name="P1">| <text:s text:c="2"/>| <text:s text:c="2"/>| <text:s text:c="2"/>| <text:s text:c="2"/>| <text:s text:c="2"/>| <text:s text:c="2"/>| <text:s text:c="2"/>| <text:s text:c="2"/>21 &lt;= 7: 4 (15.0/9.0)</text:p>
      <text:p text:style-name="P1">| <text:s text:c="2"/>| <text:s text:c="2"/>| <text:s text:c="2"/>| <text:s text:c="2"/>| <text:s text:c="2"/>| <text:s text:c="2"/>| <text:s text:c="2"/>| <text:s text:c="2"/>21 &gt; 7</text:p>
      <text:p text:style-name="P1">| <text:s text:c="2"/>| <text:s text:c="2"/>| <text:s text:c="2"/>| <text:s text:c="2"/>| <text:s text:c="2"/>| <text:s text:c="2"/>| <text:s text:c="2"/>| <text:s text:c="2"/>| <text:s text:c="2"/>26 &lt;= 5</text:p>
      <text:p text:style-name="P1">| <text:s text:c="2"/>| <text:s text:c="2"/>| <text:s text:c="2"/>| <text:s text:c="2"/>| <text:s text:c="2"/>| <text:s text:c="2"/>| <text:s text:c="2"/>| <text:s text:c="2"/>| <text:s text:c="2"/>| <text:s text:c="2"/>19 &lt;= 7: 3 (22.0/3.0)</text:p>
      <text:p text:style-name="P1">| <text:s text:c="2"/>| <text:s text:c="2"/>| <text:s text:c="2"/>| <text:s text:c="2"/>| <text:s text:c="2"/>| <text:s text:c="2"/>| <text:s text:c="2"/>| <text:s text:c="2"/>| <text:s text:c="2"/>| <text:s text:c="2"/>19 &gt; 7: 9 (19.0/1.0)</text:p>
      <text:p text:style-name="P1">| <text:s text:c="2"/>| <text:s text:c="2"/>| <text:s text:c="2"/>| <text:s text:c="2"/>| <text:s text:c="2"/>| <text:s text:c="2"/>| <text:s text:c="2"/>| <text:s text:c="2"/>| <text:s text:c="2"/>26 &gt; 5: 9 (120.0/7.0)</text:p>
      <text:p text:style-name="P1">| <text:s text:c="2"/>| <text:s text:c="2"/>| <text:s text:c="2"/>| <text:s text:c="2"/>| <text:s text:c="2"/>| <text:s text:c="2"/>63 &gt; 0: 2 (23.0/9.0)</text:p>
      <text:p text:style-name="P1">| <text:s text:c="2"/>| <text:s text:c="2"/>| <text:s text:c="2"/>| <text:s text:c="2"/>42 &gt; 7</text:p>
      <text:p text:style-name="P1">| <text:s text:c="2"/>| <text:s text:c="2"/>| <text:s text:c="2"/>| <text:s text:c="2"/>| <text:s text:c="2"/>35 &lt;= 6: 3 (16.0/9.0)</text:p>
      <text:p text:style-name="P1">| <text:s text:c="2"/>| <text:s text:c="2"/>| <text:s text:c="2"/>| <text:s text:c="2"/>| <text:s text:c="2"/>35 &gt; 6: 8 (52.0/2.0)</text:p>
      <text:p text:style-name="P1">| <text:s text:c="2"/>| <text:s text:c="2"/>| <text:s text:c="2"/>43 &gt; 3</text:p>
      <text:p text:style-name="P1">| <text:s text:c="2"/>| <text:s text:c="2"/>| <text:s text:c="2"/>| <text:s text:c="2"/>33 &lt;= 1</text:p>
      <text:p text:style-name="P1">| <text:s text:c="2"/>| <text:s text:c="2"/>| <text:s text:c="2"/>| <text:s text:c="2"/>| <text:s text:c="2"/>19 &lt;= 10</text:p>
      <text:p text:style-name="P1">| <text:s text:c="2"/>| <text:s text:c="2"/>| <text:s text:c="2"/>| <text:s text:c="2"/>| <text:s text:c="2"/>| <text:s text:c="2"/>50 &lt;= 0</text:p>
      <text:p text:style-name="P1">| <text:s text:c="2"/>| <text:s text:c="2"/>| <text:s text:c="2"/>| <text:s text:c="2"/>| <text:s text:c="2"/>| <text:s text:c="2"/>| <text:s text:c="2"/>53 &lt;= 4: 7 (17.0/4.0)</text:p>
      <text:p text:style-name="P1">| <text:s text:c="2"/>| <text:s text:c="2"/>| <text:s text:c="2"/>| <text:s text:c="2"/>| <text:s text:c="2"/>| <text:s text:c="2"/>| <text:s text:c="2"/>53 &gt; 4: 8 (16.0/9.0)</text:p>
      <text:p text:style-name="P1">| <text:s text:c="2"/>| <text:s text:c="2"/>| <text:s text:c="2"/>| <text:s text:c="2"/>| <text:s text:c="2"/>| <text:s text:c="2"/>50 &gt; 0</text:p>
      <text:p text:style-name="P1">| <text:s text:c="2"/>| <text:s text:c="2"/>| <text:s text:c="2"/>| <text:s text:c="2"/>| <text:s text:c="2"/>| <text:s text:c="2"/>| <text:s text:c="2"/>27 &lt;= 5: 2 (147.0/11.0)</text:p>
      <text:p text:style-name="P1">| <text:s text:c="2"/>| <text:s text:c="2"/>| <text:s text:c="2"/>| <text:s text:c="2"/>| <text:s text:c="2"/>| <text:s text:c="2"/>| <text:s text:c="2"/>27 &gt; 5</text:p>
      <text:p text:style-name="P1">| <text:s text:c="2"/>| <text:s text:c="2"/>| <text:s text:c="2"/>| <text:s text:c="2"/>| <text:s text:c="2"/>| <text:s text:c="2"/>| <text:s text:c="2"/>| <text:s text:c="2"/>26 &lt;= 1</text:p>
      <text:p text:style-name="P1">| <text:s text:c="2"/>| <text:s text:c="2"/>| <text:s text:c="2"/>| <text:s text:c="2"/>| <text:s text:c="2"/>| <text:s text:c="2"/>| <text:s text:c="2"/>| <text:s text:c="2"/>| <text:s text:c="2"/>36 &lt;= 12: 2 (38.0/4.0)</text:p>
      <text:p text:style-name="P1">| <text:s text:c="2"/>| <text:s text:c="2"/>| <text:s text:c="2"/>| <text:s text:c="2"/>| <text:s text:c="2"/>| <text:s text:c="2"/>| <text:s text:c="2"/>| <text:s text:c="2"/>| <text:s text:c="2"/>36 &gt; 12: 3 (16.0/9.0)</text:p>
      <text:p text:style-name="P1">| <text:s text:c="2"/>| <text:s text:c="2"/>| <text:s text:c="2"/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| <text:s text:c="2"/>| <text:s text:c="2"/>| <text:s text:c="2"/>62 &lt;= 7: 8 (155.0/5.0)</text:p>
      <text:p text:style-name="P1">| <text:s text:c="2"/>| <text:s text:c="2"/>| <text:s text:c="2"/>| <text:s text:c="2"/>| <text:s text:c="2"/>| <text:s text:c="2"/>| <text:s text:c="2"/>| <text:s text:c="2"/>| <text:s text:c="2"/>62 &gt; 7: 2 (15.0/7.0)</text:p>
      <text:p text:style-name="P1">| <text:s text:c="2"/>| <text:s text:c="2"/>| <text:s text:c="2"/>| <text:s text:c="2"/>| <text:s text:c="2"/>19 &gt; 10</text:p>
      <text:p text:style-name="P1">| <text:s text:c="2"/>| <text:s text:c="2"/>| <text:s text:c="2"/>| <text:s text:c="2"/>| <text:s text:c="2"/>| <text:s text:c="2"/>12 &lt;= 12: 8 (37.0/4.0)</text:p>
      <text:p text:style-name="P1">| <text:s text:c="2"/>| <text:s text:c="2"/>| <text:s text:c="2"/>| <text:s text:c="2"/>| <text:s text:c="2"/>| <text:s text:c="2"/>12 &gt; 12</text:p>
      <text:p text:style-name="P1">| <text:s text:c="2"/>| <text:s text:c="2"/>| <text:s text:c="2"/>| <text:s text:c="2"/>| <text:s text:c="2"/>| <text:s text:c="2"/>| <text:s text:c="2"/>20 &lt;= 14: 8 (20.0/12.0)</text:p>
      <text:p text:style-name="P1">| <text:s text:c="2"/>| <text:s text:c="2"/>| <text:s text:c="2"/>| <text:s text:c="2"/>| <text:s text:c="2"/>| <text:s text:c="2"/>| <text:s text:c="2"/>20 &gt; 14: 1 (149.0/11.0)</text:p>
      <text:p text:style-name="P1">| <text:s text:c="2"/>| <text:s text:c="2"/>| <text:s text:c="2"/>| <text:s text:c="2"/>33 &gt; 1</text:p>
      <text:p text:style-name="P1">| <text:s text:c="2"/>| <text:s text:c="2"/>| <text:s text:c="2"/>| <text:s text:c="2"/>| <text:s text:c="2"/>38 &lt;= 0</text:p>
      <text:p text:style-name="P1">| <text:s text:c="2"/>| <text:s text:c="2"/>| <text:s text:c="2"/>| <text:s text:c="2"/>| <text:s text:c="2"/>| <text:s text:c="2"/>27 &lt;= 7: 4 (16.0/4.0)</text:p>
      <text:p text:style-name="P1">| <text:s text:c="2"/>| <text:s text:c="2"/>| <text:s text:c="2"/>| <text:s text:c="2"/>| <text:s text:c="2"/>| <text:s text:c="2"/>27 &gt; 7</text:p>
      <text:p text:style-name="P1"><text:soft-page-break/>| <text:s text:c="2"/>| <text:s text:c="2"/>| <text:s text:c="2"/>| <text:s text:c="2"/>| <text:s text:c="2"/>| <text:s text:c="2"/>| <text:s text:c="2"/>12 &lt;= 15: 8 (18.0/9.0)</text:p>
      <text:p text:style-name="P1">| <text:s text:c="2"/>| <text:s text:c="2"/>| <text:s text:c="2"/>| <text:s text:c="2"/>| <text:s text:c="2"/>| <text:s text:c="2"/>| <text:s text:c="2"/>12 &gt; 15: 1 (47.0)</text:p>
      <text:p text:style-name="P1">| <text:s text:c="2"/>| <text:s text:c="2"/>| <text:s text:c="2"/>| <text:s text:c="2"/>| <text:s text:c="2"/>38 &gt; 0: 4 (167.0/12.0)</text:p>
      <text:p text:style-name="P1"/>
      <text:p text:style-name="P1">Number of Leaves <text:s/>: <text:tab/>53</text:p>
      <text:p text:style-name="P1"/>
      <text:p text:style-name="P1">Size of the tree : <text:tab/>105</text:p>
      <text:p text:style-name="P1"/>
      <text:p text:style-name="P1"/>
      <text:p text:style-name="P1">Time taken to build model: 0.1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2715 <text:s text:c="14"/>84.3168 %</text:p>
      <text:p text:style-name="P1">Incorrectly Classified Instances <text:s text:c="6"/>505 <text:s text:c="14"/>15.6832 %</text:p>
      <text:p text:style-name="P1">Kappa statistic <text:s text:c="25"/>0.8257</text:p>
      <text:p text:style-name="P1">Mean absolute error <text:s text:c="21"/>0.0416</text:p>
      <text:p text:style-name="P1">Root mean squared error <text:s text:c="17"/>0.155 </text:p>
      <text:p text:style-name="P1">Relative absolute error <text:s text:c="16"/>23.1102 %</text:p>
      <text:p text:style-name="P1">Root relative squared error <text:s text:c="12"/>51.6606 %</text:p>
      <text:p text:style-name="P1">Total Number of Instances <text:s text:c="12"/>322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47 <text:s text:c="4"/>0.004 <text:s text:c="5"/>0.962 <text:s text:c="4"/>0.947 <text:s text:c="4"/>0.954 <text:s text:c="5"/>0.992 <text:s text:c="3"/>0</text:p>
      <text:p text:style-name="P1">0.803 <text:s text:c="4"/>0.022 <text:s text:c="5"/>0.801 <text:s text:c="4"/>0.803 <text:s text:c="4"/>0.802 <text:s text:c="5"/>0.949 <text:s text:c="3"/>1</text:p>
      <text:p text:style-name="P1">0.828 <text:s text:c="4"/>0.019 <text:s text:c="5"/>0.83 <text:s text:c="5"/>0.828 <text:s text:c="4"/>0.829 <text:s text:c="5"/>0.955 <text:s text:c="3"/>2</text:p>
      <text:p text:style-name="P1">0.82 <text:s text:c="5"/>0.025 <text:s text:c="5"/>0.792 <text:s text:c="4"/>0.82 <text:s text:c="5"/>0.806 <text:s text:c="5"/>0.961 <text:s text:c="3"/>3</text:p>
      <text:p text:style-name="P1">0.804 <text:s text:c="4"/>0.025 <text:s text:c="5"/>0.769 <text:s text:c="4"/>0.804 <text:s text:c="4"/>0.786 <text:s text:c="5"/>0.964 <text:s text:c="3"/>4</text:p>
      <text:p text:style-name="P1">0.885 <text:s text:c="4"/>0.013 <text:s text:c="5"/>0.882 <text:s text:c="4"/>0.885 <text:s text:c="4"/>0.884 <text:s text:c="5"/>0.971 <text:s text:c="3"/>5</text:p>
      <text:p text:style-name="P1">0.918 <text:s text:c="4"/>0.008 <text:s text:c="5"/>0.932 <text:s text:c="4"/>0.918 <text:s text:c="4"/>0.925 <text:s text:c="5"/>0.987 <text:s text:c="3"/>6</text:p>
      <text:p text:style-name="P1">0.874 <text:s text:c="4"/>0.012 <text:s text:c="5"/>0.888 <text:s text:c="4"/>0.874 <text:s text:c="4"/>0.881 <text:s text:c="5"/>0.975 <text:s text:c="3"/>7</text:p>
      <text:p text:style-name="P1">0.773 <text:s text:c="4"/>0.021 <text:s text:c="5"/>0.8 <text:s text:c="6"/>0.773 <text:s text:c="4"/>0.786 <text:s text:c="5"/>0.96 <text:s text:c="4"/>8</text:p>
      <text:p text:style-name="P1">0.775 <text:s text:c="4"/>0.023 <text:s text:c="5"/>0.777 <text:s text:c="4"/>0.775 <text:s text:c="4"/>0.776 <text:s text:c="5"/>0.954 <text:s text:c="3"/>9</text:p>
      <text:p text:style-name="P1">Weighted Avg. <text:s text:c="3"/>0.843 <text:s text:c="4"/>0.017 <text:s text:c="5"/>0.844 <text:s text:c="4"/>0.843 <text:s text:c="4"/>0.843 <text:s text:c="5"/>0.96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304 <text:s text:c="2"/>1 <text:s text:c="2"/>1 <text:s text:c="2"/>3 <text:s text:c="2"/>3 <text:s text:c="2"/>2 <text:s text:c="2"/>3 <text:s text:c="2"/>0 <text:s text:c="2"/>1 <text:s text:c="2"/>3 | <text:s text:c="2"/>a = 0</text:p>
      <text:p text:style-name="P1">0 261 <text:s/>13 <text:s text:c="2"/>8 <text:s/>14 <text:s text:c="2"/>6 <text:s text:c="2"/>5 <text:s text:c="2"/>1 <text:s/>12 <text:s text:c="2"/>5 | <text:s text:c="2"/>b = 1</text:p>
      <text:p text:style-name="P1">1 <text:s/>18 269 <text:s/>12 <text:s text:c="2"/>3 <text:s text:c="2"/>2 <text:s text:c="2"/>2 <text:s text:c="2"/>1 <text:s/>14 <text:s text:c="2"/>3 | <text:s text:c="2"/>c = 2</text:p>
      <text:p text:style-name="P1">1 <text:s text:c="2"/>7 <text:s text:c="2"/>7 278 <text:s text:c="2"/>7 <text:s/>10 <text:s text:c="2"/>0 <text:s text:c="2"/>4 <text:s/>12 <text:s/>13 | <text:s text:c="2"/>d = 3</text:p>
      <text:p text:style-name="P1">3 <text:s text:c="2"/>4 <text:s text:c="2"/>0 <text:s text:c="2"/>2 246 <text:s text:c="2"/>6 <text:s text:c="2"/>9 <text:s text:c="2"/>7 <text:s/>10 <text:s/>19 | <text:s text:c="2"/>e = 4</text:p>
      <text:p text:style-name="P1">1 <text:s text:c="2"/>0 <text:s text:c="2"/>0 <text:s/>11 <text:s text:c="2"/>5 285 <text:s text:c="2"/>2 <text:s text:c="2"/>0 <text:s text:c="2"/>6 <text:s/>12 | <text:s text:c="2"/>f = 5</text:p>
      <text:p text:style-name="P1">1 <text:s text:c="2"/>5 <text:s/>10 <text:s text:c="2"/>0 <text:s/>11 <text:s text:c="2"/>0 303 <text:s text:c="2"/>0 <text:s text:c="2"/>0 <text:s text:c="2"/>0 | <text:s text:c="2"/>g = 6</text:p>
      <text:p text:style-name="P1">0 <text:s text:c="2"/>0 <text:s text:c="2"/>4 <text:s text:c="2"/>7 <text:s/>16 <text:s text:c="2"/>1 <text:s text:c="2"/>0 284 <text:s text:c="2"/>2 <text:s/>11 | <text:s text:c="2"/>h = 7</text:p>
      <text:p text:style-name="P1">2 <text:s/>21 <text:s/>17 <text:s text:c="2"/>9 <text:s text:c="2"/>8 <text:s text:c="2"/>5 <text:s text:c="2"/>1 <text:s text:c="2"/>8 248 <text:s text:c="2"/>2 | <text:s text:c="2"/>i = 8</text:p>
      <text:p text:style-name="P1">3 <text:s text:c="2"/>9 <text:s text:c="2"/>3 <text:s/>21 <text:s text:c="2"/>7 <text:s text:c="2"/>6 <text:s text:c="2"/>0 <text:s/>15 <text:s text:c="2"/>5 237 | <text:s text:c="2"/>j = 9</text:p>
      <text:p text:style-name="P1"/>
      <text:p text:style-name="P1"><text:soft-page-break/>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1:26:10.617822504</meta:creation-date>
    <dc:date>2016-12-03T01:29:37.535206046</dc:date>
    <meta:editing-duration>PT3M27S</meta:editing-duration>
    <meta:editing-cycles>1</meta:editing-cycles>
    <meta:document-statistic meta:table-count="0" meta:image-count="0" meta:object-count="0" meta:page-count="58" meta:paragraph-count="2791" meta:word-count="22972" meta:character-count="93489" meta:non-whitespace-character-count="43650"/>
    <meta:generator>LibreOffice/5.2.2.2$Linux_X86_64 LibreOffice_project/20m0$Build-2</meta:generator>
  </office:meta>
</office:document-meta>
</file>